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6.02.29 16:06   |   <text:a xlink:type="simple" xlink:href="http://palinfo.habago.org/Entry?Command=Information_PrintForum&amp;iPage=282#FORUM34269"><text:span text:style-name="T2">#</text:span></text:a></text:p>
      <text:p text:style-name="P2"><text:span text:style-name="T3"><text:line-break/><text:line-break/></text:span>沒有詩人一般的文采，我如何可能說出心裏的感情？<text:span text:style-name="T3"><text:line-break/><text:line-break/></text:span>我要說的不是某一種主張或見解，而是一種感受，來自影像之中。你必須看著影像：<text:span text:style-name="T3"><text:line-break/><text:line-break/>https://www.youtube.com/watch?v=x1mNQTUbhbM<text:line-break/><text:line-break/></text:span>然後，我心裏那個難以言喻的世界，或許才有可能連結到你心中。<text:span text:style-name="T3"><text:line-break/><text:line-break/></text:span>文字上，我能表達的只是皮毛。有些東西，例如人性，帶來一種致命的挫折感，就像至親死去那樣一種絕望無助。上帝不管存不存在，我們都需要祂，祂是一種必然性，我們非要祂不可，否則生命實在很難走下去。<text:span text:style-name="T3"><text:line-break/><text:line-break/></text:span>宇宙那麼大，星星多到無法想像，這個星球是那個巨大星球的幾萬億倍大，另一個更大的星球又是大到根本數不清的倍數。幾萬億光年外傳來一個宇宙盛事，不過是浩瀚天地的一點細微光影，而人呢？渺小到連渺小都稱不上，但我們卻無法看淡自己，微塵般的生命卻有著如此巨大的痛苦。你想為這一切苦難做點什麼，但你終究能做些什麼？即便你有千手百足，即便熊熊烈火你願把一己生命化成灰，苦難依舊無動分毫，就像在浩瀚汪洋中灑下幾滴熱淚那般無濟於事。人終究不可能救自己。<text:span text:style-name="T3"><text:line-break/><text:line-break/></text:span>政治扭曲了觀看世界的方式。主流勢力要我們以他們想要的方式看世界。誰是主流勢力的盟友，他所犯下的罪行就會被一筆抹去；誰是主流勢力的敵人，罪惡就會被無限渲染擴大，藉以做為一種製造更大悲劇與痛苦的武器。政治扭曲了我們看待世界方式的同時，也扭曲了人性。說到底，人性真會有那麼大的落差嗎？碎了我的心的事，難道你真能無動於衷，甚且歡欣鼓舞？假若這位婦女是你媽媽、你姐妹、你妻女呢？你肯定會有感覺。但是，難道就因為她只是千里之外一個陌生女子，你就失去了憐憫？即便法庭指控為真，即便他真的犯下罪行<text:span text:style-name="T3"><text:s/>(</text:span>聽起來是莫須有的罪名<text:span text:style-name="T3">)</text:span>，難道她臨死的驚駭與痛苦就不值得你的一絲憐憫？你我這一生，若真要論起罪來，恐怕全數都得上斷頭台，哪個成年人敢在大海面前訴說自己的無辜清白？<text:span text:style-name="T3"><text:line-break/><text:line-break/></text:span>陳真<text:span text:style-name="T3"><text:line-break/><text:line-break/>======================<text:line-break/><text:line-break/></text:span>沙烏地阿拉伯公開梟首一婦女<text:span text:style-name="T3"><text:line-break/><text:line-break/>2015.01.17<text:line-break/><text:line-break/></text:span>沙烏地阿拉伯在聖城麥加公開將一位婦女斬首。斬首影片被路人側錄上網，引起軒然大波，阿國當局已經逮捕了拍攝影片的人。影片顯示蕾拉‧巴辛（<text:span text:style-name="T3">Layla bin Abdul Mutaleb Bassim</text:span>）被警察拖到一個像是停車場的地方，跪在地上拼命大喊「我沒殺人，我不會原諒你，這是不公平的<text:span text:style-name="T3">……</text:span>」四個警官抓住她的手腳，行刑人用一把劍砍她的脖子三下才人頭落地。沙國的國營媒體說，巴辛女士因為強暴、謀殺她六歲大的繼女，判刑定讞。<text:span text:style-name="T3"><text:line-break/><text:line-break/></text:span>人權組織表示，沙國正在大力整肅異議分子，以公開處決的方式殺雞儆猴，散播恐懼的氣氛。<text:span text:style-name="T3"><text:line-break/><text:line-break/></text:span>沙國的人權紀錄，近幾週引起國際公憤，尤其是一個年輕的沙國部落客架因設了一個自由的論壇，被判處「侮辱伊斯蘭罪」，刑罰之一是公開鞭打一千下，分成二十次執行，一次打五十下。另外，兩位婦女則因為在沙國駕車，而被當成恐怖份子對待。<text:span text:style-name="T3"><text:line-break/><text:line-break/></text:span>沙國當局公開了蕾拉‧巴辛的罪行細節：她丈夫前妻的女兒，被她拿一根掃把強姦，然後毆打致死。蕾拉‧巴辛的公開處決，在沙國引發公開死刑的辯論，特別是「婦女是否該公開處決」的問題。網路上有許多人表示，至少應該體恤婦女，避免公開處決。但是死刑仍普遍獲得沙國人的支持。<text:span text:style-name="T3"><text:line-break/><text:line-break/></text:span>沙烏地阿拉伯也因為不肯放過兩個女人在沙國駕車的「罪」，而引起國際公憤。二十五歲的哈特露（<text:span text:style-name="T3">Lujain al-Hathlool</text:span>）以及三十三歲的阿穆迪（<text:span text:style-name="T3">Maysa al-Amoudi</text:span>），去年十一月從阿拉伯聯合大公國駕車進入沙國後，隨即被逮捕。她們的案子居然被移交給專門審理蓋達組織成員的專門法庭審理。</text:p>
      <text:p text:style-name="P1"><text:span text:style-name="T1">王修亮</text:span><text:s/>  |  2016.02.29 11:34   |   <text:a xlink:type="simple" xlink:href="http://palinfo.habago.org/Entry?Command=Information_PrintForum&amp;iPage=282#FORUM34268"><text:span text:style-name="T2">#</text:span></text:a></text:p>
      <text:p text:style-name="P3">忽然想起林書楊先生應該是福建人，手書誤植，抱歉。</text:p>
      <text:p text:style-name="P1"><text:span text:style-name="T1">王修亮</text:span><text:s/>  |  2016.02.29 11:07   |   <text:a xlink:type="simple" xlink:href="http://palinfo.habago.org/Entry?Command=Information_PrintForum&amp;iPage=282#FORUM34267"><text:span text:style-name="T2">#</text:span></text:a></text:p>
      <text:p text:style-name="P2">這幾日為二二八說了一些話，回答了一位人士的質疑。<text:span text:style-name="T3"><text:line-break/><text:line-break/></text:span>林書楊先生我非常敬佩他，並非因為他是本省人，也並非他支持共產主義，更不是他支持統一。而是他抱持著理想，他的理想並不是為了一己權勢利益，而是希望國家、世界能更好。他幾乎被關了一輩子，但是造次必於是，顛沛必於是，從來沒有因為任何原因改變過自己的理想與行為。<text:span text:style-name="T3"><text:line-break/></text:span>我敬佩這樣的人，我想我做不到，只能心嚮往之。<text:span text:style-name="T3"><text:line-break/><text:line-break/></text:span>我知道當年黨外台獨也有許多這樣的人，他們不只是為自己的傷痛、利益，而是為國為民的理想。我膜拜過，也當然對大部分都失望過。但是有極少數支持獨立的人，現在仍然受我尊敬。<text:span text:style-name="T3"><text:line-break/></text:span>這樣的人，不論是支持統一還是獨立，我都毫無異議的支持他們主導轉型正義，他們是知行合一的理想人。不是我以及我身邊的鄰居而已，他們真正了解甚麼叫正義。<text:span text:style-name="T3"><text:line-break/><text:line-break/></text:span>然而，正如您所說的，這麼簡單的事情這麼簡單可以做到的正義，不過就是把當年資料調出來，把作惡人的名單謄寫出來，按部就班地追究責任，有那麼難嗎<text:span text:style-name="T3">?</text:span>自民國<text:span text:style-name="T3">38</text:span>年來，台灣並沒有戰亂，各種資料整理得很齊全，不難收集調查，為甚麼不論哪一黨執政，這麼簡單的轉型正義為何不做？<text:span text:style-name="T3"><text:line-break/></text:span>因為不能做，所以不想做！！！！<text:span text:style-name="T3"><text:line-break/></text:span>做這事情很快，做好之後，就真的和解了！<text:span text:style-name="T3"><text:line-break/></text:span>就不再有理由可以在選舉時喊仇恨、衝選票了！<text:span text:style-name="T3"><text:line-break/></text:span>這就是台灣的政治，自私冷血無恥的政治手法，自私冷血無恥的政客。<text:span text:style-name="T3"><text:line-break/><text:line-break/></text:span>他們和當年的夏潮、當年的黨外、當年的理想與堅持完全是兩回事。當年喊正義，親身執行正義。現在喊正義，極力避免執行正義，以免正義完成後，手上缺了圖利的工具。<text:span text:style-name="T3"><text:line-break/><text:line-break/></text:span>正如當年我在教師團體談判中，極力要求教師的１８％優惠利息調降為至少剩８％，實施某種正義。結果陳水扁選擇的是優惠儲蓄基本金減半，教師１８％利息實質所得減少一半，但利率一樣維持在１８％。<text:span text:style-name="T3"><text:line-break/></text:span>為甚麼？因為一般人搞不清楚甚麼「優惠儲蓄基本金減半」，不懂得我們已經減少了一萬元以上的收入，只知道「唉唷！你們改了半天還是領１８％喔！」<text:span text:style-name="T3"><text:line-break/><text:line-break/></text:span>取消１８％很難嗎？不會啊！陳水扁已經取消教師利息一萬多元了，只剩一萬元，為何不一次清掉？為何不降低利率到８％、４％？為何故意還保留個「１８％」？<text:span text:style-name="T3"><text:line-break/></text:span>留一個根，好方便以後繼續操作，繼續抗爭、繼續罵，來離間人心，取得選票啊！這叫做正義嗎？<text:span text:style-name="T3"><text:line-break/><text:line-break/></text:span>所以我只好自己退掉了１８％，我知道還有朋友比我先退掉，我想，我們至少比某人罵１８％還領１８％有點正義。但是我自心知道，這其中並沒有真正正義的存心，教師被自私無情無恥的政治手法所抹黑陷害，即使我們默默退掉１８％，整個社會還是在政客的刻意保留、操作下罵我們，政客也欠我一個正義。<text:span text:style-name="T3"><text:line-break/><text:line-break/></text:span>當年的二二八我父母經歷過，當年的白色恐怖我自己親身經歷過。閩南客家外省原民，都有死人，都有關人，外省人少，比例上卻死不少，關很多，因為我們最多「匪諜」。<text:span text:style-name="T3"><text:line-break/></text:span>我親眼看到同學的父親舉報兒子是匪諜，只為了保住妻子和其他孩子的性命，大家都知道兒子是被父親的政敵所陷害的，但只能眼睜睜的看著憲兵帶走他，永遠沒有回來，沒人敢講話，否則你就是匪諜。<text:span text:style-name="T3"><text:line-break/></text:span>從此我沒辦法用眼睛直視我那位同學，痛！羞恥我不敢力爭，我也有家人要保護！可是我沒辦法再直視他！！<text:span text:style-name="T3"><text:line-break/></text:span>哪個時代，這種悲劇很多。我知道他們家永遠得不到正義，卻終身背負著外省人是二二八殘害者的原罪！<text:span text:style-name="T3"><text:line-break/><text:line-break/></text:span>誰讓我們的社會得不到正義，卻持續撕裂的？<text:span text:style-name="T3"><text:line-break/></text:span>我已經不奢望政客能給我們正義了！他們和當年的夏潮、黨外完全不同，他們只剩下自私的冷血無恥，沒有正義。他們不但不執行正義，還以繼續撕裂的方式進行消費與獲利。台灣會走向何方？我的孩子將來會活在怎樣可怕氛圍的社會？<text:span text:style-name="T3"><text:line-break/><text:line-break/></text:span>讓民間自己想辦法和解吧！你所知道的，我所知道的，不都是真正的真實嗎？我們沒有力量，人民的力量總被錯誤的託付在錯誤的政客手中，但是，我們還剩一支筆，我們要把自己看到、知道的真實記錄下來。<text:span text:style-name="T3"><text:line-break/></text:span>我正打算把自己所知道的事實記錄下來，成為紮實的野史，並且不要忘記，我們的父母鄰居，在當年殘酷的戰爭中，都有過血淚和仇恨，那些都不是「我們」的錯，我們得要學著彼此和解，彼此重新找回甚麼叫「同胞」、「鄰居」，更重要的，我們是一個「人」，不論贊成獨立或統一，不論是閩南客家外省原民，我們都是人，人可以互相仇恨，也可以互相討論和解。如果要正義，就看我們的存心與行動了！<text:span text:style-name="T3"><text:line-break/></text:span>只有「人」才會真心求取到正義。<text:span text:style-name="T3"><text:line-break/><text:line-break/></text:span>蔣中正當然有他的錯誤與專制，「以直報怨」當然是正義，但是不需要用極端的方式把他打成萬惡不赦。那不是正義，那是另一種不正義。<text:span text:style-name="T3"><text:line-break/></text:span>國民黨當然有無數的貪污跋扈，但是其中多少人也為國為民犧牲奉獻過！國民黨是一個「黨」，但其中是無數個別的「人」。對國民黨的正義該怎樣做？我們也需要好好思考。<text:span text:style-name="T3"><text:line-break/><text:line-break/></text:span>你說的或許沒錯，真正的轉型正義或許是如此。把當年誰做過甚麼事誰殺過甚麼人都揪出來，一個個算帳。<text:span text:style-name="T3"><text:line-break/></text:span>但是，在當年那樣的戰亂之中，所有殺過人的人，都該今天拉出來槍斃嗎？包括執行上級命令的人？我當年眼睜睜看著同學的家庭受迫害，不敢出聲，我不正義，我該受逞罰嗎？<text:span text:style-name="T3"><text:line-break/></text:span>追究責任這方式，怎樣執行，才能達到公平正義？<text:span text:style-name="T3"><text:line-break/><text:line-break/></text:span>正義從來就不是極端單一的價值，正義是堅忍的心與繁瑣的持續行為，是在激憤悲痛中努力保持平衡，想要正義，要花許多心力去慢慢思考、討論、執行。否則幾十年後，會有另一批人來向我們討正義。<text:span text:style-name="T3"><text:line-break/><text:line-break/></text:span>所以，我才會說：<text:span text:style-name="T3"><text:line-break/></text:span>我們總是急於將彼此畫成對立的陣營，總是急於將不同說法的人畫成別有用心，總是堅持自己的正義才是真實的定義。<text:span text:style-name="T3"><text:line-break/></text:span>或許，我們該在這眼花撩亂的世代，先試著看看真正的歷史資料，試著先找回沉靜的心，試著把所有人看成生活在我身邊的普通鄰居，有愛有恨，有肉有情，常常犯錯也都還善良著。<text:span text:style-name="T3"><text:line-break/></text:span>我們都受到歷史命運的撥弄，其實都是希望台灣更好，不論是贊成台獨，或是支持統一，其實，原意不都是為了希望台灣將來更好，子孫將來能安全幸福的在此生活嗎<text:span text:style-name="T3">?<text:line-break/></text:span>仔仔細細、安安靜靜的據實客觀討論，不再從陰謀勾心鬥角，不才是台灣真正的希望嗎？<text:span text:style-name="T3"><text:line-break/><text:line-break/></text:span>我說過自己不善於論政治，因為我自知是相當情緒化的人，很容易激動，加上視野窄小，眼光狹隘，思想不周全，因此很怕自己有所偏差。但是畢竟我也努力的想做好一個人，除了在自己的專業上精進付出，當然也想讓台灣更好，想把誤會和衝突盡己之力化解，我努力了，希望我將來做得更好。謝謝你的提醒與說明，激發我的深思與反省。<text:span text:style-name="T3"><text:line-break/></text:span>我是教師，是個永遠抱有希望的人，不會拘束於現狀而對台灣死心。</text:p>
      <text:p text:style-name="P1"><text:span text:style-name="T1">楊宗和</text:span><text:s/>  |  2016.02.29 03:15   |   <text:a xlink:type="simple" xlink:href="http://palinfo.habago.org/Entry?Command=Information_PrintForum&amp;iPage=282#FORUM34266"><text:span text:style-name="T2">#</text:span></text:a></text:p>
      <text:p text:style-name="P3">這樣說我懂了。<text:span text:style-name="T3"><text:line-break/><text:line-break/></text:span>唸大學的時候有個教授酷愛古典音樂，花了多年的時候收藏了許多舊式黑膠唱片還有<text:span text:style-name="T3">CD</text:span>。有一回我們一夥同學去他家，他對我們分享了一個心得：他在大學的時候，聽音樂只能透過破破爛爛的收音機，音樂經常都是混雜著靜電干擾的噪音，可是那時只要聽到德弗札克新世界交響曲第二樂章那段「念故鄉」，耳朵就會「尖起來」；現在有了很好的音響設備，唱片與<text:span text:style-name="T3">CD</text:span>，當年的感動卻都不再了。<text:span text:style-name="T3"><text:line-break/><text:line-break/></text:span>以貌取人或是用既定的價值論斷人，古今中外都如此；就連<text:span text:style-name="T3"><text:s/>Salieri </text:span>一開始不也認為能譜出「此曲只應天上有」的莫札特應該是儀表堂堂，儀態優雅的紳士？<text:span text:style-name="T3"><text:line-break/><text:line-break/></text:span>遵循著自己聽到的不一樣的鼓聲獨行是件難事；如果世間真有陰陽眼，他們是很辛苦的：能清楚看到眾人無可見之事物，眾人卻認為他們瘋狂。</text:p>
      <text:p text:style-name="P1"><text:span text:style-name="T1">陳真</text:span><text:s/>  |  2016.02.29 02:38   |   <text:a xlink:type="simple" xlink:href="http://palinfo.habago.org/Entry?Command=Information_PrintForum&amp;iPage=282#FORUM34265"><text:span text:style-name="T2">#</text:span></text:a></text:p>
      <text:p text:style-name="P2">一個人可以做好事也可以做壞事，但最好別做窩囊沒出息的事。這些年，市面上不是一堆過去恐怖時代從未聽聞的威武愛台志士突然全都英勇地冒出來嗎，帶領一些蠢到爆的學生之類，整天對付蔣公與國父銅像。<text:span text:style-name="T3"><text:line-break/><text:line-break/></text:span>吃飽太閒幹些蠢事自然也是一種自由，但讓人不可思議的不是他們的行為，而是他們威武不能屈、顧盼自雄的態度。這恐怕會比你當今在伊拉克整天對付海珊銅像還更可笑。畢竟海珊幾年前才剛被美國人殺死，但是蔣公國父都民國幾年前的事了，甚至早已被抹黑成彷彿全然一無是處的過街老鼠。<text:span text:style-name="T3"><text:line-break/><text:line-break/></text:span>對付國父、蔣公其實還不夠威武，理應摧毀所有日據時代的殖民遺跡、遺毒才對，搗毀所有日本料理店和所有日本商品，最好上溯到荷蘭時期的種種遺毒遺跡也應一併殲滅。你看，可笑的大陸，竟然還有長城，那可是暴君秦始皇的千古罪行遺跡啊，犧牲十萬條人命才蓋成，豈可讓它繼續污染祖國大地。<text:span text:style-name="T3"><text:line-break/><text:line-break/></text:span>另外還有故宮、紫禁城以及歷代君王的遺跡遺毒、帝王陵寢、兵馬俑等等等等等等，就像埃及的金字塔，全都是專制遺毒，竟然遍佈祖國，到處都是，是可忍孰不可忍，怎麼可以向聯合國申請世界遺產，應該統統一把火燒掉才對。<text:span text:style-name="T3"><text:line-break/><text:line-break/></text:span>當我們談起這樣那樣無日無之的各種令人痛苦的愚蠢荒唐行徑，竟出之以玩笑，多少意味著你家的事已經不再是我家的事。這個島要怎麼個腐爛法，我也管不著了，只求個清靜與安全，盼望有一天，能夠跟這個島一清二楚，輕重各自一方，再無瓜葛。<text:span text:style-name="T3"><text:line-break/><text:line-break/></text:span>善惡或可共一軛，輕重卻是難與同。世上好壞全可忍，唯獨輕難耐。輕薄窩囊可笑之事最難忍耐。</text:p>
      <text:p text:style-name="P1"><text:span text:style-name="T1">鄭豐遠</text:span><text:s/>(<text:span text:style-name="T1">啟承</text:span>)   |  2016.02.28 23:33   |   <text:a xlink:type="simple" xlink:href="http://palinfo.habago.org/Entry?Command=Information_PrintForum&amp;iPage=282#FORUM34264"><text:span text:style-name="T2">#</text:span></text:a></text:p>
      <text:p text:style-name="P3">我沒啥謎學造脂，只能熊熊想到大便什麼的<text:span text:style-name="T3"><text:s/>(</text:span>忽然又想到一個，什麼動物能在火上跑<text:span text:style-name="T3">? </text:span>答案又是熊<text:span text:style-name="T3">) </text:span>不過我親叔叔據說是燈謎大家，不但會出燈謎，而且會畫畫，還出畫謎。在此提供一則給大家猜猜<text:span text:style-name="T3">:<text:line-break/><text:line-break/>http://i.imgur.com/KO7PAxC.gif<text:line-break/><text:line-break/></text:span>猜一資訊產品。</text:p>
      <text:p text:style-name="P1"><text:span text:style-name="T1">鄭豐遠</text:span><text:s/>(<text:span text:style-name="T1">啟承</text:span>)   |  2016.02.28 23:26   |   <text:a xlink:type="simple" xlink:href="http://palinfo.habago.org/Entry?Command=Information_PrintForum&amp;iPage=282#FORUM34263"><text:span text:style-name="T2">#</text:span></text:a></text:p>
      <text:p text:style-name="P2">世界和平和熊熊想大便都是我亂出的，我當然沒有什麼謎學造脂，純綷瞎扯，唐欽孝先生的詩若不先知道答案，我是猜不出來的。<text:span text:style-name="T3"><text:line-break/><text:line-break/></text:span>我倒是第一次聽說燈謎也屬於中國毒素，他牛的，那什麼不是中國毒素<text:span text:style-name="T3">? <text:line-break/><text:line-break/></text:span>這也叫中國毒素，他牛的，那台語就是不折不扣的中國毒素，因為台語是從人家中國閩南流傳過來的。我有一次到中國出差，一早到飯店樓下餐廳用餐，看到四五個人圍在桌上談生意，似乎為了不讓其他人聽懂，故意用閩南話交談<text:span text:style-name="T3"><text:s/>(</text:span>從其眼神判斷，且當地講普通話<text:span text:style-name="T3">)</text:span>，他們不知道我是台灣人，聽得一清二楚。那奇特的閩南口音讓我不禁心裡油然冒起一股感動，原來袓宗在這裡。<text:span text:style-name="T3"><text:line-break/><text:line-break/></text:span>台灣人之有意去中化似乎到了一種瘋狂的地步，講個笑話，愛台灣的台灣人有一天終於受不了了，決定成立「全民愛台仇中委員會」，把一切去中化，只要名字裡有<text:span text:style-name="T3">"</text:span>中<text:span text:style-name="T3">"</text:span>都不行，一律改成<text:span text:style-name="T3">"</text:span>台<text:span text:style-name="T3">"</text:span>。於是日後咱台字發光發熱，出現以下現象<text:span text:style-name="T3">:<text:line-break/><text:line-break/></text:span>台中一中改成台台一台<text:span text:style-name="T3"><text:line-break/></text:span>台中女中改成台台女台<text:span text:style-name="T3"><text:line-break/></text:span>中醫改成台醫<text:span text:style-name="T3"><text:line-break/></text:span>中古車改成台古車<text:span text:style-name="T3"><text:line-break/></text:span>中央山脈改成台央山脈<text:span text:style-name="T3"><text:line-break/></text:span>中秋節改成台秋節<text:span text:style-name="T3"><text:line-break/>XX</text:span>黨中央黨部改成台央黨部<text:span text:style-name="T3"><text:line-break/></text:span>國父改成孫台山<text:span text:style-name="T3"><text:line-break/></text:span>萬惡的蔣公改成蔣台正<text:span text:style-name="T3"><text:s/>(</text:span>聽起來就不邪惡了<text:span text:style-name="T3">)<text:line-break/><text:line-break/></text:span></text:p>
      <text:p text:style-name="P1"><text:span text:style-name="T1">陳真</text:span><text:s/>  |  2016.02.28 18:04   |   <text:a xlink:type="simple" xlink:href="http://palinfo.habago.org/Entry?Command=Information_PrintForum&amp;iPage=282#FORUM34262"><text:span text:style-name="T2">#</text:span></text:a></text:p>
      <text:p text:style-name="P3">人家日本王子及公主聽到我回答說我有時候會聽古典音樂，都已經笑到抽筋；當我進一步回答說我最喜歡莫札特，他們小倆口當然更是笑到差點氣喘發作。這沒什麼好奇怪，這就好像你會不會相信街角某個蓬頭垢面衣衫襤褸的流浪漢其實擁有某種你難以企及的深刻心靈？當你聽到阿匹婆說她最喜歡康德哲學及歌德大文豪的作品時，你會不會覺得很滑稽很可笑？<text:span text:style-name="T3"><text:line-break/><text:line-break/></text:span>台灣人，日本人，印度人，印尼人，越南人，似乎亞洲人都差不多，也許西方人也好不了多少。人是這樣一種生物，他基本上是根據肉眼來看待世界的。更具體地講，他是根據社會的某種量化指標以及形象塑造與呈現來判斷一個人的心靈、智能乃至人品高低。<text:span text:style-name="T3"><text:line-break/><text:line-break/></text:span>所謂高雅的藝術，琴棋書畫等等，往往屬於某個階級。我敢這麼說，<text:span text:style-name="T3">100</text:span>個會彈琴會畫畫、懂得許多樂器樂理、看過無數歌劇、經常趕場各種所謂藝術影展、喜歡吊書袋寫什麼影評的，<text:span text:style-name="T3">100</text:span>個大概有<text:span text:style-name="T3">99</text:span>個都是藝術白癡。他們不是真的喜歡什麼藝術，他們只是覺得這樣很炫，很優雅，加上他們優渥的出身背景，大多從小就學了許多所謂才藝，琴棋書畫樣樣都會。<text:span text:style-name="T3"><text:line-break/><text:line-break/></text:span>那兩個日本鬼子就是這樣，經常聽他們在誇說他們在英國已經看了兩百七十幾場的歌劇，不管多昂貴，他們都說藝術無價，值得。而我呢，我在英國十年，連一場歌劇也沒看過。唯一看過的一齣是普契尼的<text:span text:style-name="T3">Tosca</text:span>，是在捷克布拉格花了台幣不到<text:span text:style-name="T3">50</text:span>元買的黃牛票<text:span text:style-name="T3">(</text:span>看一個捷克阿伯深夜寒風中還在賣黃牛票，有點不忍心，所以才跟他買<text:span text:style-name="T3">)</text:span>，買在最後一排。記得劇裏好像有人上吊，因為坐在最後面，只能看到吊死者的一雙腳丫，都還看不到全屍。<text:span text:style-name="T3"><text:line-break/><text:line-break/></text:span>老實說，別說在英國看歌劇動輒數千元起跳，就算歌劇是免費的，我也沒什麼動機想去看，因為感覺不對，氣味不對。至於不對在哪，我也說不上來，就只覺得彆扭做作，況且也沒聽過誰唱得特別好或排演得特別好的。但是，<text:span text:style-name="T3">"</text:span>高雅的藝術愛好者<text:span text:style-name="T3">" </text:span>就不是這樣了，他們聽的都是百萬音響，用的都是二十萬起跳的名貴相機。而我呢，我一直到<text:span text:style-name="T3">1992</text:span>年左右在馬偕醫院工作時才買了生平第一個<text:span text:style-name="T3">CD</text:span>播放器，大約是一千八買的。你想，高雅的藝術者看了你這種寒酸樣，連那樣的一千多元音質你也聽得下去？你想，人家會如何看待你？<text:span text:style-name="T3"><text:line-break/><text:line-break/></text:span>面對藝術，高雅的藝術愛好者們會尖叫，會唯恐天下不知地狂喜狂悲，會熱淚盈眶，會這樣那樣；說起藝術來，更是特愛分析，無數專業術語，讓人有聽沒有懂，像個評論人似的，有時我都不知道他們究竟是在看電影、聽音樂，還是在想電影、想音樂，是不是用錯大腦區塊了？<text:span text:style-name="T3"><text:line-break/><text:line-break/></text:span>說起音樂與作曲，一堆專有名詞我是根本一個也不懂，我連五線譜至今都看不懂，我得慢慢數半天，才知道該發出什麼音。曾經被迫參加合唱團，純粹只是因為音質低沉迷死人，倒是跟音樂扯不上半點關係。平常跟人講話，也只是講一些在旁人聽起來也許很幼稚無知或低俗或自曝其短、自貶身價的蠢話傻話，絕不會去講什麼音樂、藝術、琴棋書畫的；在社會形象的呈現上，不折不扣就是個藝術白癡兼文化低能兒。說來其實也是某種事實，我從小到大最怕音樂課和美術課，樂理看不懂，美術課幾乎都是徘徊在<text:span text:style-name="T3"><text:s/>"</text:span>丙<text:span text:style-name="T3">" </text:span>左右。這時候，人家精通十五種樂器、看過三百場歌劇、隨手就能畫出美美的圖、拍出美美照片的公主與王子，當他聽到你說最喜歡莫札特時，笑到抽筋就已經算很有修養的了。<text:span text:style-name="T3"><text:line-break/><text:line-break/></text:span>不光是音樂，任何事情都一樣。比方說，我若對著崇拜綠色人渣的綠色粉絲們<text:span text:style-name="T3"><text:s/>(</text:span>乃至一般人其實也一樣<text:span text:style-name="T3">)</text:span>，我若跟他們說我在政治上或社運上有過哪些極具關鍵性的長年貢獻，家破人亡，生死以之；不用多，我只需講個百分之一的作為，你想，人們聽了，是不是會很尷尬，以為我在吹牛，以為我很想膨漲自己，或直接笑破肚皮都有可能。再比方說，十年前或許大家會信，但現在我若跟任何一個台灣學界的人說，我自信擁有足以流傳於世的某種學術能力與哲學天賦；或是跟人說，我的指導教授說他教書三十年，我是他無數學生中最優秀的三位學生之一，你想，大家聽了是不是會笑到滿地找牙。<text:span text:style-name="T3"><text:line-break/><text:line-break/></text:span>理解人事物是一種能力，我相信這樣一種並非訴諸肉眼的能力，恰恰就是一種藝術欣賞能力。具有這樣一種能力者，老實說，我一生沒見過幾個。我這樣講，純粹是實話，但是我知道各位聽了恐怕會很不以為然，以為我驕傲，但我沒有一絲驕傲之意，我反倒是懷著很深的痛苦來講這樣一些話。因為，做為一個異類，天底下最好的禮物不過就是情感與理解，就像聶隱娘裏那隻鸞，看到鏡子，以為是同類，不禁發出悲鳴，終日狂舞而絕。我的評價當然不一定對，也許各位才是藝術天才哲學天才，而我只是一介莽夫也說不定。但不管怎麼樣，我這樣講，不管講對講錯，都不是出於任何虛榮與驕傲，而是出於揮之不去的巨大痛苦。<text:span text:style-name="T3"><text:line-break/><text:line-break/></text:span>很奇怪的是，我明明有的東西，沒有人相信；而我明明沒有的東西，大家卻硬是認定我有一大堆，例如鈔票。為什麼呢？因為我是醫生。醫生怎麼可能沒錢？但我確實就是沒錢，比起窮人當然有錢，但是比起絕大多數人卻差多了。</text:p>
      <text:p text:style-name="P1"><text:span text:style-name="T1">楊宗和</text:span><text:s/>  |  2016.02.28 15:41   |   <text:a xlink:type="simple" xlink:href="http://palinfo.habago.org/Entry?Command=Information_PrintForum&amp;iPage=282#FORUM34261"><text:span text:style-name="T2">#</text:span></text:a></text:p>
      <text:p text:style-name="P2">當初念大學的時候，一個特別喜歡貝多芬的好朋友有一次對我說（我特別喜歡莫札特）他覺得莫札特的音樂「沒有什麼感情」；因為大家很熟，我就直接回他「你如果非要聽大鑼大鼓的才會感動，那是你自己的感情不夠纖細，怪不得別人」。這麼說只是為了虧他，我對貝多芬沒有任何不滿。<text:span text:style-name="T3"><text:line-break/><text:line-break/></text:span>不過我很難了解為何聽到陳真喜歡莫札特的作品會覺得可笑？難道莫札特的作品不算古典音樂？<text:span text:style-name="T3"><text:line-break/><text:line-break/></text:span>當初聽不少人說海角七號很好看，有一年搭機回台灣的時候剛好機上電影院有，我就看了起來；結果開頭才三分鐘吧，看到那個男的（甚至不知道他是不是主角）把吉他往地上一邊摔一邊罵「操你媽的台北！」，我就換電影了。我沒辦法忍受這種煽情做作的對白。十八歲的時候也許可以，但是當時已經四十多了。那種感受和當時看「鐵達尼號」差不多。</text:p>
      <text:p text:style-name="P1"><text:span text:style-name="T1">陳真</text:span><text:s/>  |  2016.02.28 11:59   |   <text:a xlink:type="simple" xlink:href="http://palinfo.habago.org/Entry?Command=Information_PrintForum&amp;iPage=282#FORUM34260"><text:span text:style-name="T2">#</text:span></text:a></text:p>
      <text:p text:style-name="P3">昨天貼的，後來覺得有點八卦，所以自行刪掉後半段。事後想想其實也沒什麼，所以就再度全文貼上。在台灣，不要說百分百的言論自由，我個人恐怕連百分之一的言論自由都沒有。王大師說得對，<text:span text:style-name="T3">”</text:span>台灣有言論自由，但你敢自由言論嗎？<text:span text:style-name="T3">”<text:line-break/><text:line-break/></text:span>陳真<text:span text:style-name="T3"><text:line-break/><text:line-break/>=================<text:line-break/></text:span>有人說，我批評漫畫會得罪或傷害許多人，因為看漫畫、打電動及線上遊戲等等等，幾乎是台灣年輕人的一種普遍生活方式，甚至是每天的例行事項。<text:span text:style-name="T3"><text:line-break/><text:line-break/></text:span>這些事，在個人層次上沒有問題，純粹個人自由；但我畢竟不是想妨害大家的自由，而只是在描述一種普遍現象；就好像批評升學主義並不是批評升學一樣，更不是在批評誰想升學的自由。<text:span text:style-name="T3"><text:line-break/><text:line-break/></text:span>一個人整天看漫畫打電動當然不是問題，那是他家的事；但如果一整個社會的大多數人竟沉迷於、或是把無數時間虛擲在一些極其表淺的心智活動上，當然就是問題。<text:span text:style-name="T3"><text:line-break/><text:line-break/></text:span>每星期經常搭車，我幾乎從沒見過車上有人看書，但是，觸目所及，大部份年輕人卻幾乎全都是在吃喝玩樂，不斷地聊天喧嘩打屁打電動玩遊戲，給人一種彷彿智能有問題的感覺。<text:span text:style-name="T3"><text:line-break/><text:line-break/></text:span>如果有人以為，這一切普遍現象全是出於個人自由意志或個人興趣，那他真的是腦袋進水了。那些東西其實就是商機龐大的商品，就像毒品一樣，盡一切可能銷售給大眾，使之沉迷，使之愛不釋手，使之養成習慣，就像一種洗腦那樣。被洗的人卻以為是自己憑其天性主動發展出來的一種選擇。事實上，是流行商品選擇了你，而不是你選擇了商品。你被你的時代，根據某種暴利與權力掌控，塑造成這個時代所要你成為的那樣的人。<text:span text:style-name="T3"><text:line-break/><text:line-break/></text:span>我常害怕跟人講話，因為怕講錯話或講出一些只是讓自己更顯得怪異可笑的話。我知道人們很難想像種種流行事物之外的可能性。於是，比方說，人們只要跟我一講到政治，我就趕緊談天氣。天氣冷熱總該有共識了吧。我不想跟人談政治，因為我不想傷感情，同時我也不相信這島上會有幾個例外。<text:span text:style-name="T3"><text:line-break/><text:line-break/></text:span>前一陣子，幾個同事又跟我談起政治，歡呼歌頌那些她們心目中的英雄一一當選；可我總不能老實說那些全是人渣吧，於是我趕緊轉變話題到天氣，談到下雪。沒想到，她們接著說：陳醫師，你知道嗎？網路上大家都在流傳，你知道為什麼台灣會下雪嗎？因為民進黨終於執政，這叫<text:span text:style-name="T3"><text:s/>"</text:span>沉冤得雪<text:span text:style-name="T3">"! </text:span>我聽了，只好硬擠出苦笑，否則我還能怎麼說？難道我能誠實地說這是個行事陰暗無恥的齷齪黨？<text:span text:style-name="T3"><text:line-break/><text:line-break/></text:span>一個護士接著問：<text:span text:style-name="T3">"</text:span>陳醫師有回去投票嗎？<text:span text:style-name="T3">" </text:span>我說有。另一個護士接著告訴大家說，<text:span text:style-name="T3">"</text:span>那當然啊，陳醫師是台南人，一定會回去投票，這是咱台灣人應該要做的<text:span text:style-name="T3">"</text:span>。這下竟然講到我身上來，我沒法再閃躲，就表明說，我是投給國民黨和新黨。大家聽了很尷尬，這下換她們把話題轉到天氣了。<text:span text:style-name="T3"><text:line-break/><text:line-break/></text:span>看電影也一樣，有一陣子，不是流行什麼海角幾號，接著又有塞什麼巴克萊的，人們談起電影，就會問說你有沒有去看啊。後來實在被問到受不了，我就一律回答說，我又不是頭殼壞去，我怎麼可能會去看那種沒水準的電影？<text:span text:style-name="T3">(</text:span>如果有人給我一萬塊，我倒是可以考慮去看。學姐說她一千塊就可以考慮。<text:span text:style-name="T3">)<text:line-break/><text:line-break/></text:span>講起功名利祿的事，更是難以與言。甚至還曾經有人問我會不會覺得很光榮、很幸福？因為有柯大帥這樣的醫生帶領社會進步；說我做為醫界的一份子，心裏一定感到很驕傲很光榮。我實在很無言，感覺平常所謂社交溝通實在是痛苦到爆。<text:span text:style-name="T3"><text:line-break/><text:line-break/></text:span>我周遭的幾乎所有同事，事實上都不知道我的經歷，我最好也別去談，因為那只會自取其辱，別人會認為你在吹牛，因為台灣人是這樣想事情的：你要是真的曾經參與過什麼黨外，曾經做過什麼重要的事，怎麼可能我從來沒聽過？怎麼可能從來沒有一官半職？怎麼可能連個立委或議員也沒當上？這就好像我在學界沒有任何職位，恐怕隨便一個待在學界的北七都能輕易鄙視嘲弄我的智能一樣。<text:span text:style-name="T3"><text:line-break/><text:line-break/></text:span>講起政治檯面明星也一樣，就算你跟哪個政治人物很熟，最好也不要講，最好是假裝完全不認識，否則別人會認為你是在攀親引戚，攀附權貴，認為你誇大你跟英雄明星們的關係。我若跟你說，你們心目中的那些高不可攀的英雄明星們，曾經如何仰慕我，像個小粉絲似的，有人會信嗎？<text:span text:style-name="T3"><text:line-break/><text:line-break/></text:span>甚至連談起知識也最好盡量避免，你若講出一點點良心話，恐怕不知道會得罪多少人。雖然我常常心裏會有這樣一種驚嘆：<text:span text:style-name="T3">"</text:span>如果那也叫做學術論文，那我一天寫三篇都沒問題。<text:span text:style-name="T3">"<text:line-break/><text:line-break/></text:span>你最好也別批評某些不學有術的學科，例如<text:span text:style-name="T3">...</text:span>例如<text:span text:style-name="T3">...</text:span>例如什麼醫學倫理的，恕我不敢講得太直白，因為那不但會得罪許多朋友；其實就算你批評了也只是自取其辱而已，因為台灣人是看所謂地位來決定誰講的話有道理。<text:span text:style-name="T3"><text:line-break/><text:line-break/></text:span>有個朋友，過去我總感覺他好像我的粉絲似的，因為我隨便胡說八道開玩笑幾句，他都能當成什麼深奧的哲學思維那樣去理解、闡釋和推崇背後其實根本不存在的深意。可是，現在我若說他過去是我的粉絲，應該沒有人會相信了。以他現在的學界地位，大概一根小指頭就能把我彈到九宵雲外；明明是哲學門外漢，現在卻儼然哲學大師，裝模作樣老是寫一些事實上毫無智性內涵的所謂哲學，眾人卻崇拜得不得了。<text:span text:style-name="T3"><text:line-break/><text:line-break/></text:span>就算音樂也沒法談。我常害怕人們問我哪個明星或歌星，因為我肯定十之八九都沒聽過。當我總是說我沒聽過、不知道時，人們往往就會認定我很怪異，很無趣，不懂得享受，不懂得生命的美妙。<text:span text:style-name="T3"><text:line-break/><text:line-break/></text:span>不但害怕談起流行文化，我也害怕有人跟我談什麼歌劇或古典音樂。記得很久很久以前，兩個日本留學生邀我去他家做客，我那時還很天真單純，對人沒啥戒心，於是就一口答應了。男主女人在廚房做菜時一邊跟我聊天，男主人問我說，平常會聽古典音樂嗎？我說有時候會聽。接著又問說，有沒有比較喜歡誰的作品？我說莫扎特。<text:span text:style-name="T3"><text:line-break/><text:line-break/></text:span>當我說出莫扎特時，我發現男女主人突然沉默了，原來他們在廚房裏互相推擠取樂，笑彎腰，笑成一團<text:span text:style-name="T3">(</text:span>但憋住沒有笑出聲音來<text:span text:style-name="T3">)</text:span>，也許這聽起來就好像說豬哥亮最喜歡莫扎特那樣可笑。<text:span text:style-name="T3"><text:line-break/><text:line-break/></text:span>至於我為什麼會知道他們笑彎腰呢？因為他們忘了他們家廚房有個端菜的小洞，從我坐的角度，事實上我可以清楚看見他們的上半身舉動，但他們卻看不見我。不過，我從小就知道許多日本人是這副德性，所以也不感到驚訝。日本人表面上往往客氣到爆，超有禮貌，但他們私下會如何講你，保證你絕對無法想像。<text:span text:style-name="T3"><text:line-break/><text:line-break/></text:span>講這些雞毛蒜皮，我究竟是要說些什麼呢？其實也沒什麼，只不過想說說某種無言的困境，說說少數異類生活在這樣一種高度一致性與同質性、完全缺乏理解人事物能力的封閉社會中的恐懼、孤獨與渴望。</text:p>
      <text:p text:style-name="P1"><text:span text:style-name="T1">唐欽孝</text:span><text:s/>  |  2016.02.28 10:08   |   <text:a xlink:type="simple" xlink:href="http://palinfo.habago.org/Entry?Command=Information_PrintForum&amp;iPage=282#FORUM34259"><text:span text:style-name="T2">#</text:span></text:a></text:p>
      <text:p text:style-name="P2">豐遠的謎題也可作成一首飽含邪惡的親中賣台文化毒素的五絕詩謎：<text:span text:style-name="T3"><text:line-break/><text:line-break/></text:span>隆冬數三九，寸介死田阿。<text:span text:style-name="T3"><text:line-break/></text:span>簷下啼黃口，免輸官秤禾。<text:span text:style-name="T3"><text:line-break/><text:line-break/>*</text:span>阿<text:span text:style-name="T3"><text:s/>– </text:span>讀如屙</text:p>
      <text:p text:style-name="P4"/>
      <text:p text:style-name="P1"><text:span text:style-name="T1">陳真</text:span><text:s/>  |  2016.02.27 02:45   |   <text:a xlink:type="simple" xlink:href="http://palinfo.habago.org/Entry?Command=Information_PrintForum&amp;iPage=283#FORUM34257"><text:span text:style-name="T2">#</text:span></text:a></text:p>
      <text:p text:style-name="P2">史記橫跨三千年，抄三百遍估計得花上三萬個工作天，大約是人的一生。<text:span text:style-name="T3"><text:line-break/><text:line-break/></text:span>哪一種熊最嚇人？熊熊。<text:span text:style-name="T3"><text:line-break/><text:line-break/></text:span>哪一種水果視力最差？芒果。<text:span text:style-name="T3"><text:line-break/><text:line-break/></text:span>打電話給烏龜。猜一蔬菜：苦瓜<text:span text:style-name="T3">(Call</text:span>龜<text:span text:style-name="T3">)<text:line-break/><text:line-break/></text:span>兩個男人沒穿褲子坐在石頭上。猜一成語：一石二鳥。<text:span text:style-name="T3"><text:line-break/><text:line-break/></text:span>撐竿跳過茅屎坑，猜一日常用詞：過份！<text:span text:style-name="T3">(</text:span>過糞<text:span text:style-name="T3">)<text:line-break/><text:line-break/></text:span>我還蠻喜歡燈謎。當然，思想純正的愛台灣人士是不允許有這種邪惡的親中賣台文化毒素的，可我就是喜歡，沒辦法。雖然連皮毛都稱不上，不過，許多年前倒是曾經參加比賽答案全中，而且還抽中獎品。<text:span text:style-name="T3"><text:line-break/><text:line-break/></text:span>燈謎博大精深，非常複雜，可是，就跟魔術一樣，當你想不透時就是想不透，可當謎底一旦揭開卻發現，原來如此簡單。<text:span text:style-name="T3"><text:line-break/><text:line-break/></text:span>燈謎就像數學，有著各種原理；循著這些原理，藉以解出謎底。比方說有些謎題相當意象，小時候大家朗朗上口的一個謎題就是：<text:span text:style-name="T3">"</text:span>一個阿公仔要死要死<text:span text:style-name="T3">(</text:span>台語發音<text:span text:style-name="T3">)</text:span>，揹兩斗米<text:span text:style-name="T3">"</text:span>。猜一種器官，男性才有。講這樣還不知道答案的，最好私下問你周遭的人，或請自行查閱國中健康教育課本第十四章。這個<text:span text:style-name="T3"><text:s/>"</text:span>阿公仔揹兩斗米<text:span text:style-name="T3">" </text:span>的謎題幾乎變成我那一代人童年的一個口頭禪。<text:span text:style-name="T3"><text:line-break/><text:line-break/></text:span>看過布袋戲的一定知道劉三吧，史豔文的朋友，一個小鬍子，整天搖把扇子，不會武功，但飽讀詩書，經常藉著出謎題來解決武林糾紛。兩岸和平擂台賽的原始觀念就是從這而來。雙方派幾個人上台打一架，總比千萬生靈血流成河好。<text:span text:style-name="T3"><text:line-break/><text:line-break/></text:span>記得劉三出過的一道很簡單的謎題是<text:span text:style-name="T3"><text:s/>"</text:span>牛不出頭<text:span text:style-name="T3">"</text:span>，猜一個字，答案是<text:span text:style-name="T3"><text:s/>"</text:span>午<text:span text:style-name="T3">"</text:span>。結果布袋戲裏頭有個武功高強的壞人卻連這個也答不出來，只好願睹服輸，棄械投降。<text:span text:style-name="T3"><text:line-break/><text:line-break/></text:span>造燈謎的難度不亞於解謎。不過，現代燈謎跟古燈謎已經變得很不一樣，但有個原則始終沒變就是它必須可思索、可想像。假設我今天出個謎說<text:span text:style-name="T3">: "</text:span>三天沒吃<text:span text:style-name="T3">"</text:span>，猜三個字。大家猜不到，答案一公布，竟然是<text:span text:style-name="T3"><text:s/>"</text:span>肚子餓<text:span text:style-name="T3">"</text:span>。這樣也能算燈謎嗎？當然不算。因為這裏頭既沒有趣味，更無須思索，所謂答案更無特異性，同時也沒有形音義等各方面的轉折等等。<text:span text:style-name="T3"><text:line-break/><text:line-break/></text:span>另一方面，光有謎題還不行，你還得給個方向，指向某個對象，隱隱地在三者之間建立起一道藉以思索與想像的管道，缺一不可。沒有方向，沒有個明確對象，其實也無從想像，更無從思索。<text:span text:style-name="T3"><text:line-break/><text:line-break/></text:span>小學快要畢業時，大家不是都會拿本紀念冊互相寫些祝福的話嗎？我常給同學們寫的一句話是：<text:span text:style-name="T3">"</text:span>書山有路勤為徑<text:span text:style-name="T3">"</text:span>，或是<text:span text:style-name="T3"><text:s/>"</text:span>學海無涯唯勤是岸<text:span text:style-name="T3">"</text:span>。我若以此為燈謎要你猜，你肯定一頭霧水，猜什麼猜？從何猜起？可我若告訴你思索的標的是一門學科，也許你就能猜出來，答案是：<text:span text:style-name="T3">"</text:span>應用力學<text:span text:style-name="T3">"</text:span>。<text:span text:style-name="T3"><text:line-break/><text:line-break/></text:span>光是學還不夠，學海浩瀚哪學得完？你還必須用功，用功，再用功，也就是你應該用力地學習。<text:span text:style-name="T3"><text:line-break/><text:line-break/></text:span>前天搭車，在國光號上看一個乘客，大學生模樣，二十多歲，穿著時髦，男的。我發現他整整兩個多小時一直拿著手機在看漫畫，看得非常投入。當然，也許他平常很用功也說不定。我倒也不是說不能看漫畫，但我免不了總會覺得，如果你平常就有那麼多時間可以如此揮霍，何不送給我一點時間？<text:span text:style-name="T3"><text:line-break/><text:line-break/></text:span>可能幾個月前吧，確實日期我不記得了，只記得我曾在這版面上提過中國公學的一些事蹟，提過胡適對畢業生的演講，從小到大，從年少到年中，我始終有著這樣一種強烈感覺，不外就是小學畢業時寫給許多同學的那句話：書山有路勤為徑。<text:span text:style-name="T3"><text:line-break/><text:line-break/></text:span>光陰可貴，倏忽即過，日子就像在跟死神賽跑一樣，搶著在祂前來拿人之前，把想做、應做的做好，至於那些時不我予的惆悵與遺憾，就隨風去吧。</text:p>
      <text:p text:style-name="P1"><text:span text:style-name="T1">鄭豐遠</text:span><text:s/>(<text:span text:style-name="T1">啟承</text:span>)   |  2016.02.26 19:15   |   <text:a xlink:type="simple" xlink:href="http://palinfo.habago.org/Entry?Command=Information_PrintForum&amp;iPage=283#FORUM34256"><text:span text:style-name="T2">#</text:span></text:a></text:p>
      <text:p text:style-name="P3">遵旨</text:p>
      <text:p text:style-name="P1"><text:span text:style-name="T1">學姊</text:span>/<text:span text:style-name="T1">鑑慧</text:span><text:s/>  |  2016.02.26 17:53   |   <text:a xlink:type="simple" xlink:href="http://palinfo.habago.org/Entry?Command=Information_PrintForum&amp;iPage=283#FORUM34255"><text:span text:style-name="T2">#</text:span></text:a></text:p>
      <text:p text:style-name="P2">修亮姊為這留言板提供了難得的高雅元素，展現中華文化的深邃內涵，還有元宵文化具智性的一面，卻讓你們搞得低級下流、鄙俗不堪，外加臭氣沖天，實在非常不應該，嘖嘖嘖嘖嘖嘖。請大家面板思過，痛改前非，罰寫詩經史記三百遍。</text:p>
      <text:p text:style-name="P1"><text:span text:style-name="T1">鄭豐遠</text:span><text:s/>(<text:span text:style-name="T1">啟承</text:span>)   |  2016.02.25 18:05   |   <text:a xlink:type="simple" xlink:href="http://palinfo.habago.org/Entry?Command=Information_PrintForum&amp;iPage=283#FORUM34254"><text:span text:style-name="T2">#</text:span></text:a></text:p>
      <text:p text:style-name="P3">這個題目是我昨天午餐時間想出來的，現在已經是晚餐時間，可以公佈答案了，別擔心，雖然字面不是太高雅，但純綷博君一笑，無惡意，如果您在用餐，不必擔心衛生問題。<text:span text:style-name="T3"><text:line-break/><text:line-break/></text:span>牛的相反是熊，牛跑了就是熊來了。<text:span text:style-name="T3"><text:line-break/></text:span>寫了兩次就是「熊熊」。<text:span text:style-name="T3"><text:line-break/><text:line-break/></text:span>狗一點都不在乎：射「大」字，犬上一點拿掉就是大。<text:span text:style-name="T3"> <text:line-break/><text:line-break/></text:span>心上只念著王和后<text:span text:style-name="T3"><text:line-break/></text:span>其實還有一個更重要的人<text:span text:style-name="T3"><text:line-break/><text:line-break/></text:span>前面的謎題裡，王和后的領土是射一國字，而一國裡還有什麼人比王和后更重要，那當然就是相了，行政院長畢竟有維繫社稷的重任。心上有相即「想」字。<text:span text:style-name="T3"><text:line-break/><text:line-break/></text:span>不過這一句同時射一「便」字，因為<text:span text:style-name="T3">“</text:span>更還有一個重要的人<text:span text:style-name="T3">(</text:span>字旁<text:span text:style-name="T3">)”</text:span>，這是倒裝句，不容易發現。<text:span text:style-name="T3"><text:line-break/><text:line-break/></text:span>解出了這五字，自然就能想通最後一句，想必排在大前面，便必排在大後面。<text:span text:style-name="T3"><text:line-break/><text:line-break/></text:span>想必各位現在都通了，便祕之處，我是說未便之處，請多見諒。</text:p>
      <text:p text:style-name="P1"><text:span text:style-name="T1">鄭豐遠</text:span><text:s/>(<text:span text:style-name="T1">啟承</text:span>)   |  2016.02.25 14:13   |   <text:a xlink:type="simple" xlink:href="http://palinfo.habago.org/Entry?Command=Information_PrintForum&amp;iPage=283#FORUM34253"><text:span text:style-name="T2">#</text:span></text:a></text:p>
      <text:p text:style-name="P2">您的思想水平已經開始接近了，正確來說是已經明顯下跌，竟然連大便這種話都說得出來，雖然有跌，不過跌幅有限，離目標還有一段距離。<text:span text:style-name="T3"><text:line-break/><text:line-break/></text:span>今天晚餐時間會公佈答案給大家。</text:p>
      <text:p text:style-name="P1"><text:span text:style-name="T1">威廷</text:span><text:s/>  |  2016.02.25 11:31   |   <text:a xlink:type="simple" xlink:href="http://palinfo.habago.org/Entry?Command=Information_PrintForum&amp;iPage=283#FORUM34252"><text:span text:style-name="T2">#</text:span></text:a></text:p>
      <text:p text:style-name="P3">我考慮了很久<text:span text:style-name="T3">, </text:span>到底要不要把我猜的答案打出來<text:span text:style-name="T3"><text:line-break/></text:span>因為水準挺低<text:span text:style-name="T3">....</text:span>會把這個留言版的水平拉低二十個百分點<text:span text:style-name="T3"><text:line-break/><text:line-break/></text:span>不過我還真的挺認真想答案的<text:span text:style-name="T3">, </text:span>所以還是決定貼出來以慰我死去好幾百萬的腦細胞英靈<text:span text:style-name="T3"><text:line-break/><text:line-break/></text:span>我對這三句比較有感覺<text:span text:style-name="T3"><text:line-break/><text:line-break/></text:span>有一個更重要的人<text:span text:style-name="T3">,</text:span>在哪裡<text:span text:style-name="T3">?---- "</text:span>一<text:span text:style-name="T3">""</text:span>人<text:span text:style-name="T3">"</text:span>組起來是<text:span text:style-name="T3">"</text:span>大<text:span text:style-name="T3">"<text:line-break/><text:line-break/></text:span>就在牠前面，就在牠後面。<text:span text:style-name="T3">-----</text:span>人在更前為<text:span text:style-name="T3">"</text:span>便<text:span text:style-name="T3">",</text:span>後面沒東西可以組合<text:span text:style-name="T3">, </text:span>就保留<text:span text:style-name="T3">"</text:span>人<text:span text:style-name="T3">"</text:span>字<text:span text:style-name="T3"><text:line-break/><text:line-break/></text:span>略有頭緒者<text:span text:style-name="T3">:<text:line-break/><text:line-break/></text:span>狗一點都不在乎<text:span text:style-name="T3"><text:line-break/></text:span>心上只念著王和后<text:span text:style-name="T3">-----</text:span>犭王為<text:span text:style-name="T3">"</text:span>狂<text:span text:style-name="T3">"<text:line-break/><text:line-break/></text:span>隨便亂猜的<text:span text:style-name="T3">:<text:line-break/><text:line-break/></text:span>牛跑掉了<text:span text:style-name="T3">! </text:span>牛跑掉了<text:span text:style-name="T3">!-----"</text:span>瘋<text:span text:style-name="T3">"</text:span>牛市<text:span text:style-name="T3">? <text:line-break/><text:line-break/></text:span>所以我猜是<text:span text:style-name="T3">"</text:span>瘋狂大便人<text:span text:style-name="T3">" (</text:span>天啊<text:span text:style-name="T3">!</text:span>這是甚麼東西<text:span text:style-name="T3">....</text:span>是我想像力太豐富<text:span text:style-name="T3">?)</text:span></text:p>
      <text:p text:style-name="P1"><text:span text:style-name="T1">鄭豐遠</text:span><text:s/>(<text:span text:style-name="T1">啟承</text:span>)   |  2016.02.24 23:19   |   <text:a xlink:type="simple" xlink:href="http://palinfo.habago.org/Entry?Command=Information_PrintForum&amp;iPage=283#FORUM34251"><text:span text:style-name="T2">#</text:span></text:a></text:p>
      <text:p text:style-name="P2">有人強力批評我最新的謎語太過整人，無從聯想，而且答案十分不雅，簡直到了看不懂字又兼不衛生的地步，我會反省。如果有人真能猜出來，我只能說你的思想也太沒水準。總之這些就是線索，另外這題要有些財經常識才行，而且倒數第三句十分關鍵，有其深意。</text:p>
      <text:p text:style-name="P1"><text:span text:style-name="T1">鄭豐遠</text:span><text:s/>(<text:span text:style-name="T1">啟承</text:span>)   |  2016.02.24 14:06   |   <text:a xlink:type="simple" xlink:href="http://palinfo.habago.org/Entry?Command=Information_PrintForum&amp;iPage=283#FORUM34250"><text:span text:style-name="T2">#</text:span></text:a></text:p>
      <text:p text:style-name="P3">這樣都猜得出來<text:span text:style-name="T3">? </text:span>竟然又被破解，各位可以去當駭客了。沒辦法，只好使出看家本領再出一題，這題再猜出來恐怕算天才了。猜五字。<text:span text:style-name="T3"><text:line-break/><text:line-break/><text:line-break/></text:span>牛跑掉了<text:span text:style-name="T3">! </text:span>牛跑掉了<text:span text:style-name="T3">!<text:line-break/><text:line-break/></text:span>狗一點都不在乎<text:span text:style-name="T3"> <text:line-break/></text:span>心上只念著王和后<text:span text:style-name="T3"><text:line-break/></text:span>其實還有一個更重要的人<text:span text:style-name="T3"><text:line-break/></text:span>在哪裡<text:span text:style-name="T3">?<text:line-break/><text:line-break/></text:span>就在牠前面，就在牠後面。</text:p>
      <text:p text:style-name="P1"><text:span text:style-name="T1">威廷</text:span><text:s/>  |  2016.02.24 12:08   |   <text:a xlink:type="simple" xlink:href="http://palinfo.habago.org/Entry?Command=Information_PrintForum&amp;iPage=283#FORUM34249"><text:span text:style-name="T2">#</text:span></text:a></text:p>
      <text:p text:style-name="P2">謎底是<text:span text:style-name="T3"><text:s/>"</text:span>世界和平<text:span text:style-name="T3">" </text:span>嗎</text:p>
      <text:p text:style-name="P1"><text:span text:style-name="T1">鄭豐遠</text:span><text:s/>(<text:span text:style-name="T1">啟承</text:span>)   |  2016.02.24 11:36   |   <text:a xlink:type="simple" xlink:href="http://palinfo.habago.org/Entry?Command=Information_PrintForum&amp;iPage=283#FORUM34248"><text:span text:style-name="T2">#</text:span></text:a></text:p>
      <text:p text:style-name="P3">美國哈巴狗實在太簡單，為了表達歉意，再出一題彌補大家，應該稍微難猜一點。<text:span text:style-name="T3"><text:line-break/><text:line-break/><text:line-break/></text:span>人們走了下來，用雙腿守護二十七片辛勞耕作的土地。<text:span text:style-name="T3"><text:line-break/></text:span>把得來不易的作物從秤上拿起，滿足那些飢餓的嘴吧<text:span text:style-name="T3">! <text:line-break/></text:span>阿門<text:span text:style-name="T3"><text:line-break/><text:line-break/><text:line-break/></text:span>猜四字。不能再多說了，我本來又要說狗的，但是再說下去恐怕又要立刻被破解了。</text:p>
      <text:p text:style-name="P1"><text:span text:style-name="T1">鄭豐遠</text:span><text:s/>(<text:span text:style-name="T1">啟承</text:span>)   |  2016.02.24 11:11   |   <text:a xlink:type="simple" xlink:href="http://palinfo.habago.org/Entry?Command=Information_PrintForum&amp;iPage=283#FORUM34247"><text:span text:style-name="T2">#</text:span></text:a></text:p>
      <text:p text:style-name="P2">大家真是正港的台灣人，非常瞭解國情，美國哈巴狗瞬解就被破解了，我一定是給太多提示了，生物學上大概只有一種比較喜歡搖尾抱大腿，所以非常好猜。最後一句如果改一下也許就更好更應景了。<text:span text:style-name="T3"><text:line-break/><text:line-break/></text:span>真與善不足以歌頌其高貴<text:span text:style-name="T3"><text:line-break/></text:span>王與后在他們的領土裡<text:span text:style-name="T3"><text:line-break/><text:line-break/></text:span>只見一人陪著兩口子笑開懷<text:span text:style-name="T3"><text:line-break/><text:line-break/></text:span>你瞧他那德性<text:span text:style-name="T3"><text:line-break/></text:span>我看不需多嘴吧<text:span text:style-name="T3"><text:line-break/></text:span>寧為雞後<text:span text:style-name="T3"><text:s/></text:span>不為牛首</text:p>
      <text:p text:style-name="P4"/>
      <text:p text:style-name="P1"><text:span text:style-name="T1">陳真</text:span><text:s/>  |  2016.02.24 10:17   |   <text:a xlink:type="simple" xlink:href="http://palinfo.habago.org/Entry?Command=Information_PrintForum&amp;iPage=284#FORUM34246"><text:span text:style-name="T2">#</text:span></text:a></text:p>
      <text:p text:style-name="P2"><text:span text:style-name="T3">(</text:span>續<text:span text:style-name="T3">)<text:line-break/><text:line-break/></text:span>應該這麼說，綠色生物有兩種，一種低階，無腦，沒有生命跡象，它不知道自己在幹什麼；並不是因為它很笨，而是更慘的，因為它根本沒有<text:span text:style-name="T3"><text:s/>"</text:span>自己<text:span text:style-name="T3">"</text:span>。另一種卻剛好相反，物慾橫流，精打細算，城府極深，<text:span text:style-name="T3">"</text:span>智商<text:span text:style-name="T3">" </text:span>高到簡直破表。毫無疑問，後者統治了前者，寄生在前者的軀殼上，任其使喚。<text:span text:style-name="T3"><text:line-break/><text:line-break/></text:span>很難想像怎麼會有這樣一種無腦生物。你很難用<text:span text:style-name="T3"><text:s/>"</text:span>生物<text:span text:style-name="T3">" </text:span>來理解這樣一種存在方式。它並不是不理性或非理性，而是它根本沒有理性<text:span text:style-name="T3">(</text:span>與感性<text:span text:style-name="T3">)</text:span>這回事。<text:span text:style-name="T3"><text:line-break/><text:line-break/></text:span>這是通俗版的說法，曾寫過一篇稍微比較進階版的，叫做<text:span text:style-name="T3"><text:s/>"</text:span>政治做為一種語言遊戲：一個非心靈式的理解<text:span text:style-name="T3">"</text:span>，描述一種<text:span text:style-name="T3"><text:s/>"</text:span>非心靈式<text:span text:style-name="T3">" </text:span>的意義觀，登在某一本書上。那篇不容易貼出來，因為它有大量註解；藉著那些註解，說法也許會比較完整。<text:span text:style-name="T3"><text:line-break/><text:line-break/></text:span>通俗的說法比較容易理解，但通俗畢竟只是<text:span text:style-name="T3"><text:s/>"</text:span>第一課<text:span text:style-name="T3">"</text:span>；通俗很難微妙，而微妙往往才是一種想法或說法的全貌。這時候，除了表達能力之外，閱讀能力也很重要，你得有能力理解某種說法的適用範圍及概念屬性。<text:span text:style-name="T3"><text:line-break/><text:line-break/></text:span>當我們描述或嘲弄這樣一種低階到幾乎沒法以<text:span text:style-name="T3"><text:s/>"</text:span>生物<text:span text:style-name="T3">" </text:span>來理解其存在方式的綠色生物時，倒不是說我們認為政治是一種純粹應由理性駕馭的科學，就如同當我們描述或嘲弄精打細算、毫無信仰、好話說盡壞事做絕的高階綠色生物出神入化的個人煉金術時，當然也不是說政治應該成為一種宛若宗教般、純粹以信仰或信念為依歸的神聖道德事業。任何一些乍聽類似的說法，其實它理應微妙到宛若一個個原子般，僅僅只能適用於某種非常細微的狀況。<text:span text:style-name="T3"><text:line-break/><text:line-break/></text:span>當然，歌頌微妙的同時，倒也不是說通俗便是可鄙可棄，畢竟如果連最簡單的第一課都沒法理解，你如何可能理解第二課、第三課<text:span text:style-name="T3">...</text:span>？<text:span text:style-name="T3"><text:line-break/><text:line-break/></text:span>大抵而言，通俗道理其實很簡單。假設今天你是一隻低階綠色生物，我不太相信你在個人的生活層面上例如就業、理財、交友、結婚與前途等等各方面會依然如此無腦，你一定知道該怎麼判斷各種狀況，包括誰是好人，誰是人渣，誰是歹徒惡棍，何種情況可信或不可信，何者比較有利，何種狀況應如何面對與預先打算等等等，你對於是非善惡與利害得失的種種判斷能力，一定跟你我都差不多，絕不會來到一種極端離譜、毫無大腦可言的低階生物狀態。<text:span text:style-name="T3"><text:line-break/><text:line-break/></text:span>比方說，當一個人以各種蠢到爆的謊言或美言不斷欺騙你欺騙了五百次，長期從你身上竊取無數金錢利益，並且不斷想方設法傷害你，藉以謀取其個人私利，你應該不用等到第五百三十八次的傷害之後才能看清是非善惡與利害得失，你一定很快就會知道誰是黑道，誰是人渣，誰是老實人；你一定很快就會知道事情該怎麼處理比較有利或合乎情理。可是，為什麼一旦來到公眾事務的判斷，不可思議的低階生物現象就產生了呢？比方說，邪惡貪婪無恥到爆的一群人渣，竟然成為英雄與理想家，而清廉正直忠厚良善的一些人，例如馬英九，卻成為過街老鼠，人人喊打。<text:span text:style-name="T3"><text:line-break/><text:line-break/></text:span>再比方說，你住在某個社區，黑道橫行，環境髒亂，垃圾滿地，無法無天，誰拳頭大誰就是王，你一定會希望自己的生活社區能夠改善。但是，一群黑道與人渣跑出來了，控制了社區管理委員會，然後告訴你說，我們當務之急就是要改名，中山路應該改成他媽的南榕路啦，門牌也要改，<text:span text:style-name="T3">918</text:span>不好聽不吉利，應該改成<text:span text:style-name="T3">228</text:span>；還有，我們以後不能再說自己是台南人了，我們必須獨立自主大聲說出我們是永康人<text:span text:style-name="T3">....</text:span>這樣一群混蛋，每天就是這樣一直炒作與操弄，一直講一些無甚意義、虛虛實實的空洞蠢話，難道你會蠢到真的相信整天這樣亂搞之後，你的生活，你的家人與小孩，你的工作機會與生活環境，將會變得美不勝收？然後把這些好話說盡壞事做絕、每天步步高昇數鈔票的人渣當成你的英雄偶像？你有可能會這麼笨嗎？不可能。但是，為什麼一旦來到更大範圍的公眾事務上，不可思議的低階生物現象就產生了呢？不但產生，而且長久而普遍，甚至很難看到這島上有幾個例外。<text:span text:style-name="T3"><text:line-break/><text:line-break/></text:span>蘇格拉底說，<text:span text:style-name="T3">"</text:span>我們不是在清談，我們是在談怎麼活下去的問題。<text:span text:style-name="T3">" </text:span>同樣地，我也不是在談政治，更不是在談那些絲毫不值得多加議論的各方人渣，而是在談我們連同後面的世世代代如何存活的問題。</text:p>
      <text:p text:style-name="P1"><text:span text:style-name="T1">陳真</text:span><text:s/>  |  2016.02.24 02:37   |   <text:a xlink:type="simple" xlink:href="http://palinfo.habago.org/Entry?Command=Information_PrintForum&amp;iPage=284#FORUM34245"><text:span text:style-name="T2">#</text:span></text:a></text:p>
      <text:p text:style-name="P3">伊拉克記實應該還有。有機會再頒獎。<text:span text:style-name="T3"><text:line-break/><text:line-break/>"</text:span>綠色生物<text:span text:style-name="T3">" </text:span>一詞其實有點侮辱了生物。照理說，生物是不會這麼乖的。<text:span text:style-name="T3">"</text:span>它<text:span text:style-name="T3">" </text:span>比較像一種機器。機器永遠都不可能學會自己思考<text:span text:style-name="T3"><text:s/>(</text:span>除非我們改變<text:span text:style-name="T3"><text:s/>"</text:span>思考<text:span text:style-name="T3">" </text:span>一詞的基本意義<text:span text:style-name="T3">)</text:span>。<text:span text:style-name="T3"><text:line-break/><text:line-break/></text:span>比方說，當我按下電腦，它就會依我的指令動作，事實上你沒法因此說電腦<text:span text:style-name="T3"><text:s/>"</text:span>很乖<text:span text:style-name="T3">"</text:span>，因為即便是<text:span text:style-name="T3"><text:s/>"</text:span>乖<text:span text:style-name="T3">"</text:span>，也還是需要一個足以自主運作的大腦和心靈才辦得到，更不用說<text:span text:style-name="T3"><text:s/>"</text:span>抱大腿<text:span text:style-name="T3">" </text:span>了。抱大腿是需要相當豐富的情感、智能與判斷能力的。<text:span text:style-name="T3"><text:line-break/><text:line-break/></text:span>套用維根斯坦的一個基本概念<text:span text:style-name="T3"><text:s/>"rule following"</text:span>。唯有生命，才有能力判斷要如何<text:span text:style-name="T3">follow </text:span>一個<text:span text:style-name="T3"><text:s/>rule</text:span>，機器並沒有這個本事。即便是一個運算能力比人腦優越幾億億億倍的超級電腦，即便它事實上已經幾度成功打敗了世界棋王，它還是不會思考。它可以依照無數的<text:span text:style-name="T3"><text:s/>rules </text:span>去運算，但它永遠都沒法跑到<text:span text:style-name="T3"><text:s/>rules </text:span>的<text:span text:style-name="T3"><text:s/>"</text:span>外面<text:span text:style-name="T3">" </text:span>來決定如何應對，因為它沒有<text:span text:style-name="T3"><text:s/>"</text:span>我<text:span text:style-name="T3">"</text:span>；它沒有獨立於指令或規則之外的大腦與心靈。它連想<text:span text:style-name="T3"><text:s/>"</text:span>故意犯錯<text:span text:style-name="T3">" </text:span>的能力也沒有，它只能被動地<text:span text:style-name="T3"><text:s/>"</text:span>按照<text:span text:style-name="T3">" </text:span>指令行事。<text:span text:style-name="T3">rule following </text:span>和<text:span text:style-name="T3"><text:s/>according to a rule </text:span>基本上是兩回事。<text:span text:style-name="T3"><text:line-break/><text:line-break/></text:span>假設有一天，我開啟電腦，但它卻毫無動靜，那它一定是故障了，我不會懷疑它是不是故意的。故障和故意是兩回事。<text:span text:style-name="T3">"</text:span>故意<text:span text:style-name="T3">" </text:span>需要智能和心靈才辦得到，故障就只是故障而已，毫無生命意義。<text:span text:style-name="T3"><text:line-break/><text:line-break/></text:span>就生命而言，<text:span text:style-name="T3">"</text:span>有能力犯錯<text:span text:style-name="T3">" </text:span>比<text:span text:style-name="T3"><text:s/>"</text:span>永遠正確<text:span text:style-name="T3">" </text:span>更重要；前者是一種生命跡象，但後者不是。後者頂多只能說是一種超完美、永不故障的機器而已。<text:span text:style-name="T3"><text:line-break/><text:line-break/></text:span>生命和機器還有很多本質上的不同。比方說，生命會寫詩會胡說八道會開玩笑會起惆悵，但機器不會；即便你發展出一種寫詩或讀詩的程式輸入電腦，它也永遠寫不出情感，讀不出弦外之音。<text:span text:style-name="T3"><text:line-break/><text:line-break/></text:span>比方說那天靜站完，跑去吃甩哥拉麵，這是甩哥們才有資格點的一道菜。你聽了，馬上知道我在胡說八道些有的沒的；在這樣一種胡說八道中，產生一種趣味。但是<text:span text:style-name="T3"><text:s/>"</text:span>聽<text:span text:style-name="T3">" </text:span>在機器的<text:span text:style-name="T3"><text:s/>"</text:span>耳朵<text:span text:style-name="T3">" </text:span>裏<text:span text:style-name="T3">(</text:span>事實上它也沒有能力<text:span text:style-name="T3"><text:s/>"</text:span>聽<text:span text:style-name="T3">")</text:span>，絕不會哈哈大笑，它甚至可能會進一步糾正我寫錯字了，是帥哥，不是甩哥；而且還會糾正我菜單上根本沒有<text:span text:style-name="T3"><text:s/>"</text:span>甩哥拉麵<text:span text:style-name="T3">"</text:span>，是甩麵才對。<text:span text:style-name="T3"><text:line-break/><text:line-break/></text:span>哪天，你對著某人打出一顆子彈，也許打中也許沒打中。但是不管有沒有打中，你都不能怪子彈<text:span text:style-name="T3"><text:s/>"</text:span>不聽話<text:span text:style-name="T3">"</text:span>，你只能怪你自己技術不佳，因為子彈並沒有<text:span text:style-name="T3"><text:s/>"</text:span>不聽話<text:span text:style-name="T3">" </text:span>的能力。換句話說，它也不可能<text:span text:style-name="T3"><text:s/>"</text:span>聽話<text:span text:style-name="T3">"</text:span>，當然更不可能抱你大腿。對子彈而言，<text:span text:style-name="T3">"</text:span>聽話<text:span text:style-name="T3">" </text:span>與否是永遠跟它扯不上絲毫關係的，因為它沒有<text:span text:style-name="T3"><text:s/>rule following</text:span>的能力，它只能依指令動作<text:span text:style-name="T3">(according to a rule)</text:span>。<text:span text:style-name="T3"><text:line-break/><text:line-break/></text:span>比方說，我來講個笑話，有點限制級，<text:span text:style-name="T3">18</text:span>歲以下的讀者，請家長立即帶離現場：<text:span text:style-name="T3"><text:line-break/><text:line-break/></text:span>話說康德不是生活很規律嗎？<text:span text:style-name="T3">(</text:span>說不定有點強迫症<text:span text:style-name="T3">)</text:span>他每天固定下午三點會去散步。有一天，因為吃壞東西蔡賽，耽擱了兩分鐘才出門散步。他的鄰居看到他出門了，然後再抬頭看看自己家裏客廳的時鐘，<text:span text:style-name="T3">"</text:span>咦？怎麼三點兩分了？<text:span text:style-name="T3">"</text:span>鄰居以為是自己家的時鐘慢了，就動手把它調回三點。<text:span text:style-name="T3"><text:line-break/><text:line-break/></text:span>跟康德一樣，有個人生活也很規律，凡事按表操課。他固定周一、三、五晚上十一點會和他的愛人做愛做的事。話說他的愛人可能不太愛乾淨，私密處滋生許多細菌，導致細菌社區人口有點擁擠，生活品質很差，許多細菌抱怨連連。<text:span text:style-name="T3"><text:line-break/><text:line-break/></text:span>有一天，甲細菌老王看到乙細菌老李一家在打包，好像是要出遠門。於是就問說，<text:span text:style-name="T3">"</text:span>老李啊，你們打包要上哪啊<text:span text:style-name="T3">?" </text:span>老李說，<text:span text:style-name="T3">"</text:span>我們要移民啦，這地方真的不是給細菌住的，太爛了<text:span text:style-name="T3">"</text:span>。老王聽了好羨慕，於是就問說：<text:span text:style-name="T3">"</text:span>那你們幾點要離開<text:span text:style-name="T3">? </text:span>我來給你們送行啊。<text:span text:style-name="T3">" </text:span>老李說：<text:span text:style-name="T3">"</text:span>今天星期三，我們決定搭今晚十一點的特快車出境<text:span text:style-name="T3">"</text:span>。<text:span text:style-name="T3"><text:line-break/><text:line-break/></text:span>當我瞎掰了這樣一個故事，不管你覺得好不好笑，或聽懂不懂什麼是特快車，大概都能知道我是在講笑話。但你覺得機器有這本事理解這樣一個笑話嗎？你想，你的電腦<text:span text:style-name="T3"><text:s/>"</text:span>聽<text:span text:style-name="T3">" </text:span>了，會哈哈大笑、樂上一整天嗎？恐怕不太可能。<text:span text:style-name="T3"><text:line-break/><text:line-break/></text:span>由此也能看出生命究竟是怎麼一回事。他是一種活的東西，不但活在規則之外，更活在規則之上，他有自己的心靈和大腦。</text:p>
      <text:p text:style-name="P1"><text:span text:style-name="T1">甄力民</text:span><text:s/>  |  2016.02.23 23:50   |   <text:a xlink:type="simple" xlink:href="http://palinfo.habago.org/Entry?Command=Information_PrintForum&amp;iPage=284#FORUM34244"><text:span text:style-name="T2">#</text:span></text:a></text:p>
      <text:p text:style-name="P2">哈哈又猜中了<text:span text:style-name="T3"><text:line-break/><text:line-break/></text:span>上次在<text:span text:style-name="T3">AIT</text:span>罰站的時候警察杯杯過來問我誰是負責人，我還真不好意思承擔此大任，只好讓給良哲<text:span text:style-name="T3">...</text:span>下次我可以厚著臉皮承擔此榮耀一次了<text:span text:style-name="T3">!</text:span></text:p>
      <text:p text:style-name="P1"><text:span text:style-name="T1">鄭豐遠</text:span><text:s/>(<text:span text:style-name="T1">啟承</text:span>)   |  2016.02.23 23:33   |   <text:a xlink:type="simple" xlink:href="http://palinfo.habago.org/Entry?Command=Information_PrintForum&amp;iPage=284#FORUM34243"><text:span text:style-name="T2">#</text:span></text:a></text:p>
      <text:p text:style-name="P3">力民又猜對了<text:span text:style-name="T3">!!</text:span></text:p>
      <text:p text:style-name="P1"><text:span text:style-name="T1">甄力民</text:span><text:s/>  |  2016.02.23 23:01   |   <text:a xlink:type="simple" xlink:href="http://palinfo.habago.org/Entry?Command=Information_PrintForum&amp;iPage=284#FORUM34242"><text:span text:style-name="T2">#</text:span></text:a></text:p>
      <text:p text:style-name="P2">美國哈巴狗<text:span text:style-name="T3">?<text:line-break/><text:line-break/></text:span>真與善不足，加個美也許就可以<text:span text:style-name="T3"><text:line-break/></text:span>國的簡體字<text:span text:style-name="T3">:</text:span>領土有個王<text:span text:style-name="T3"><text:line-break/></text:span>哈<text:span text:style-name="T3">:</text:span>一人兩口<text:span text:style-name="T3"><text:line-break/></text:span>巴<text:span text:style-name="T3">:</text:span>吧不需要多嘴<text:span text:style-name="T3"><text:line-break/></text:span>狗<text:span text:style-name="T3">:</text:span>乖乖搖尾抱大腿是狗的習性<text:span text:style-name="T3"><text:line-break/><text:line-break/></text:span>這好難，我根本猜不出來，是我家那隻一看就覺得後面是哈巴狗的意思，前面兩個字也不是很敢肯定，但是美國哈巴狗還蠻符合舉世無雙，以及綠色生物溫床的台灣。<text:span text:style-name="T3"><text:line-break/><text:line-break/></text:span>陳真的謎題如果不是良哲先猜出頭一句，我也猜不出後半段<text:span text:style-name="T3">...<text:line-break/><text:line-break/></text:span>我前幾次靜站偷偷帶了一本若雪家書作為紀念，我還沒有伊拉克淪陷紀實，還蠻期待這個獎品說。</text:p>
      <text:p text:style-name="P1"><text:span text:style-name="T1">陳真</text:span><text:s/>  |  2016.02.23 22:57   |   <text:a xlink:type="simple" xlink:href="http://palinfo.habago.org/Entry?Command=Information_PrintForum&amp;iPage=284#FORUM34241"><text:span text:style-name="T2">#</text:span></text:a></text:p>
      <text:p text:style-name="P3">建廷的留言被哈巴狗擋在後台，剛剛才看到。<text:span text:style-name="T3"><text:line-break/><text:line-break/></text:span>各位的文學造旨真是驚人，連如此艱難的燒餅歌也解得出來。<text:span text:style-name="T3"><text:line-break/><text:line-break/></text:span>獎品方面，決定升級，改為無形勳章一枚，日後再度遇到必須拯救世界、必須到美、日及以色列等邪惡軸心國之辦事處罰站而有觸法之虞時，憑這枚胸章就可優先擔任當日活動負責人，或許有看守所一日遊的福利。<text:span text:style-name="T3"><text:line-break/><text:line-break/>"</text:span>舉刀<text:span text:style-name="T3">" </text:span>加<text:span text:style-name="T3"><text:s/>"</text:span>把手放下<text:span text:style-name="T3">" </text:span>就是個色字。<text:span text:style-name="T3">"</text:span>把<text:span text:style-name="T3">" </text:span>字去掉手旁就是<text:span text:style-name="T3">"</text:span>巴<text:span text:style-name="T3">"</text:span>，頭上再加把刀便是色。</text:p>
      <text:p text:style-name="P1"><text:span text:style-name="T1">鄭豐遠</text:span><text:s/>(<text:span text:style-name="T1">啟承</text:span>)   |  2016.02.23 22:15   |   <text:a xlink:type="simple" xlink:href="http://palinfo.habago.org/Entry?Command=Information_PrintForum&amp;iPage=284#FORUM34240"><text:span text:style-name="T2">#</text:span></text:a></text:p>
      <text:p text:style-name="P2">這樣的詩我也會，應景出一題給大家猜，不過我的難度比較低，相信很快就會被破解<text:span text:style-name="T3">:<text:line-break/><text:line-break/></text:span>真與善不足以歌頌其高貴<text:span text:style-name="T3"> <text:line-break/></text:span>王與后<text:span text:style-name="T3"><text:s/></text:span>在他們的領土裡<text:span text:style-name="T3"> <text:line-break/><text:line-break/></text:span>只見一人陪著兩口子笑開懷<text:span text:style-name="T3"><text:line-break/><text:line-break/></text:span>你瞧他那德性<text:span text:style-name="T3"><text:line-break/></text:span>我看不需多嘴吧<text:span text:style-name="T3"><text:line-break/></text:span>乖乖搖尾抱大腿就好<text:span text:style-name="T3"><text:line-break/><text:line-break/><text:line-break/><text:line-break/></text:span>猜一種舉世無雙的動物，五個字，和綠色生物的溫床有關，超簡單的喔，和本站淵源極深。中間也有一句是虛詞。</text:p>
      <text:p text:style-name="P1"><text:span text:style-name="T1">王修亮</text:span><text:s/>  |  2016.02.23 19:07   |   <text:a xlink:type="simple" xlink:href="http://palinfo.habago.org/Entry?Command=Information_PrintForum&amp;iPage=284#FORUM34239"><text:span text:style-name="T2">#</text:span></text:a></text:p>
      <text:p text:style-name="P3">力民的<text:span text:style-name="T3"><text:s/></text:span>綠色生物<text:span text:style-name="T3"><text:s/></text:span>應該是正解了啦<text:span text:style-name="T3">!<text:line-break/></text:span>覺得原謎題比較截然有力，不用對仗啊<text:span text:style-name="T3">!</text:span>散文新詩體也很好<text:span text:style-name="T3">^^</text:span></text:p>
      <text:p text:style-name="P1"><text:span text:style-name="T1">參加猜燈謎</text:span><text:s/>  |  2016.02.23 17:54   |   <text:a xlink:type="simple" xlink:href="http://palinfo.habago.org/Entry?Command=Information_PrintForum&amp;iPage=284#FORUM34238"><text:span text:style-name="T2">#</text:span></text:a></text:p>
      <text:p text:style-name="P2">皇后潛入藍海，尋找死對頭，寧為雞首，勿為牛後。<text:span text:style-name="T3"><text:line-break/><text:line-break/></text:span>我的答案是<text:span text:style-name="T3">:</text:span>雞犬升天<text:span text:style-name="T3">.</text:span></text:p>
      <text:p text:style-name="P1"><text:span text:style-name="T1">鄭豐遠</text:span><text:s/>(<text:span text:style-name="T1">啟承</text:span>)   |  2016.02.23 16:06   |   <text:a xlink:type="simple" xlink:href="http://palinfo.habago.org/Entry?Command=Information_PrintForum&amp;iPage=284#FORUM34237"><text:span text:style-name="T2">#</text:span></text:a></text:p>
      <text:p text:style-name="P3">看起來力民應該是答出正解了，真聰明。</text:p>
      <text:p text:style-name="P1"><text:span text:style-name="T1">甄力民</text:span><text:s/>  |  2016.02.23 15:05   |   <text:a xlink:type="simple" xlink:href="http://palinfo.habago.org/Entry?Command=Information_PrintForum&amp;iPage=284#FORUM34236"><text:span text:style-name="T2">#</text:span></text:a></text:p>
      <text:p text:style-name="P2">綠色生物：<text:span text:style-name="T3"><text:line-break/></text:span>良哲猜出綠色<text:span text:style-name="T3"><text:line-break/></text:span>死的對頭是生<text:span text:style-name="T3"><text:line-break/></text:span>勿為牛後，取其物</text:p>
      <text:p text:style-name="P4"/>
      <text:p text:style-name="P1"><text:span text:style-name="T1">陳真</text:span><text:s/>  |  2016.02.23 14:59   |   <text:a xlink:type="simple" xlink:href="http://palinfo.habago.org/Entry?Command=Information_PrintForum&amp;iPage=285#FORUM34235"><text:span text:style-name="T2">#</text:span></text:a></text:p>
      <text:p text:style-name="P2">我原來的籤詩，藝術造旨相當高，媲美北島，但是為了通俗對仗，所以才改成：<text:span text:style-name="T3"><text:line-break/><text:line-break/></text:span>皇后潛入藍海，尋找死對頭，寧為雞首，勿為牛後。<text:span text:style-name="T3"><text:line-break/><text:line-break/></text:span>其實原詩我是這樣寫的，解題難度較高：<text:span text:style-name="T3"><text:line-break/><text:line-break/></text:span>皇后潛入藍海<text:span text:style-name="T3"><text:line-break/></text:span>舉刀<text:span text:style-name="T3"><text:line-break/></text:span>把手放下<text:span text:style-name="T3"><text:line-break/></text:span>尋找死對頭<text:span text:style-name="T3"><text:line-break/></text:span>寧為雞首<text:span text:style-name="T3"><text:line-break/></text:span>勿為牛後<text:span text:style-name="T3"><text:line-break/><text:line-break/></text:span>寧為雞首可略，純虛詞。</text:p>
      <text:p text:style-name="P1"><text:span text:style-name="T1">陳建廷</text:span><text:s/>  |  2016.02.23 14:43   |   <text:a xlink:type="simple" xlink:href="http://palinfo.habago.org/Entry?Command=Information_PrintForum&amp;iPage=285#FORUM34234"><text:span text:style-name="T2">#</text:span></text:a></text:p>
      <text:p text:style-name="P3">可是指：綠色生物？<text:span text:style-name="T3"> <text:line-break/><text:line-break/></text:span>＂綠＂已知。尋找死對頭，死對頭為＂生＂。勿為牛後，猜字為＂物＂。</text:p>
      <text:p text:style-name="P1"><text:span text:style-name="T1">陳建廷</text:span><text:s/>  |  2016.02.23 14:37   |   <text:a xlink:type="simple" xlink:href="http://palinfo.habago.org/Entry?Command=Information_PrintForum&amp;iPage=285#FORUM34233"><text:span text:style-name="T2">#</text:span></text:a></text:p>
      <text:p text:style-name="P2">猜：綠色生物？</text:p>
      <text:p text:style-name="P1"><text:span text:style-name="T1">陳真</text:span><text:s/>  |  2016.02.23 14:16   |   <text:a xlink:type="simple" xlink:href="http://palinfo.habago.org/Entry?Command=Information_PrintForum&amp;iPage=285#FORUM34231"><text:span text:style-name="T2">#</text:span></text:a></text:p>
      <text:p text:style-name="P3">哈哈，還是不對。你侮辱了蛆哦。答案明天公布。</text:p>
      <text:p text:style-name="P1"><text:span text:style-name="T1">良哲</text:span><text:s/>  |  2016.02.23 13:50   |   <text:a xlink:type="simple" xlink:href="http://palinfo.habago.org/Entry?Command=Information_PrintForum&amp;iPage=285#FORUM34230"><text:span text:style-name="T2">#</text:span></text:a></text:p>
      <text:p text:style-name="P2">牛後牛糞裏，或牛勢之後，雞首成蟲被雞食。蛆？</text:p>
      <text:p text:style-name="P1"><text:span text:style-name="T1">陳真</text:span><text:s/>  |  2016.02.23 13:18   |   <text:a xlink:type="simple" xlink:href="http://palinfo.habago.org/Entry?Command=Information_PrintForum&amp;iPage=285#FORUM34229"><text:span text:style-name="T2">#</text:span></text:a></text:p>
      <text:p text:style-name="P3">對了三分之一。紅澄黃綠藍靛紫，綠在黃後、藍前，黃藍配為綠。</text:p>
      <text:p text:style-name="P1"><text:span text:style-name="T1">良哲</text:span><text:s/>  |  2016.02.23 12:56   |   <text:a xlink:type="simple" xlink:href="http://palinfo.habago.org/Entry?Command=Information_PrintForum&amp;iPage=285#FORUM34228"><text:span text:style-name="T2">#</text:span></text:a></text:p>
      <text:p text:style-name="P2">皇后潛入藍海<text:span text:style-name="T3">("</text:span>黃<text:span text:style-name="T3">"</text:span>入藍變成「綠」？<text:span text:style-name="T3">)</text:span>，尋找死對頭<text:span text:style-name="T3">(</text:span>國王？「老」仔？<text:span text:style-name="T3">)</text:span>，寧為雞首，勿為牛後<text:span text:style-name="T3">(</text:span>「鼠」，十二生肖？<text:span text:style-name="T3">)</text:span>。謎底是綠老鼠？</text:p>
      <text:p text:style-name="P1"><text:span text:style-name="T1">陳真</text:span><text:s/>  |  2016.02.23 10:59   |   <text:a xlink:type="simple" xlink:href="http://palinfo.habago.org/Entry?Command=Information_PrintForum&amp;iPage=285#FORUM34227"><text:span text:style-name="T2">#</text:span></text:a></text:p>
      <text:p text:style-name="P3">皇后潛入藍海，尋找死對頭，寧為雞首，勿為牛後。<text:span text:style-name="T3"><text:line-break/><text:line-break/></text:span>提示：寧為雞首為虛詞，憑其它三句便可意會。猜一種台灣特有的生物，危害巨大。<text:span text:style-name="T3"><text:line-break/><text:line-break/></text:span>這題目是我自己瞎掰的。不過，都講這麼白了還會猜不中嗎？猜中者，可獲得董事長親筆簽名之若雪家書及伊拉克淪陷記實各一本。</text:p>
      <text:p text:style-name="P1"><text:span text:style-name="T1">王修亮</text:span><text:s/>  |  2016.02.22 14:38   |   <text:a xlink:type="simple" xlink:href="http://palinfo.habago.org/Entry?Command=Information_PrintForum&amp;iPage=285#FORUM34226"><text:span text:style-name="T2">#</text:span></text:a></text:p>
      <text:p text:style-name="P2">一、秋月<text:span text:style-name="T3"><text:line-break/></text:span>二、綠草如茵<text:span text:style-name="T3"><text:line-break/></text:span>三、史記<text:span text:style-name="T3"><text:line-break/></text:span>四、秦漢隋唐<text:span text:style-name="T3"><text:line-break/></text:span>五、法外開恩<text:span text:style-name="T3">:</text:span>外這字是會意法。<text:span text:style-name="T3"><text:line-break/><text:line-break/></text:span>大家元宵節吃吃元宵啊<text:span text:style-name="T3">^^<text:line-break/></text:span>良哲有文學功力<text:span text:style-name="T3">^^</text:span></text:p>
      <text:p text:style-name="P1"><text:span text:style-name="T1">隆誌</text:span><text:s/>  |  2016.02.22 12:58   |   <text:a xlink:type="simple" xlink:href="http://palinfo.habago.org/Entry?Command=Information_PrintForum&amp;iPage=285#FORUM34225"><text:span text:style-name="T2">#</text:span></text:a></text:p>
      <text:p text:style-name="P3"><text:span text:style-name="T3"><text:line-break/><text:line-break/></text:span>五、豁然開朗？<text:span text:style-name="T3"><text:line-break/></text:span>（猜的）</text:p>
      <text:p text:style-name="P1"><text:span text:style-name="T1">隆誌</text:span><text:s/>  |  2016.02.22 09:44   |   <text:a xlink:type="simple" xlink:href="http://palinfo.habago.org/Entry?Command=Information_PrintForum&amp;iPage=285#FORUM34224"><text:span text:style-name="T2">#</text:span></text:a></text:p>
      <text:p text:style-name="P2"><text:span text:style-name="T3"><text:line-break/></text:span>斷句沒斷好，讓大家誤會了！<text:span text:style-name="T3"><text:line-break/><text:line-break/></text:span>這類的討論真的很奧妙，一開始幾天還會在問題核心上。然後沒多久就開始會有很多揣測與臆測式的說法出來，媒體開始抓著某個點拼命做新聞。隨後政客﹑名嘴就跟上，然後一堆團體就冒出來，持續加溫該議題。更好玩的是，該負責任的人反而喊的最大聲。例如之前的食安問題，就是極好的一個例子。最後結論就是台灣的法規鬆散和執政者該死之類。可是仔細回想問題爆發到熱烈討論，那些立法委員有主動出來要深切檢討法規嗎？不就是吵到最後，還是把法規修改的責任丟給官方。然後這些立委和政客們再照著官方的版本修改出一個自己的版本，接著大罵政府無能，法規漏洞一堆之類。<text:span text:style-name="T3"><text:line-break/><text:line-break/></text:span>這樣的循環，在每個議題上都是如此。到最後所修出來的法規，壓根也沒解決最原始的問題。</text:p>
      <text:p text:style-name="P4"/>
      <text:p text:style-name="P1"><text:span text:style-name="T1">良哲</text:span><text:s/>  |  2016.02.22 08:37   |   <text:a xlink:type="simple" xlink:href="http://palinfo.habago.org/Entry?Command=Information_PrintForum&amp;iPage=286#FORUM34223"><text:span text:style-name="T2">#</text:span></text:a></text:p>
      <text:p text:style-name="P2">二是綠草如茵，四是秦漢隋唐？勉力湊出前四個謎底試試，不知對不對？第五個還兜不起來<text:span text:style-name="T3">...</text:span></text:p>
      <text:p text:style-name="P1"><text:span text:style-name="T1">良哲</text:span><text:s/>  |  2016.02.22 08:17   |   <text:a xlink:type="simple" xlink:href="http://palinfo.habago.org/Entry?Command=Information_PrintForum&amp;iPage=286#FORUM34222"><text:span text:style-name="T2">#</text:span></text:a></text:p>
      <text:p text:style-name="P3">修亮姐的燈謎，我猜一是秋月，三是史記？</text:p>
      <text:p text:style-name="P1"><text:span text:style-name="T1">陳真</text:span><text:s/>  |  2016.02.22 02:27   |   <text:a xlink:type="simple" xlink:href="http://palinfo.habago.org/Entry?Command=Information_PrintForum&amp;iPage=286#FORUM34221"><text:span text:style-name="T2">#</text:span></text:a></text:p>
      <text:p text:style-name="P2">瑞賓，我那文章，對你以及你的電子報並無譴責之意，希望你別太介意。那文章主要只是想說這樣一件事：<text:span text:style-name="T3"><text:line-break/><text:line-break/></text:span>我們當下以為理所當然、毫無疑義的事，哪怕多麼細微，哪怕多麼平凡而普遍，很有可能就在不久之前它卻是一種絕對禁忌或根本不為人所知，訴說者或提倡者往往必須付出慘痛代價。<text:span text:style-name="T3"><text:line-break/><text:line-break/></text:span>這樣一個現象，在這島上始終不曾成為歷史，甚且變本加厲到難以想像、但卻幾乎無人在意的地步。如果有人說，種種惡行所製造的痛苦已經成為一種過去，那他若不是無知低能得可怕，就是無恥，存心睜眼說瞎話；要不就是他的心靈已經扭曲到這樣一種地步：在他的心目中，某種偏見或主張或立場或顏色之取得絕對優勢，乃是人類文明的最高價值甚至唯一價值。<text:span text:style-name="T3"><text:line-break/><text:line-break/></text:span>類似例子別說<text:span text:style-name="T3"><text:s/>20</text:span>件，兩百件我都能舉得出來。比方說，不可任意毆打或電擊精神病人這樣一個理所當然的事，這年頭有人會反對嗎？應該沒有。這年頭有醫院膽敢大方地任意毆打病人或以毫無麻醉的電擊做為一種懲罰而非一種治療嗎？應該也沒有。可是，我出國前曾經待過的某家醫院，卻是這麼幹的。讓我感到不可思議的不是打病人，而是：那麼大的一家醫院，大家都知道有這樣一種長久作風，但卻從來沒有醫護人員出聲反對；甚至資深的醫生還反諷說我沒見過世面，說我大驚小怪，還說<text:span text:style-name="T3"><text:s/>"</text:span>台灣哪個醫院不打人？<text:span text:style-name="T3">"<text:line-break/><text:line-break/></text:span>有一天值班，終於被我親眼看到了。但我並沒有把這事公諸於世，畢竟我不是那種<text:span text:style-name="T3"><text:s/>"</text:span>正義壓倒一切<text:span text:style-name="T3">" </text:span>的正義人士。我身上恐怕找不到半點正義感。亞里斯多德說：<text:span text:style-name="T3">"</text:span>吾愛吾師，吾尤愛真理<text:span text:style-name="T3">"</text:span>。但我不是那種人。對我來說，吾愛真理，但吾同樣也愛吾友吾師吾家人吾同事吾鄰居等等等。當兩者之間有所衝突時，我相信還是能找到一種平衡，那就是：盡量在不傷害任何<text:span text:style-name="T3"><text:s/>"</text:span>脆弱個人<text:span text:style-name="T3">" </text:span>的前提下，讓所謂正義或真理得到改善或實現。畢竟重要的是<text:span text:style-name="T3"><text:s/>"</text:span>真理<text:span text:style-name="T3">" </text:span>的實現，而不是追究任何個人的罪責。<text:span text:style-name="T3"><text:line-break/><text:line-break/></text:span>對於例行性的毆打病人一事，我雖然沒有公諸於世，但我要求醫院無論如何必須徹底禁絕這種事。依照華人社會典型的官僚作法就是嚴懲基層，然後擺出一副好像高層很無辜的樣子。但我寫院內公開信告訴院方說，如果要懲罰，不是懲罰打人的基層工作人員，而是應該懲罰院方的最高層級與最高權力單位才是，因為毆打精神病人並非單一偶發事件，而是一種常態，一種醫院文化，高層自然是最應該歸罪的人。若一定要開除人，那麼，第一個應該開除的是院長才對，而不是讓基層警衛扛起一切責任。<text:span text:style-name="T3"><text:line-break/><text:line-break/></text:span>經過我在醫院內部這麼一<text:span text:style-name="T3"><text:s/>"</text:span>鬧<text:span text:style-name="T3">"</text:span>，事情的結局是：我相信這家醫院應該從此不敢再打病人或隨便電擊病人了。但是，幾個月後，我也就<text:span text:style-name="T3"><text:s/>"</text:span>被<text:span text:style-name="T3">" </text:span>辭職了。院方技術地讓我不得不離職，其實我是完全有辦法反擊而繼續留任的，但我有意地選擇接受這樣一種後果，離開這樣一個輕鬆的高薪工作，原因有二：<text:span text:style-name="T3"><text:line-break/><text:line-break/></text:span>一，我對於毆打病人的警衛，心裏其實是十分愧疚的，因為不管我如何想保護他，在事件期間，他必然不好過，必然成為眾矢之的。我的離職，就當做是我的一種致歉或贖罪。<text:span text:style-name="T3"><text:line-break/><text:line-break/></text:span>二，當真理和吾師吾友的利益起了衝突，當它無法兩全時，也許最好的方法之一就是讓你自己也受傷受害，讓你自己也付出代價。這樣的話，別人也許才會相信當你訴說<text:span text:style-name="T3"><text:s/>"</text:span>真理<text:span text:style-name="T3">" </text:span>時，你的確是為了真理，而不是為了傷害誰打擊誰或為了某種私利。<text:span text:style-name="T3"><text:line-break/><text:line-break/></text:span>某個意義上，這就像一種祭拜天地神明的祭品，與其灑別人的血，不如灑自己的。聽起來，彷彿我們很偉大似的，彷彿我們自我犧牲了似的，但我倒無此意。<text:span text:style-name="T3"><text:line-break/><text:line-break/></text:span>剛剛看了<text:span text:style-name="T3"><text:s/>"</text:span>第四公民<text:span text:style-name="T3">"</text:span>，看到史諾登講的一段話，非常感動。他說他知道自己揭發美國監控全球一事，將會遭到什麼樣的後果，但他願意付出代價。他說，<text:span text:style-name="T3">"</text:span>這倒不是說我做出自我犧牲，因為事實上當我能夠為眾人的利益奉獻自己時，其實我還是很開心的。<text:span text:style-name="T3">" <text:line-break/><text:line-break/></text:span>這其實也是為什麼我始終都很不喜歡別人朝所謂<text:span text:style-name="T3"><text:s/>"</text:span>受害<text:span text:style-name="T3">" </text:span>或什麼<text:span text:style-name="T3"><text:s/>"</text:span>犧牲<text:span text:style-name="T3">" </text:span>的方向去理解我的作為，因為我根本沒有受害或犧牲的感覺。當然，很多事帶來個人許多難以抹滅的悲劇與痛苦，但是，基本上這些全是我自找的，自願的，甚至是主動迎向所謂痛苦的。一個人之所以會自願迎向痛苦，也許那是因為其實在痛苦之外，仍然有它讓人開心的地方。<text:span text:style-name="T3"><text:line-break/><text:line-break/></text:span>這些話若從我嘴裏講出來也許沒有任何意義，畢竟我也沒做過什麼像樣的事。可當這些話從史諾登嘴裏說出時，我是很感動的，因為我能感受到他心裏有一種愛，那個愛大到讓一個人竟然願意毀掉自己的一生，而我們<text:span text:style-name="T3">--</text:span>不管跟他識或不識<text:span text:style-name="T3">--</text:span>全都是他愛的對象，全都屬於他的愛的範圍。你能不能體會這樣一種感動：世界上竟然有個人或一群人，你跟他根本不認識，但他卻願意毀掉自己的青春乃至生命，承受眾人誤解與眾叛親離，只求能對你我做出一些有益之事。<text:span text:style-name="T3"><text:line-break/><text:line-break/>p.s: </text:span>修亮姐的燈謎我一個也不會，本想講兩個限制級笑話應景<text:span text:style-name="T3"><text:s/>(</text:span>關於兩隻細菌的移民對話<text:span text:style-name="T3">)</text:span>，但夜已深，明天又是從早忙到晚的艱難一天，所以就算了。</text:p>
      <text:p text:style-name="P1"><text:span text:style-name="T1">陳真</text:span><text:s/>  |  2016.02.22 02:07   |   <text:a xlink:type="simple" xlink:href="http://palinfo.habago.org/Entry?Command=Information_PrintForum&amp;iPage=286#FORUM34220"><text:span text:style-name="T2">#</text:span></text:a></text:p>
      <text:p text:style-name="P3">隆誌的第一段頭幾句，讓我雄雄嚇了一跳。王大師寫的，怎麼會是<text:span text:style-name="T3"><text:s/>"</text:span>風馬牛不相及的討論<text:span text:style-name="T3">"</text:span>？後來再仔細一讀，應該是指王大師所批評的市面上那樣一些<text:span text:style-name="T3"><text:s/>"</text:span>風馬牛不相及的討論<text:span text:style-name="T3">"</text:span>。</text:p>
      <text:p text:style-name="P1"><text:span text:style-name="T1">隆誌</text:span><text:s/>  |  2016.02.21 09:16   |   <text:a xlink:type="simple" xlink:href="http://palinfo.habago.org/Entry?Command=Information_PrintForum&amp;iPage=286#FORUM34219"><text:span text:style-name="T2">#</text:span></text:a></text:p>
      <text:p text:style-name="P2">讀完王大師那篇有關於南台地震與土壤液化的文章，這種風馬牛不相及的討論，一直在台灣上演。印象中，過去曾經在中、北部有一段時間，常有青少年飆車族出現。那時候許多媒體與學者的討論，到最後並不是針對家庭教育或是如何防範青少年的犯罪行為，反而是討論是否開放賽車運動。我自己的一些朋友，也曾經是飆車族的一份子。他們壓根就不是想要賽車，他們只是想要在家庭被忽視之外，另外尋求一種認同感與成就感。<text:span text:style-name="T3"><text:line-break/></text:span>三十年過去了，資訊更加爆炸，資訊獲取速度更快。可是對問題的討論，卻仍然風馬牛不相及。政客與媒體，甚至有心人士，往往趁著某些事件發生時，將自己的圖謀，加入公眾的討論中。再加上公眾的懶人包心態，輿論始終被這些有心者帶著走。<text:span text:style-name="T3"><text:line-break/></text:span>過去幾年，一當有關政府徵收農地的問題出現在媒體上，沒多久不少學者﹑名嘴、政客與社運團體開始說台灣的糧食自給率的問題，然後開始說農地農用。就開始看到一堆打著<text:span text:style-name="T3">"</text:span>愛土地<text:span text:style-name="T3">"</text:span>的旗號，到處抗爭。至於那些農地擁有者，真正希望利用媒體與政客的力量，獲取更多的政府徵收補助與利益。<text:span text:style-name="T3"><text:line-break/></text:span>同樣的狀況，也發生在都市更新上。一些網路上的討論講的義正嚴詞，更有社運團體與社會人士化做正義使者，一副人民私有財產捍衛者的角色。可是最後的結局，卻不是那些原始擁有者所期待的更多利益。<text:span text:style-name="T3"><text:line-break/></text:span>所以幾十年來，一堆社會事件產生的問題，卻得不到真正對應的解決，卻意外地成就更多莫名其妙的問題。</text:p>
      <text:p text:style-name="P1"><text:span text:style-name="T1">甄力民</text:span><text:s/>  |  2016.02.20 13:37   |   <text:a xlink:type="simple" xlink:href="http://palinfo.habago.org/Entry?Command=Information_PrintForum&amp;iPage=286#FORUM34218"><text:span text:style-name="T2">#</text:span></text:a></text:p>
      <text:p text:style-name="P3">要麻煩管理員修改ㄧ下陳瑞賓文章內的網址了，不然會造成整個板面閱讀困難。</text:p>
      <text:p text:style-name="P1"><text:span text:style-name="T1">陳真</text:span><text:s/>  |  2016.02.20 12:49   |   <text:a xlink:type="simple" xlink:href="http://palinfo.habago.org/Entry?Command=Information_PrintForum&amp;iPage=286#FORUM34217"><text:span text:style-name="T2">#</text:span></text:a></text:p>
      <text:p text:style-name="P2">瑞賓，我當然記得你啊，我還不到老年失智的地步。今天靜站，我在車上，沒法看你寫什麼。</text:p>
      <text:p text:style-name="P1"><text:span text:style-name="T1">陳瑞賓</text:span><text:s/>  |  2016.02.20 10:19   |   <text:a xlink:type="simple" xlink:href="http://palinfo.habago.org/Entry?Command=Information_PrintForum&amp;iPage=286#FORUM34212"><text:span text:style-name="T2">#</text:span></text:a></text:p>
      <text:p text:style-name="P3"><text:span text:style-name="T3">Dear </text:span>陳真<text:span text:style-name="T3"><text:line-break/></text:span>你大概不會記得我<text:span text:style-name="T3">, </text:span>我是環境資訊電子報的陳瑞賓<text:span text:style-name="T3">.<text:line-break/></text:span>之所以寫信給你<text:span text:style-name="T3">, </text:span>是因為今天在讀到一篇朋友轉貼你的文章<text:span text:style-name="T3">, <text:line-break/><text:line-break/>http://goo.gl/0Bmi4i<text:line-break/><text:line-break/></text:span>被轉載到文思革<text:span text:style-name="T3"><text:line-break/><text:line-break/></text:span>陳真醫師寫下的<text:span text:style-name="T3">20</text:span>件事<text:span text:style-name="T3"><text:line-break/></text:span>作者<text:span text:style-name="T3">: </text:span>陳真（授權轉載）<text:span text:style-name="T3"><text:s/>| </text:span>一月<text:span text:style-name="T3"><text:s/>27, 2016<text:line-break/><text:line-break/></text:span>讀著你從學生時代<text:span text:style-name="T3">, </text:span>出國<text:span text:style-name="T3">, </text:span>回國當醫生的那段歷史<text:span text:style-name="T3">, </text:span>讓我更加認識你<text:span text:style-name="T3">. </text:span>很抱歉<text:span text:style-name="T3">, </text:span>這也是事實<text:span text:style-name="T3">. </text:span>因為<text:span text:style-name="T3">, </text:span>早年高中時期<text:span text:style-name="T3">, 1985</text:span>年代<text:span text:style-name="T3">, </text:span>雖然我也會跟著在後頭遊行<text:span text:style-name="T3">, </text:span>但<text:span text:style-name="T3">, </text:span>比較像是好奇<text:span text:style-name="T3">, </text:span>也抱著跑套的心態<text:span text:style-name="T3">, </text:span>想多了解<text:span text:style-name="T3">. </text:span>坦白說<text:span text:style-name="T3">, </text:span>我還是屬於那種傻傻念書<text:span text:style-name="T3">, </text:span>準備聯考的學生<text:span text:style-name="T3">. </text:span>只是<text:span text:style-name="T3">, </text:span>在過程中<text:span text:style-name="T3">, </text:span>多了很多的好奇<text:span text:style-name="T3">, </text:span>以及不解<text:span text:style-name="T3">. </text:span>包含明明我雖然跟在遊行後頭散步<text:span text:style-name="T3">, </text:span>但<text:span text:style-name="T3">, </text:span>感受到整個過程都很平和<text:span text:style-name="T3">, </text:span>為什麼報紙要寫這群人是暴民<text:span text:style-name="T3">??? </text:span>有很多的往事<text:span text:style-name="T3">, </text:span>暫且略過不談<text:span text:style-name="T3">.<text:line-break/><text:line-break/></text:span>之所以<text:span text:style-name="T3">, </text:span>費心找到這裡留言給你<text:span text:style-name="T3">, </text:span>純然是早年的<text:span text:style-name="T3">email</text:span>應該也失效了<text:span text:style-name="T3">.<text:line-break/><text:line-break/></text:span>在文章中<text:span text:style-name="T3">, </text:span>我看到你寫了一段<text:span text:style-name="T3">, </text:span>如下<text:span text:style-name="T3">:<text:line-break/><text:line-break/>2001</text:span>年，我和學姊從劍橋坐車去倫敦，參加波斯灣戰爭十周年紀念，跟幾十個英國人一起躺在大馬路上阻礙交通藉以抗爭，差點被警察逮捕，遣送回國。警察也許不忍心看我們<text:span text:style-name="T3"><text:s/>“</text:span>提早畢業<text:span text:style-name="T3">"</text:span>，最後只是把我們丟在路邊了事。事後，我寫了一篇<text:span text:style-name="T3"><text:s/>“</text:span>反輻射混蛋與伊拉克禁運<text:span text:style-name="T3">" </text:span>的文章，講述美軍在侵略伊拉克戰爭中大量使用恐佈的貧鈾彈，製造出大量癌症病患和畸形兒。寫完之後，十幾個網路與平面媒體刊登。記得有個環境資訊電子報，好像很懷疑貧鈾彈是我自己瞎掰似的，也是一直要我舉證。<text:span text:style-name="T3"><text:line-break/><text:line-break/></text:span>基本上<text:span text:style-name="T3">, </text:span>我也完全忘光<text:span text:style-name="T3">, </text:span>當年的狀況<text:span text:style-name="T3">. </text:span>但<text:span text:style-name="T3">, </text:span>我是學生態的<text:span text:style-name="T3">, </text:span>再加上我從國外授權我翻譯<text:span text:style-name="T3">ENS Environmental news service</text:span>的新聞裡<text:span text:style-name="T3">, </text:span>也有提過耗乏鈾<text:span text:style-name="T3">, </text:span>或貧鈾彈的內容<text:span text:style-name="T3">, </text:span>所以<text:span text:style-name="T3">, </text:span>我很能理解這問題<text:span text:style-name="T3">. </text:span>其實<text:span text:style-name="T3">, </text:span>就是打坦克或堡壘用的<text:span text:style-name="T3">"</text:span>穿甲彈<text:span text:style-name="T3">", </text:span>火炮的威力不單純取決於爆炸的威力<text:span text:style-name="T3">, </text:span>還有穿透力<text:span text:style-name="T3">. </text:span>穿透力最簡單就是用<text:span text:style-name="T3">"</text:span>動能<text:span text:style-name="T3">" 1/2MV2</text:span>之類的公式<text:span text:style-name="T3">, </text:span>其中<text:span text:style-name="T3">, </text:span>質量越大<text:span text:style-name="T3">, </text:span>就容易加乘速度<text:span text:style-name="T3">, </text:span>獲得更大的動能<text:span text:style-name="T3">. </text:span>鈾<text:span text:style-name="T3">238, </text:span>遠比銅<text:span text:style-name="T3">, </text:span>鐵等強<text:span text:style-name="T3">, </text:span>也比鉛重<text:span text:style-name="T3">, </text:span>而且又可消耗採放射性鈾的剩餘<text:span text:style-name="T3">...</text:span>等<text:span text:style-name="T3"><text:line-break/><text:line-break/></text:span>但<text:span text:style-name="T3">, </text:span>我必需坦白說<text:span text:style-name="T3">, </text:span>我也是大約<text:span text:style-name="T3">2000</text:span>年前後<text:span text:style-name="T3">, </text:span>才接觸到這些訊息<text:span text:style-name="T3">, </text:span>包含你的文稿內容<text:span text:style-name="T3">, </text:span>都是我在台灣讀書<text:span text:style-name="T3">, </text:span>讀報<text:span text:style-name="T3">, </text:span>雜誌所前所未聞的<text:span text:style-name="T3">. </text:span>如果不是藉由外電<text:span text:style-name="T3">, </text:span>以及你<text:span text:style-name="T3">, </text:span>還有少數幾位留學生<text:span text:style-name="T3">, </text:span>帶回這些訊息<text:span text:style-name="T3">, (</text:span>前後還有人在談第三世界外債<text:span text:style-name="T3">...</text:span>等的議題<text:span text:style-name="T3">), </text:span>我只能說<text:span text:style-name="T3">, </text:span>自己就像井底之蛙吧<text:span text:style-name="T3">.<text:line-break/><text:line-break/></text:span>我能想像的是<text:span text:style-name="T3">, </text:span>應該不會要你舉証<text:span text:style-name="T3">, </text:span>因為穿甲彈<text:span text:style-name="T3">, </text:span>打坦克<text:span text:style-name="T3">, </text:span>堡壘<text:span text:style-name="T3">...</text:span>有什麼好舉証的呢<text:span text:style-name="T3">? </text:span>以我的反骨性格<text:span text:style-name="T3">, </text:span>應該是想找你多問<text:span text:style-name="T3">, </text:span>多挖一些內幕什麼的<text:span text:style-name="T3"><text:s/>^_^ </text:span>最多是因為所能獲得的資訊很有限<text:span text:style-name="T3">, </text:span>會多跟你詢問<text:span text:style-name="T3">. <text:line-break/><text:line-break/></text:span>講再多<text:span text:style-name="T3">, </text:span>大概也只是在回憶之間找線索罷了<text:span text:style-name="T3">.<text:line-break/><text:line-break/></text:span>附上環境資訊電子報的資料<text:span text:style-name="T3">, </text:span>供你參考<text:span text:style-name="T3">. </text:span>難得我們這份沒多少人要看的刊物<text:span text:style-name="T3">, </text:span>歷經<text:span text:style-name="T3">16</text:span>年還活著<text:span text:style-name="T3">, </text:span>沒倒<text:span text:style-name="T3">@@ </text:span>啊<text:span text:style-name="T3">, </text:span>也感謝你當年的分享<text:span text:style-name="T3">.<text:line-break/><text:line-break/></text:span>從以前我就朝向資料庫化<text:span text:style-name="T3">, </text:span>你可隨時在網站右上角去檢索<text:span text:style-name="T3">, </text:span>確認<text:span text:style-name="T3">. </text:span>我不期待你文章裡修改<text:span text:style-name="T3">, </text:span>美言<text:span text:style-name="T3">. </text:span>因為<text:span text:style-name="T3">, </text:span>那屬於你個人的記憶<text:span text:style-name="T3">, </text:span>感受<text:span text:style-name="T3">, </text:span>評價<text:span text:style-name="T3">.<text:line-break/><text:line-break/></text:span>我只是想跟你表達<text:span text:style-name="T3">, </text:span>我自認為還算喜歡你的文章<text:span text:style-name="T3">, </text:span>在當年也帶給我和許多人在台灣看不到<text:span text:style-name="T3">, </text:span>也不了解的訊息<text:span text:style-name="T3">. <text:line-break/><text:line-break/>---</text:span>底下是你當年分享的文章<text:span text:style-name="T3">---<text:line-break/><text:line-break/>http://goo.gl/QRZaeH<text:line-break/><text:line-break/></text:span>我以後想當蝴蝶――寫于《動物福音》之後<text:span text:style-name="T3">| </text:span>台灣環境資訊協會<text:span text:style-name="T3">-</text:span>環境資訊<text:span text:style-name="T3"><text:s/>...<text:line-break/><text:line-break/>2007</text:span>年<text:span text:style-name="T3">5</text:span>月<text:span text:style-name="T3">13</text:span>日<text:span text:style-name="T3"><text:s/>... </text:span>作者：陳真（人科靈長類、醫師、哲學家）<text:span text:style-name="T3">. animal gospel 1999</text:span>年春天，在劍橋三一<text:span text:style-name="T3"><text:s/></text:span>學院「維根斯坦與馬克思」的研討會中，著名哲學家范光棣說：「哲學<text:span text:style-name="T3"><text:s/>...<text:line-break/>e-info.org.tw/node/22403<text:line-break/><text:line-break/></text:span>一種宿命或一種妄想？<text:span text:style-name="T3"><text:s/>(</text:span>上<text:span text:style-name="T3">)<text:line-break/>[</text:span>環境關懷事件<text:span text:style-name="T3">]. </text:span>一種宿命或一種妄想？<text:span text:style-name="T3"><text:s/>(</text:span>上<text:span text:style-name="T3">). </text:span>作者：陳真<text:span text:style-name="T3">17 Feb. 2001. </text:span>連我算在內，<text:span text:style-name="T3"><text:s/></text:span>世界上應該有五十億的人口，但是，這個可憐的小地球，地底下，卻埋了一億一千萬<text:span text:style-name="T3"><text:s/>...<text:line-break/><text:line-break/>e-info.org.tw/against/2001/against-01050701.htm<text:line-break/><text:line-break/></text:span>反輻射混蛋和伊拉克禁運<text:span text:style-name="T3">(</text:span>下<text:span text:style-name="T3">)<text:line-break/>[</text:span>環境關懷事件<text:span text:style-name="T3">]. </text:span>反輻射混蛋和伊拉克禁運<text:span text:style-name="T3">(</text:span>下<text:span text:style-name="T3">). </text:span>作者：陳真日期：<text:span text:style-name="T3">2001.01.16. </text:span>至於禁<text:span text:style-name="T3"><text:s/></text:span>運，理由是說海珊發展生化武器，可是，如果生化武器是禁止發展的東西，為什麼英美<text:span text:style-name="T3"><text:s/>...<text:line-break/><text:line-break/>e-info.org.tw/against/2001/against-01021301.htm<text:line-break/><text:line-break/></text:span>反輻射混蛋和伊拉克禁運<text:span text:style-name="T3">(</text:span>上<text:span text:style-name="T3">)<text:line-break/>[</text:span>環境關懷事件<text:span text:style-name="T3">]. </text:span>反輻射混蛋和伊拉克禁運<text:span text:style-name="T3">(</text:span>上<text:span text:style-name="T3">). </text:span>作者：陳真日期：<text:span text:style-name="T3">2001.01.16. </text:span>今天是「<text:span text:style-name="T3"><text:s/></text:span>波斯灣戰爭十周年紀念」。其實不應該說「紀念」，因為這場戰爭還沒有結束，其實也<text:span text:style-name="T3"><text:s/>...<text:line-break/><text:line-break/>e-info.org.tw/against/2001/against-01021201.htm<text:line-break/><text:line-break/></text:span>一封信<text:span text:style-name="T3">: </text:span>給支持解除第三世界債務的人<text:span text:style-name="T3"><text:line-break/>[</text:span>環境關懷事件<text:span text:style-name="T3">]. </text:span>一封信<text:span text:style-name="T3">: </text:span>給支持解除第三世界債務的人<text:span text:style-name="T3">. </text:span>作者：陳真<text:span text:style-name="T3">14 Feb. 2001. </text:span>這<text:span text:style-name="T3"><text:s/></text:span>事我再報告一下，這是<text:span text:style-name="T3">1996 </text:span>年由英國三個教會發起的一個運動，叫做「福音兩<text:span text:style-name="T3"><text:s/>...<text:line-break/><text:line-break/>e-info.org.tw/against/2001/against-01022801.htm<text:line-break/><text:line-break/></text:span>一種宿命或一種妄想？<text:span text:style-name="T3"><text:s/>(</text:span>下<text:span text:style-name="T3">) | </text:span>台灣環境資訊協會<text:span text:style-name="T3">-</text:span>環境資訊中心<text:span text:style-name="T3"><text:line-break/>2001</text:span>年<text:span text:style-name="T3">5</text:span>月<text:span text:style-name="T3">8</text:span>日<text:span text:style-name="T3"><text:s/>... </text:span>作者：陳真<text:span text:style-name="T3">17 Feb. 2001. </text:span>據聯合國統計，全世界有十億以上的饑餓人口，所謂饑餓，<text:span text:style-name="T3"><text:s/></text:span>就是吃不飽或沒得吃，缺乏的當然是糧食，先進國家如果真的那麼<text:span text:style-name="T3"><text:s/>...<text:line-break/><text:line-break/>e-info.org.tw/node/11145<text:line-break/><text:line-break/></text:span>環境資訊電子報<text:span text:style-name="T3">2001-02-12<text:line-break/>2001</text:span>年<text:span text:style-name="T3">2</text:span>月<text:span text:style-name="T3">12</text:span>日<text:span text:style-name="T3"><text:s/>... </text:span>作者：陳真日期：<text:span text:style-name="T3">2001.01.16. </text:span>今天是「波斯灣戰爭十周年紀念」。其實不應該說「紀念」<text:span text:style-name="T3"><text:s/></text:span>，因為這場戰爭還沒有結束，其實也不應該說是「戰爭」，因為實力<text:span text:style-name="T3"><text:s/>...<text:line-break/><text:line-break/>e-info.org.tw/2001/02/0212/010212.htm<text:line-break/><text:line-break/></text:span>環境資訊電子報<text:span text:style-name="T3">2001-05-08<text:line-break/>2001</text:span>年<text:span text:style-name="T3">5</text:span>月<text:span text:style-name="T3">8</text:span>日<text:span text:style-name="T3"><text:s/>... </text:span>作者：陳真<text:span text:style-name="T3">17 Feb. 2001. </text:span>據聯合國統計，全世界有十億以上的饑餓人口，所謂饑餓，<text:span text:style-name="T3"><text:s/></text:span>就是吃不飽或沒得吃，缺乏的當然是糧食，先進國家如果真的那麼<text:span text:style-name="T3"><text:s/>...<text:line-break/><text:line-break/>e-info.org.tw/2001/05/0508/010508.htm<text:line-break/><text:line-break/></text:span>原住民狩獵管理辦法有待聽證會釐清<text:span text:style-name="T3">| </text:span>台灣環境資訊協會<text:span text:style-name="T3">-</text:span>環境資訊中心<text:span text:style-name="T3"><text:line-break/>2010</text:span>年<text:span text:style-name="T3">12</text:span>月<text:span text:style-name="T3">22</text:span>日<text:span text:style-name="T3"><text:s/>... ... </text:span>中央研究院生物多樣性中心退休研究員劉小如、麥田診所院長陳真、成功大學歷史<text:span text:style-name="T3"><text:s/></text:span>系助理教授李鑑慧、交通大學電控工程研究所教授楊谷洋<text:span text:style-name="T3">.<text:line-break/><text:line-break/>e-info.org.tw/node/62120<text:line-break/><text:line-break/></text:span>環境資訊電子報<text:span text:style-name="T3">2001-02-13<text:line-break/>2001</text:span>年<text:span text:style-name="T3">2</text:span>月<text:span text:style-name="T3">13</text:span>日<text:span text:style-name="T3"><text:s/>... </text:span>作者：陳真日期：<text:span text:style-name="T3">2001.01.16. </text:span>至於禁運，理由是說海珊發展生化武器，可是，如果生化<text:span text:style-name="T3"><text:s/></text:span>武器是禁止發展的東西，為什麼英美等強國自己可以例外？<text:span text:style-name="T3"><text:line-break/><text:line-break/>e-info.org.tw/2001/02/0213/010213.htm<text:line-break/><text:line-break/>---</text:span>底下是我們當年前後來自<text:span text:style-name="T3">ENS</text:span>的環境資訊<text:span text:style-name="T3">---<text:line-break/><text:line-break/>https://goo.gl/LwfA1u<text:line-break/><text:line-break/></text:span>環境資訊電子報<text:span text:style-name="T3">2002-10-21<text:line-break/>2002</text:span>年<text:span text:style-name="T3">10</text:span>月<text:span text:style-name="T3">21</text:span>日<text:span text:style-name="T3"><text:s/>... </text:span>本日主題<text:span text:style-name="T3">: </text:span>聯合國在波士尼亞與赫塞哥維納境內進行耗乏鈾調查<text:span text:style-name="T3"><text:s/>... </text:span>德國，柏林，<text:span text:style-name="T3">2002 -10-15 (ENS)- </text:span>德國社民黨與綠黨在結束上月大選後，雙方已<text:span text:style-name="T3"><text:s/>...<text:line-break/><text:line-break/>e-info.org.tw/2002/10/1021/021021.htm<text:line-break/><text:line-break/></text:span>環境資訊電子報<text:span text:style-name="T3">2001-01-18<text:line-break/>2001</text:span>年<text:span text:style-name="T3">1</text:span>月<text:span text:style-name="T3">18</text:span>日<text:span text:style-name="T3"><text:s/>... </text:span>本日主題快速掃描<text:span text:style-name="T3">: </text:span>引發波灣戰後症候群的可能是殺蟲劑而非耗乏鈾砲彈<text:span text:style-name="T3"><text:s/>... </text:span>美國，<text:span text:style-name="T3"><text:s/></text:span>華盛頓特區，<text:span text:style-name="T3">2001-01-15 (ENS)- </text:span>在政權交接前的最後一次專題<text:span text:style-name="T3"><text:s/>...<text:line-break/><text:line-break/>e-info.org.tw/2001/01/0118/010118.htm<text:line-break/><text:line-break/></text:span>環境資訊電子報<text:span text:style-name="T3">-</text:span>特刊<text:span text:style-name="T3">-2003</text:span>年國際「十大環境」新聞回顧<text:span text:style-name="T3"><text:line-break/>2004</text:span>年<text:span text:style-name="T3">1</text:span>月<text:span text:style-name="T3">20</text:span>日<text:span text:style-name="T3"><text:s/>... </text:span>前南斯拉夫內戰時北約部隊所使用的耗乏鈾彈頭，更造成輻射污染。<text:span text:style-name="T3"><text:s/>..... </text:span>法國，史特<text:span text:style-name="T3"><text:s/></text:span>拉斯堡，<text:span text:style-name="T3">2004-01-16 (ENS)- </text:span>一項由<text:span text:style-name="T3">190</text:span>萬人簽署，要求歐洲議會<text:span text:style-name="T3"><text:s/>...<text:line-break/><text:line-break/>e-info.org.tw/2004/01/0120/040120S.htm<text:line-break/><text:line-break/></text:span>環境資訊電子報<text:span text:style-name="T3">2001-08-30<text:line-break/>2001</text:span>年<text:span text:style-name="T3">8</text:span>月<text:span text:style-name="T3">30</text:span>日<text:span text:style-name="T3"><text:s/>... </text:span>版權歸屬<text:span text:style-name="T3">Environment News Service(ENS)</text:span>，環境資訊協會<text:span text:style-name="T3">(</text:span>李瑞玉譯，蔡麗伶審校<text:span text:style-name="T3">) .... </text:span>賓州癌症中心因非法處置耗乏鈾（<text:span text:style-name="T3">depleted uranium</text:span>）而遭罰鍰<text:span text:style-name="T3">.<text:line-break/><text:line-break/>e-info.org.tw/2001/08/0830/010830.htm<text:line-break/><text:line-break/>2003</text:span>回顧：美國出兵伊拉克民生與環境受重創<text:span text:style-name="T3"><text:line-break/>2004</text:span>年<text:span text:style-name="T3">1</text:span>月<text:span text:style-name="T3">20</text:span>日<text:span text:style-name="T3"><text:s/>... </text:span>戰爭武器的發展過程中，無論毒氣、生物戰劑、子母彈、地雷、或使用耗乏鈾為原料的<text:span text:style-name="T3"><text:s/></text:span>反裝甲武器，殺傷力越強，對環境破壞越強；即使一顆小小的鉛<text:span text:style-name="T3"><text:s/>...<text:line-break/><text:line-break/>e-info.org.tw/node/4849<text:line-break/><text:line-break/></text:span>環境資訊電子報<text:span text:style-name="T3">2004-11-11(</text:span>全<text:span text:style-name="T3">)<text:line-break/>2004</text:span>年<text:span text:style-name="T3">11</text:span>月<text:span text:style-name="T3">11</text:span>日<text:span text:style-name="T3"><text:s/>... </text:span>冰島，雷克雅維克，<text:span text:style-name="T3">2004-11-08 (ENS)- </text:span>一個由<text:span text:style-name="T3">300</text:span>位科學家所組成的國際性團隊<text:span text:style-name="T3"><text:s/>..... [</text:span>生活環境<text:span text:style-name="T3">]</text:span>研究顯示風滾草會自核試場等荒地中吸收耗乏鈾<text:span text:style-name="T3">.<text:line-break/><text:line-break/>e-info.org.tw/2004/11/1111/041111A.htm<text:line-break/><text:line-break/></text:span>最後<text:span text:style-name="T3">, </text:span>我只是想跟你多分享一點<text:span text:style-name="T3">, </text:span>至少在我身邊<text:span text:style-name="T3">, </text:span>有越來越多的人能理解你所談的<text:span text:style-name="T3">, </text:span>我指的是對人權<text:span text:style-name="T3">, </text:span>理性<text:span text:style-name="T3">...</text:span>的意義和價值<text:span text:style-name="T3">. </text:span>雖然也各自處在不同的位置<text:span text:style-name="T3">, </text:span>用不同的方式在各自努力<text:span text:style-name="T3">. </text:span>當然<text:span text:style-name="T3">, </text:span>也常有類似的憤怒<text:span text:style-name="T3">, </text:span>甚至是悲憤<text:span text:style-name="T3">.<text:line-break/><text:line-break/></text:span>以上<text:span text:style-name="T3">, </text:span>祝<text:span text:style-name="T3"><text:s/></text:span>順心<text:span text:style-name="T3">.<text:line-break/><text:line-break/>ps. </text:span>如果不嫌棄<text:span text:style-name="T3">, </text:span>希望有機會在您百忙之中<text:span text:style-name="T3">, </text:span>藉由環境資訊電子報的平台<text:span text:style-name="T3">, </text:span>多跟讀者分享些什麼<text:span text:style-name="T3">.</text:span></text:p>
      <text:p text:style-name="P1"><text:span text:style-name="T1">王修亮</text:span><text:s/>  |  2016.02.20 01:48   |   <text:a xlink:type="simple" xlink:href="http://palinfo.habago.org/Entry?Command=Information_PrintForum&amp;iPage=286#FORUM34211"><text:span text:style-name="T2">#</text:span></text:a></text:p>
      <text:p text:style-name="P2">人生總得學著舒緩，否則就直往黑暗裡沉淪下去了，還是顧著點生活常態，大後天就是元宵節，我來出幾個謎題猜猜，元宵節當天來揭底。<text:span text:style-name="T3"><text:line-break/><text:line-break/></text:span>大抵是用拆字、合字、換字解謎，稍帶著些會意，給大家解悶應景吧。<text:span text:style-name="T3"><text:line-break/><text:line-break/></text:span>一<text:span text:style-name="T3"><text:line-break/></text:span>此愁令心碎，<text:span text:style-name="T3"><text:line-break/></text:span>明日焉可期。（二字，猜一季節自然物名詞）<text:span text:style-name="T3"><text:line-break/></text:span>二<text:span text:style-name="T3"><text:line-break/></text:span>天祿無垂示，猶望披絲羅，<text:span text:style-name="T3"><text:line-break/></text:span>殘花抱枝頭，晨旦起與折，<text:span text:style-name="T3"><text:line-break/></text:span>窈窕見孤女，呼之欲言說，<text:span text:style-name="T3"><text:line-break/></text:span>芳草漫連天，無因怎和合？（猜一寫景成語）<text:span text:style-name="T3"><text:line-break/></text:span>三<text:span text:style-name="T3"><text:line-break/></text:span>無一人出使，<text:span text:style-name="T3"><text:line-break/></text:span>我所言當書。（猜一古書名）<text:span text:style-name="T3"><text:line-break/></text:span>四<text:span text:style-name="T3"><text:line-break/></text:span>春雨連天秋雨濃，<text:span text:style-name="T3"><text:line-break/></text:span>灘前雀鳥渺無蹤，<text:span text:style-name="T3"><text:line-break/></text:span>隨腳行止去何處？<text:span text:style-name="T3"><text:line-break/></text:span>塘外泥銷歲月中。（猜四朝代名）<text:span text:style-name="T3"><text:line-break/></text:span>五<text:span text:style-name="T3"><text:line-break/></text:span>一去水波在眼前，<text:span text:style-name="T3"><text:line-break/></text:span>不在天地內藏間，<text:span text:style-name="T3"><text:line-break/></text:span>刑動刀砍衝門入，<text:span text:style-name="T3"><text:line-break/></text:span>卻因此心共相憐。（猜成語一）</text:p>
      <text:p text:style-name="P1"><text:span text:style-name="T1">王修亮</text:span><text:s/>  |  2016.02.20 01:27   |   <text:a xlink:type="simple" xlink:href="http://palinfo.habago.org/Entry?Command=Information_PrintForum&amp;iPage=286#FORUM34210"><text:span text:style-name="T2">#</text:span></text:a></text:p>
      <text:p text:style-name="P3">外祖父是相當開明的人，在保守的年代，願意讓先母跟隨著眾男孩，在家塾飽讀詩書，嫻熟經史。<text:span text:style-name="T3"><text:line-break/></text:span>我從會說話開始，便跟隨先母身旁學著吟唱四書、古文，聽她解說中國歷史，大陸山河，以及她一生由富家千金淪為惡霸地主，遭受文鬥武鬥，逃亡尋親、顛沛流離的故事。母親每說故鄉總是落淚，我雖然不甚解事，但母女連心，總也跟著落淚。<text:span text:style-name="T3"><text:line-break/></text:span>先父是目不識丁的軍人，善於戰事，帶著一個連輾轉來台，一路廝殺，仍然保住了絕大多數弟兄的性命，成為我親密的叔伯。<text:span text:style-name="T3"><text:line-break/></text:span>父親退伍後，感慨於自己是行伍出身，立志讀書。從注音符號學起，幾年之間，就能閱讀並與國小的我一起討論史記、春秋。他特別擅長將自己對日本、國共的戰役經歷，與歷史中的戰亂事故對照比較，感慨人事國情，與歷史的反覆循環。<text:span text:style-name="T3"><text:line-break/></text:span>父親當然也常常提起自己的故鄉，不論是人或是景，都和母親的描述悄悄黏結在一起，成為我懷想中的故鄉。<text:span text:style-name="T3"><text:line-break/></text:span>人怎麼可能不懷想自己父母的故鄉？怎麼可能不把父母的故鄉凝塑為自我的故鄉！<text:span text:style-name="T3"><text:line-break/></text:span>我生長台灣，我是台灣人，但是我也因此認知自己是中國人，是和我父母、祖先一樣的中國人。當年對政治還完全無知的我，期許著有一天，我能走向母親所說那片退潮後的遼闊海岸，觀賞父親所說那座山壁上的大佛像。<text:span text:style-name="T3"><text:line-break/></text:span>我和他們一起思鄉，待得他們過世之後，那思念更增添一種清淡入骨的悲傷，我想回去，帶著他們一起回去他們生活的地方，和他們的骨灰一起撒向大海與佛像。<text:span text:style-name="T3"><text:line-break/></text:span>有了女兒，我常常和她談中國故鄉，眷村故鄉，以及她父親新竹的故鄉。<text:span text:style-name="T3"><text:line-break/></text:span>她當然愛新竹，也愛著中國，一樣的，人怎麼可能不愛父母與先人的故鄉。<text:span text:style-name="T3"><text:line-break/><text:line-break/></text:span>初中時，我第一次被一位同學敵視，看到她眼中的鄙薄恨意與惡意的語言。才明白自己原來是個「外省人」，是個因為某事件而有原罪的外省人，也才明白幼年在村子裡看過的驚恐事件與她家族經歷的很類似。<text:span text:style-name="T3"><text:line-break/></text:span>不知如何處理，我選擇沉默退讓。<text:span text:style-name="T3"><text:line-break/><text:line-break/></text:span>有一天下午，她病了，老師叫她先回家休息，她卻趴在桌上站不起身來。當年鄉下的初中，離每個人的家都非常遠，她這樣怎麼走得回去？我念頭一起，便揹起自己和她的書包，再將瘦小的她背起來，走了４０分鐘將她送回鎮外的家，再走２０分鐘回車站，搭半個多小時的公車回自己家。<text:span text:style-name="T3"><text:line-break/></text:span>快要走到她家的路上，她小聲跟我說：「你放我下來，不要送到我家門口，我阿公看到外省人會罵很兇。」<text:span text:style-name="T3"><text:line-break/></text:span>我依言停步，她慢慢拖著腳步走，然後回過頭來，看著我說：「謝謝！」<text:span text:style-name="T3"><text:line-break/></text:span>我記得那一聲謝謝，開心地想：她的阿公因為有些外省人做錯了事很恨我，但是我知道她不恨我了！以後我們就沒有恨了！<text:span text:style-name="T3"><text:line-break/><text:line-break/></text:span>多年以後，閱讀了不同族群悲傷或憤怒的歷史，包括客家的外子家族傷痛，也經歷了更複雜的政事變遷，我才明白兩件事：愛與恨於我是真誠簡單的，故鄉與中國和政治政黨也可以毫無關係。但是對許多人來說，愛與恨只是自我內心陰暗的一種技術調節，無關群體互動的真誠與事實。至於故鄉與中國，更只是失去先人懷想的口號，隨著利益權位而搖擺不定。<text:span text:style-name="T3"><text:line-break/></text:span>這學習的過程非常辛苦，看過許多書，認識許多朋友，做了許多偏執的事情，經歷許多羞辱挫折，但我總努力維繫自己和家人的真誠簡單。我知道自己在一個「外省人」「台灣人」「中國人」之上，我確實得先做好了一個「人」，我必然需要以「人」的身分和群體來往互動，並且檢視自我的是非對錯。正如當年我起心動念，為的只是希望幫助那位同學，因為我們之間本來就很簡單：都是人！<text:span text:style-name="T3"><text:line-break/><text:line-break/></text:span>我仍然懷想著故鄉，期望有一天能回去。但是我也眷戀生命中的台灣，這裡有我一生的淚與笑。有時這是一種幸福的混雜，有時卻是痛苦的撕裂。至於統一或獨立，我只有情懷，沒有熱血，只能以人的身分盡己所能化解著四周的陰暗，希望大陸和台灣都能更加成長，終有一天可以和平處理雙方的歧見。如果能夠，我想帶著父母的骨灰回去定居，如果不能，希望有一天女兒能把我們的骨灰一起撒回故鄉。<text:span text:style-name="T3"><text:line-break/></text:span>在故鄉這件事上，我沒有論述道理的能力，只能述說自己的心懷。</text:p>
      <text:p text:style-name="P1"><text:span text:style-name="T1">陳真</text:span><text:s/>  |  2016.02.19 15:22   |   <text:a xlink:type="simple" xlink:href="http://palinfo.habago.org/Entry?Command=Information_PrintForum&amp;iPage=286#FORUM34209"><text:span text:style-name="T2">#</text:span></text:a></text:p>
      <text:p text:style-name="P2">假設，今天是馬英九或藍營的任何一個對綠營不敬的官員或民代或名人等等，假設他們的家人，比方說媽媽或姊姊或太太或兒子，或甚至只是堂叔的妹婿的女兒的表嫂的弟弟，在二十年前就跑去大陸擔任具有中共官方色彩的職務並且開業大賺人民幣，你想，一面倒的綠油油媒體及政客以及一干親綠<text:span text:style-name="T3">xx</text:span>和無數搖旗吶喊的徒子徒孫們，會發出什麼樣的正義怒吼，會發動何等堂皇的救國救民抗爭，會做出什麼樣可怕的傷人舉動。<text:span text:style-name="T3"><text:line-break/><text:line-break/></text:span>類似這樣的現象陳述，一講再講，你們聽不膩，我講的人都快膩死了，幾乎可以不用再另外造句，直接剪貼以前的文章，改一下人名地名便行。這意味著什麼？難道是意味著我們是在講一種需要很高智商才能理解的觀念？難道它不就只是這島上過去二十年來無日無之隨處可見的一個基本現象。<text:span text:style-name="T3"><text:line-break/><text:line-break/></text:span>我不敢說我了解全世界，但我略知一二世界各國政權與主流媒體操弄政治動員群眾塑造所謂輿論的手法，除了北韓，倒是還沒見過像台灣這樣荒唐離譜的，操弄洗腦得如此徹底乖順的一種愚蠢到爆的順民；就算是一條訓練有素的狗，恐怕都沒有這麼乖。<text:span text:style-name="T3"><text:line-break/><text:line-break/></text:span>這時候，與其怪騙子，不如說這只是一種必然；面對這麼好騙這麼乖巧的一群低能順民，騙子有可能不猖狂嗎？幾個人還會願意誠實幹活誠實為人處世？在這島上，最大的產業與投資事業，毫無疑問就是政治，毫無疑問就是這樣一種詐騙集團。<text:span text:style-name="T3"><text:line-break/><text:line-break/></text:span>你什麼都不用做，只須不時跳出來指控親中賣台、喊喊各種救國救民的漂亮口號，保證就能飛黃騰達大發利市。每一天，每一刻，就是一直不斷反覆在操弄一模一樣的東西；這個社會，幾乎所有力氣所有鎂光燈全部就聚焦在一模一樣的操弄上。<text:span text:style-name="T3"><text:line-break/><text:line-break/></text:span>忠奸易位，黑白顛倒，幾十年來，面對這樣一種政治，不管如何改朝換代，卑鄙齷齪如常，甚且持續變本加厲；真難想像，各位的家教與修養怎麼那麼好？怎麼都不會有一絲憤怒與厭惡？腦袋進水的大概沒救了，但是那些還有點頭腦和品格的，究竟是什麼樣的家教能把你們教導得如此溫馴，明知不義卻從不反抗，甚至連皺個眉頭也很罕見。<text:span text:style-name="T3"><text:line-break/><text:line-break/></text:span>陳真<text:span text:style-name="T3"><text:line-break/>=================<text:line-break/></text:span>你媽知道你在賣台嗎？<text:span text:style-name="T3"><text:s/></text:span>別吵，她在開發票！<text:span text:style-name="T3"><text:line-break/><text:line-break/></text:span>王大師<text:span text:style-name="T3"><text:line-break/><text:line-break/>2016</text:span>年<text:span text:style-name="T3">1</text:span>月<text:span text:style-name="T3">8</text:span>日<text:span text:style-name="T3"><text:line-break/><text:line-break/></text:span>來源：<text:span text:style-name="T3">Yahoo </text:span>專欄<text:span text:style-name="T3"><text:line-break/><text:line-break/></text:span>突然發現，具濃厚中共黨中央色彩的學府人民大學，居然有個傑出的台灣校友。諷刺的是，這位女校友畢業後，在大陸專為台商當買辦，打通匪區的政商關節，將台灣利益批發出售，但乖兒子卻在寶島喊「服貿賣台」、「我主張台灣獨立」、以及「<text:span text:style-name="T3">X</text:span>你<text:span text:style-name="T3">XXXX</text:span>」！<text:span text:style-name="T3"><text:line-break/><text:line-break/></text:span>抱歉，最後那六字經只可意會，不能言傳！<text:span text:style-name="T3"><text:line-break/><text:line-break/></text:span>當然，我意旨的愛台捍衛者，就是多次申請赴陸演唱不果的八家將<text:span text:style-name="T3">Rocker</text:span>─<text:span text:style-name="T3">Freddy</text:span>，林昶佐。媒體發現<text:span text:style-name="T3">Freddy</text:span>媽媽黃惠英，早在<text:span text:style-name="T3">1995</text:span>年就在匪區的上海，被大陸政府聘為上海仲裁委員會仲裁員。這個委員會在大陸屬官辦機構，專處理台商的經濟糾紛。我想能夠在如此早期，擠入大陸市場的窄門，黃媽媽於當地的政商關係，應非同小可。<text:span text:style-name="T3"><text:line-break/><text:line-break/></text:span>原本對<text:span text:style-name="T3">Freddy</text:span>不熟，但發現在大選期間，想不認識他也難。這位滿臉塗的比電影佛萊迪還驚悚的金屬團主唱，選區就在本人居住的萬華區一帶，每每步行至西門捷運站前，都會納悶這新萌芽的小黨，為何口袋那麼深。<text:span text:style-name="T3"><text:line-break/><text:line-break/></text:span>繞著西寧南路步行至漢中街一帶，可輕易見到幾十個競選旗幟與大型看板，恣意飄揚在鬧區的街道上，還有一個<text:span text:style-name="T3">Freddy</text:span>與民進黨主席合照的巨大看板，橫掛在漢中與內江街的交叉口，外加每晚都會巡迴演出的宣傳卡車，以及灑冥紙演唱會，投入的廣告曝光度，遠高於九合一大選時，國民黨權貴連勝文的規模。<text:span text:style-name="T3"><text:line-break/><text:line-break/></text:span>就當我在合理懷疑背後的金錢打哪來時，或許人民幣可解釋些什麼。一個新成立的小黨「時代力量」，連羽翼都尚未豐滿，就可揮灑出如此規模的廣告覆蓋率，若沒媽媽從「賣台商」那擠出奶水來，又哪來「賣台黨」的台獨事業呢？<text:span text:style-name="T3"><text:line-break/><text:line-break/></text:span>當然，我所說的「賣台」，是引用時代力量多數成員於太陽花期間的指控。這些台獨捍衛者，當時稱兩岸服貿協議是「黑箱」、「賣台」與「木馬屠城」，也要中華民國滾回中國。有如此淺薄的定義，本人當然是不同意。與中共從事商務交流，怎會與賣台扯上關係呢？但<text:span text:style-name="T3">Freddy</text:span>與其快樂夥伴們，卻逼我做出如此低能的二分法。<text:span text:style-name="T3"><text:line-break/><text:line-break/></text:span>但沒想到，當初批對岸的力道過大，老媽在中國海撈的人民幣，許多還是靠本地政府的<text:span text:style-name="T3">ECFA</text:span>力挺。或許前年還不知今年會選立委，這個反中批共的力道，如今全數反撲到自己身上，悔不當初。只好與黃國昌兩人，一個極力撇清關係、一個猛消毒對中國的想像，對質疑的人大喊：「選舉奧步」！<text:span text:style-name="T3"><text:line-break/><text:line-break/></text:span>或許在這些政治權貴的心中，中國與人民幣自始就不是問題；畢竟，民進黨於太陽花運動不久前，早就派林全、高志鵬到對岸充當密使，一個到北京疏通政治高層，一個赴上海安撫台商基層<text:span text:style-name="T3"><text:s/></text:span>；柯文哲甚至直搗延安的黃龍，對共產黨的發源地朝聖，與叛將林毅夫搞「不期而遇」。或許嘴巴喊「反中」的人，口袋早已塞滿人民幣囉。<text:span text:style-name="T3"><text:line-break/><text:line-break/></text:span>或許最終，這群政客只是想搶對中國的買辦主導權，待政權輪替後，無須跨過國民黨這個牽猴子居間，直接將人民幣活水灌入綠色口袋中。否則，為何與蔡英文麻吉麻吉的張忠謀，能輕易獲南京設廠的入場票？想像看，如果是<text:span text:style-name="T3">4</text:span>年前，<text:span text:style-name="T3">TSMC</text:span>若想赴大陸設廠，會如此輕而易舉嗎？陳為廷的如來神掌會手下留情嗎？<text:span text:style-name="T3"><text:line-break/><text:line-break/></text:span>這不見得都是壞事，就讓被寵壞的民進黨搶過方向盤，台灣所有的賣台、買辦、台奸、權貴、紅頂商人等罪狀即可就地漂白。就跟目前正值蔡英文準備躺在水床上，被人扛進總統府的當下，台灣頓時變的鳥語花香、兄友弟恭一般；整個社會再也沒發生類似反國光、反壟斷、反核四、反服貿、反大埔、反文林苑、割闌尾等社運投資案了。<text:span text:style-name="T3"><text:line-break/><text:line-break/></text:span>眼看<text:span text:style-name="T3">Freddy</text:span>吸著媽媽的人民幣奶頭，漱著<text:span text:style-name="T3">RMB</text:span>奶水，黃國昌也不會如<text:span text:style-name="T3">2012</text:span>年對蔡旺旺喊「反中資壟斷」般抗議。林昶佐也不會對柯文哲廢囤屋稅，跟對文林苑與大埔炒地事件期間的大喊「居住正義」。柯一正不在自由廣場擺攤反核了、陳為廷也不出來練掌力了，整個台灣的社運界一片祥和、國泰民安。<text:span text:style-name="T3"><text:line-break/><text:line-break/></text:span>我終於知道台灣過去<text:span text:style-name="T3">8</text:span>年來的病灶在哪了，因為<text:span text:style-name="T3">2014</text:span>年的「公民不服從」，就是對<text:span text:style-name="T3">2012</text:span>年「選民不服輸」的呼應。所以台灣是個非常幸福的小島，一切島內的問題，只要某黨取得政權後，就能迎刃而解。<text:span text:style-name="T3"><text:line-break/><text:line-break/></text:span>這與日本還要花上兆日圓大搞安倍經濟學，以及中國辛苦籌建一帶一路相比，可是輕鬆許多。誰說台灣最美的風景不是人呢？人的因素自始就是台灣的槓桿點。這次的大選，政黨輪替或許是個解脫。畢竟國民黨不倒，民進黨可會陰魂不散勒，恐怖喔！</text:p>
      <text:p text:style-name="P4"/>
      <text:p text:style-name="P1"><text:span text:style-name="T1">陳真</text:span><text:s/>  |  2016.02.19 11:48   |   <text:a xlink:type="simple" xlink:href="http://palinfo.habago.org/Entry?Command=Information_PrintForum&amp;iPage=287#FORUM34208"><text:span text:style-name="T2">#</text:span></text:a></text:p>
      <text:p text:style-name="P2">南部地震，震出許多官商勾結與偷工減料的疑雲。今天，同樣的偷工減料以及官商勾結，如果發生在藍營執政的縣市，你看所謂輿論和群眾會有什麼反應，肯定會像過街老鼠一樣追打、抗議，甚至講成巨奸大惡。但是，發生在綠營的縣市，不管多麼非法、惡劣而離譜，不但絕不會有事，群眾也絕不會有半點動靜，而且綠油油的政客們反而會被疼惜、被呵護、被無限上綱地神化與吹捧，支持度將會再度破表。不信請看底下報導。<text:span text:style-name="T3"><text:line-break/><text:line-break/></text:span>不光是一般行政，就連幾年來鬧得驚天動地的那些什麼親中賣台危機，什麼黑箱，什麼碗糕花運動，你看，現在奪權成功了，我敢保證，這一切將不再是問題。<text:span text:style-name="T3"><text:line-break/><text:line-break/></text:span>你看，幾個壞到爆、扯濫污扯到爆的無恥綠營政客關起門來，瞬間馬上得出結論<text:span text:style-name="T3">(</text:span>國民黨還得花幾年時間搞幾百場公聽會，綠的倒是完全不用這麼麻煩<text:span text:style-name="T3">)</text:span>，原本絕不可行的親中賣台之服貿也突然不再親中賣台了，原本不是堅持什麼兩國論一定要寫入什麼兩岸監督條例、否則就是親中賣台嗎？原本不是說非得一邊一國才是捍衛什麼神聖主權嗎？現在突然也統統不再神聖不用捍衛了；原本不是說什麼台灣生死存亡的危機、所以大家必須奮起救國嗎？現在國也不用救了，危機也突然消失變成溫馨祥和的轉機了。<text:span text:style-name="T3"><text:line-break/><text:line-break/></text:span>同樣一件事，竟然會有完全相反的評價，這就是台灣長年以來的基本現象。同樣的事，二十年來在這島上不斷重演，幾乎所有每件事都是這樣。<text:span text:style-name="T3"><text:line-break/><text:line-break/></text:span>如果有人說什麼綠營主張台獨，所以這樣那樣，我倒是想請他舉出實例，告訴我究竟有誰主張台獨。我看不會超過三個。真正的台獨主張者，例如史明，我是尊敬的。但其他人不是台獨，他們純粹就是生意人，台獨或什麼民主人權自由開放等等等，全都只是藉以搞權搞錢的各種商品。<text:span text:style-name="T3"><text:line-break/><text:line-break/></text:span>如果有人說什麼綠油油人士重視什麼民主自由與人權，所以這樣那樣，我倒是想請他舉出一個實例；不用多，就舉一個就好，告訴我哪個綠油油人士或什麼親綠學者會在乎什麼民主自由與人權。這些漂亮口號，純粹只是一種藉以謀取私利、藉以攻擊異己的武器與藉口。他們不但不在乎什麼民主自由與人權，而且往往是糟踏民主自由與人權的最大一股邪惡勢力。<text:span text:style-name="T3"><text:line-break/><text:line-break/></text:span>至於搖旗吶喊的群眾們，只是一群非常聽話的烏合之眾；聽話到難以想像的地步。你在世界上任何地方恐怕都很難找到這麼缺乏大腦、如此順服的一種人民；主流媒體要他熱血沸騰，他就會馬上熱血沸騰給你看，主流媒體鼓勵他去抗議去包圍去丟東西去翻牆，他就會馬上充滿光榮似地去抗議去包圍去丟東西去翻牆。<text:span text:style-name="T3"><text:line-break/><text:line-break/></text:span>主流媒體要他喊出什麼漂亮口號，什麼民主自由與人權，什麼捍衛神聖主權，什麼反黑箱反權貴等等等，他就會像錄音機那樣，不斷重述那樣一些口號，不管那些口號如何違背事實也照喊不誤。可是，面對主子們長年以來罄竹難書的種種齷齪卑劣行徑，乖孫子們不但絕不會抗議，絕不會熱血沸騰，而且甚至還會高喊恩德，大加推崇。<text:span text:style-name="T3"><text:line-break/><text:line-break/></text:span>對岸人士往往以為台灣人個個是什麼堅定的台獨份子或民主人士，其實誤會可大了。那只是一種局外人遠遠霧裏看花的粗糙認識。<text:span text:style-name="T3"><text:line-break/><text:line-break/></text:span>特別是那些檯面人物，我就算不一定能一竿子打翻所有人，至少可以打翻這艘綠船上<text:span text:style-name="T3">99.999%</text:span>的人；這些人從來都不是什麼台獨人士、人權人士、民主自由人士，他們純粹就是商人，投機客，機會主義者，哪兒有好處，他就往哪兒炒作。<text:span text:style-name="T3"><text:line-break/><text:line-break/></text:span>民進黨現在全面掌權了，馬上就高喊什麼團結愛台灣。原本不是推崇各種抗爭嗎？說是民主自由的象徵，即便違法亂紀也能說成偉大非凡。現在突然<text:span text:style-name="T3"><text:s/>"</text:span>團結<text:span text:style-name="T3">" </text:span>竟然變成一種美好價值。<text:span text:style-name="T3"><text:line-break/><text:line-break/></text:span>國民黨實在很傻，竟也跟著呼應。比方說馬英九，最近宣稱國民黨應該扮演一個凡事基於國民福祇的忠誠反對黨。他說，「我們執政時的反對黨<text:span text:style-name="T3">(</text:span>即民進黨<text:span text:style-name="T3">)</text:span>，有些作為不符合標準，我們盡量不要採取，如果一樣也占領主席台，人民會一樣失望」。真是傻到爆。你再怎麼民主、法治、人權也沒用，照樣會被抹黑成萬惡不赦，而綠油油的那一方，就算再怎麼惡搞怎麼扯爛污也沒關係，照樣能獲得群眾們的熱烈喝采與響應。<text:span text:style-name="T3"><text:line-break/><text:line-break/></text:span>我若是國民黨領導人，我會以其人之道還治其人之身。我會高喊捍衛神聖主權，一定要把兩國論納入兩岸監督條例才行。至於禍國殃民、親中賣台的服貿，無論如何都不許通過；所有民進黨過去的偉大主張都必須貫徹始終才行。當然，我知道就算你如法炮製，群眾也不會買單。因為台灣人已經被洗腦洗成綠色腦袋，只要是綠的，一定都對；否則就一定全錯。<text:span text:style-name="T3"><text:line-break/><text:line-break/></text:span>我因為長年不看繁體中文寫的文章，顯得孤陋寡聞，最近偶然發現一位作者，是誰我完全不知道，筆名叫王大師，看了幾篇他的文字，十分佩服。我打算選擇一些他的文章，陸陸續續會把它貼出來<text:span text:style-name="T3">(</text:span>如果他不反對的話<text:span text:style-name="T3">)</text:span>。<text:span text:style-name="T3"><text:line-break/><text:line-break/></text:span>他確實寫得很好，特別是關於藍綠社會與國內外政治，在台灣能有如此深刻體認者，鳳毛麟角，近乎絕跡。比方說，他創了一個詞叫<text:span text:style-name="T3"><text:s/>"</text:span>社運<text:span text:style-name="T3">IPO"</text:span>，<text:span text:style-name="T3">IPO</text:span>就是<text:span text:style-name="T3">initial public offerings</text:span>，首度公開募股的意思。簡單說，這哪是什麼社運，誤會大了，它不是社運，它只是藉著社運搞錢搞權，或是藉以打擊敵人、貫徹一己好惡的一種工具。<text:span text:style-name="T3"><text:line-break/><text:line-break/>2000</text:span>年阿扁剛剛上台時，八成多的超高支持度，什麼<text:span text:style-name="T3"><text:s/>"</text:span>有夢最美、希望相隨<text:span text:style-name="T3">"</text:span>，整個台灣一片所謂<text:span text:style-name="T3"><text:s/>"</text:span>新政府<text:span text:style-name="T3">" </text:span>的歡呼聲，誰敢對之稍有不敬，誰就是變態異類，其心可誅。我甘冒大不諱，小心翼翼地寫了一篇其實非常溫和的文章叫<text:span text:style-name="T3">"</text:span>舊人民不會有新政府<text:span text:style-name="T3">"</text:span>，儘管溫和，照樣引來軒然大波，照樣為自己招來無數禍患。<text:span text:style-name="T3"><text:line-break/><text:line-break/></text:span>可是，假若你回頭去找出那篇<text:span text:style-name="T3">16</text:span>年前的文章，你也許會同意我說的；你也許會發現，不管如何改朝換代，台灣人其實跟過去的舊黨國時期一模一樣，甚且變本加厲，變得更愚昧，更反智，更封閉，更順從，對於少數異己的殘害行徑更加卑鄙，更容易被主流勢力所操弄，幾乎到了一種你很難在世界上其它地方找到類似狀況的瘋狂愚昧地步。難道你真的會相信，這樣一種素質的人民，會產生什麼清明燦爛理性豐厚的美好政治與美好社會？<text:span text:style-name="T3"><text:line-break/><text:line-break/></text:span>當你看到一個人，騎著馬朝懸崖走去，你會怎麼做？當然是趕緊提出示警，不能再往前走了，再往前就得粉身碎骨了。但對方不一定會相信，他甚至會說你嫉妒他有馬可騎，說你居心不良，可能是敵人派來的。<text:span text:style-name="T3"><text:line-break/><text:line-break/></text:span>如果示警只是一種預言，那倒也只能僅供參考，但事實上這已經不是預言，而是已經發生的事，而且不斷惡化中。台灣過去<text:span text:style-name="T3">20 </text:span>年來難道還不夠慘？難道你真的不知道原因何在？難道你真的以為這島上有什麼民主自由與人權？難道你真以為這島上有什麼言論自由？當然，現在幾乎沒有人會因為言論而抓你去坐牢，但你光是為了示警所必須付出的代價，恐怕遠遠比坐牢還痛苦一百倍。<text:span text:style-name="T3"><text:line-break/><text:line-break/></text:span>陳真<text:span text:style-name="T3"><text:line-break/>===================<text:line-break/></text:span>「救」出民調滿意度<text:span text:style-name="T3"><text:s/></text:span>，賴清德救災表現<text:span text:style-name="T3">9</text:span>成滿意<text:span text:style-name="T3"><text:line-break/><text:line-break/></text:span>風傳媒<text:span text:style-name="T3"><text:line-break/><text:line-break/>2016. 2. 17.<text:line-break/><text:line-break/></text:span>南台灣<text:span text:style-name="T3">2</text:span>月<text:span text:style-name="T3">6</text:span>日發生強震，台南多區引發嚴重傷亡。<text:span text:style-name="T3">TVBS</text:span>民調中心於<text:span text:style-name="T3">16</text:span>日針對政府的救災表現進行民調，數據顯示，近<text:span text:style-name="T3">9</text:span>成（<text:span text:style-name="T3">88</text:span>％）的台南市民對台南市長賴清德表示滿意，未表意見的<text:span text:style-name="T3">7</text:span>％，不滿意的僅<text:span text:style-name="T3">5</text:span>％；而交叉分析的結果指出，賴清德的民調在重災區更有高漲情況，在永康、仁德、麻豆、佳里區測出高達<text:span text:style-name="T3">91</text:span>％的滿意度。<text:span text:style-name="T3"><text:line-break/><text:line-break/>=======================<text:line-break/><text:line-break/></text:span>民進黨擬修兩岸監督條例「去兩國論」<text:span text:style-name="T3"><text:s/></text:span>陸委會：合憲、務實、可行<text:span text:style-name="T3"><text:line-break/><text:line-break/><text:line-break/></text:span>風傳媒作者仇佩芬<text:span text:style-name="T3"> <text:line-break/><text:line-break/>2016</text:span>年<text:span text:style-name="T3">2</text:span>月<text:span text:style-name="T3">18</text:span>日<text:span text:style-name="T3"><text:line-break/><text:line-break/></text:span>民進黨將《兩岸協議監督條例》列為新會期優先法案，並擬修改原本草案中對台灣與對岸的稱謂，「要回到中華民國憲政體制上」。民進黨立院黨團總召柯建銘<text:span text:style-name="T3">18</text:span>日下午受訪肯定表示，「以後不會有那個（兩國論）的問題」。<text:span text:style-name="T3"><text:line-break/><text:line-break/></text:span>陸委會對民進黨此一調整隨即表達肯定之意。陸委會發言人楊家駿<text:span text:style-name="T3">18</text:span>日在例行記者會上表示，民進黨的作法是「合憲、務實、可行的處理方式」，當然對兩岸關係長期穩定發展有其穩定力量。<text:span text:style-name="T3"><text:line-break/><text:line-break/></text:span>這項被外界視為「去兩國論」的調整，下午再次得到柯建銘的證實。他在研習會議後受訪以十分肯定的語氣說，「以後不會有那個（兩國論）問題」。<text:span text:style-name="T3"><text:line-break/><text:line-break/>=======================<text:line-break/><text:line-break/></text:span>綠版兩岸監督條例<text:span text:style-name="T3"><text:s/></text:span>回歸憲政體制<text:span text:style-name="T3"><text:s/></text:span>名稱不用台灣、中國<text:span text:style-name="T3"><text:s/></text:span>去兩國論<text:span text:style-name="T3"><text:line-break/><text:line-break/>2016</text:span>年<text:span text:style-name="T3">02</text:span>月<text:span text:style-name="T3">19</text:span>日<text:span text:style-name="T3"><text:line-break/><text:line-break/></text:span>記者蔡浩祥／台北報導<text:span text:style-name="T3"><text:line-break/><text:line-break/></text:span>綠版兩岸監督條例<text:span text:style-name="T3"><text:s/></text:span>去兩國論<text:span text:style-name="T3"><text:line-break/><text:line-break/>2014</text:span>年<text:span text:style-name="T3">4</text:span>月<text:span text:style-name="T3">6</text:span>日，太陽花學運期間，立法院外懸掛《兩岸協議監督條例》相關布條。（本報系資料照片）<text:span text:style-name="T3"><text:line-break/><text:line-break/></text:span>民進黨立院黨團總召柯建銘<text:span text:style-name="T3">18</text:span>日說，《兩岸協議監督條例》名稱不用台灣與中國。（記者蔡浩祥攝）<text:span text:style-name="T3"><text:line-break/><text:line-break/></text:span>民進黨將在《兩岸協議監督條例》拿掉「兩國論」版本，向中國大陸伸出橄欖枝。<text:span text:style-name="T3"><text:line-break/><text:line-break/></text:span>民進黨立法院黨團總召柯建銘<text:span text:style-name="T3">18</text:span>日受訪指出，新會期黨團版監督條例將回歸中華民國憲政體制，名稱上不會再用台灣、中國，內容上也不會再有「兩國論」的問題。<text:span text:style-name="T3"><text:line-break/><text:line-break/>=======================<text:line-break/></text:span>馬英九：忠誠的在野黨<text:span text:style-name="T3"><text:s/></text:span>不為反對而反對<text:span text:style-name="T3"><text:line-break/><text:line-break/>2016</text:span>年<text:span text:style-name="T3">02</text:span>月<text:span text:style-name="T3">19</text:span>日<text:span text:style-name="T3"><text:line-break/><text:line-break/></text:span>記者盧素梅／台北報導<text:span text:style-name="T3"><text:line-break/><text:line-break/></text:span>馬英九表示，國民黨要當一個忠誠的反對黨，最起碼行動都應該為了國民福祉，不是為了反對而反對。馬英九說：「我們執政時的反對黨，有些作為不符合標準，我們盡量不要採取，如果一樣也占領主席台，人民會一樣失望」。</text:p>
      <text:p text:style-name="P1"><text:span text:style-name="T1">陳真</text:span><text:s/>  |  2016.02.19 11:05   |   <text:a xlink:type="simple" xlink:href="http://palinfo.habago.org/Entry?Command=Information_PrintForum&amp;iPage=287#FORUM34207"><text:span text:style-name="T2">#</text:span></text:a></text:p>
      <text:p text:style-name="P3">南台地震干土壤液化何事？<text:span text:style-name="T3"><text:s/></text:span>搞不好趁機炒都更！<text:span text:style-name="T3"><text:line-break/><text:line-break/></text:span>作者王大師<text:span text:style-name="T3"><text:line-break/><text:line-break/></text:span>來源：<text:span text:style-name="T3">Yahoo</text:span>奇摩專欄<text:span text:style-name="T3"><text:line-break/><text:line-break/>2016</text:span>年<text:span text:style-name="T3">2</text:span>月<text:span text:style-name="T3">18</text:span>日<text:span text:style-name="T3"><text:line-break/><text:line-break/>0206</text:span>的南台灣大地震，再度震出本島累積已久的建築沈痾，其中包括土壤液化的黑箱、建築施工的品質、變更設計的技倆、鑽法規漏洞的巧門、官商勾結的弊端，以及「一案建商」的陋習；這些問題在在證明台灣身處地震連連的區域，只要稍加不留神，就恐淪為受災戶的窘境。<text:span text:style-name="T3"><text:line-break/><text:line-break/></text:span>但在這諸多弊端中，民眾似乎也將問題無限放大。迄今為止，根據專家蒐證後的初步研判，此次南台灣大地震的肇因，似乎與土壤液化沒直接關係，甚至非房屋老舊；畢竟，維冠金龍大樓所處的台南永康區，週遭老建物損毀的問題並不嚴重，且多半與土壤液化無關。事實上，離開台南市後，房屋倒塌的問題並不慘烈。<text:span text:style-name="T3"><text:line-break/><text:line-break/></text:span>因此可初步排除土壤液化為造成本次災難的主因。但近幾天，媒體似乎將災後的焦點，過度鎖定於是否該立即公布土壤液化資料。但如此草率的公布敏感數據，或許會發生難以預料的後遺症。房價崩跌是其中一個主因。初步估計，土壤液化資料圖的公布，恐下修週邊房價約兩成。<text:span text:style-name="T3"><text:line-break/><text:line-break/></text:span>但賠錢是小，且可順便打壓房價，但另一個隱憂是，就算資料公布後，能夠搬離液化區的還是有錢人，缺乏資金喬遷與修復的民眾，一輩子恐處於半夜倒塌的恐慌中，且房屋難脫手，加劇分配不均的問題。<text:span text:style-name="T3"><text:line-break/><text:line-break/></text:span>但根據經濟部中央地質調查所澄清，土壤液化不代表房子不能住人，住在「低度土壤液化潛勢區」不意味著地震來襲時比較安全，住在「高度土壤液化潛勢區」民眾毋須太緊張。<text:span text:style-name="T3"><text:line-break/><text:line-break/></text:span>因此重點似乎非冒然公布土壤液化嚴重的區域，而是追根究底這次維冠金龍大樓，乃至台灣約<text:span text:style-name="T3">100</text:span>多棟房屋損毀的成因到底是什麼。我的判斷是，這些房屋與維冠金龍之所以會倒塌，除了地震的高強度外，最重要的致命傷，應可歸咎於台灣建築的施工品質、建商與設計師的品質控管、房屋利潤的過度追逐、公部門瀆職與官商勾結。<text:span text:style-name="T3"><text:line-break/><text:line-break/></text:span>根據檢方調出維冠金龍大樓配置圖，發現<text:span text:style-name="T3">A</text:span>到<text:span text:style-name="T3">E</text:span>棟一樓原為五戶隔間店面，業主取得建照後，由建築師簽證變更設計，隔年改為兩戶，前後共消失的三面牆，檢方懷疑才是維冠「軟腳」關鍵。請問沒政府的放水，與法規的漏洞，建築師怎能輕易變更設計？<text:span text:style-name="T3"><text:line-break/><text:line-break/></text:span>另外，維冠蓋<text:span text:style-name="T3">49.9</text:span>公尺的大樓，刻意規避實質審查，此為業界「不能說的祕密」。更令人咋舌的是，維冠建設負責人林明輝多次大行「一案計畫」，待蓋好房屋、炒完短線後，立即改名並將公司停業，好讓後續的施工問題與潛在債主找不上門。<text:span text:style-name="T3"><text:line-break/><text:line-break/></text:span>林甚至大誇與台南地方官員「關係緊密」的好行情，常一道出去喝花酒。時任台南縣長陳唐山的市府，在毫無實質審查的情況下，黑箱式的發出使用執照，刻劃出官商勾結的無限想像。台灣目前的建築法規中，又缺乏有效第三方勘驗的制度，維冠大樓的結構，當然就會軟像軟腳蝦般脆弱。<text:span text:style-name="T3"><text:line-break/><text:line-break/></text:span>或許官員們該問的問題是，為何震央明明在高雄美濃，但災難卻集中在台南市？而在一個規漏洞百出的建築法規中，沒人願意檢討修法的重要性，並改善既有建商環境，卻突然拋出肥肉多多的都更商機。試問，想出各類都更計畫的大腦，與跟林明輝酒池肉林的官員們，是否出自同一個公部門思維？<text:span text:style-name="T3"><text:line-break/><text:line-break/></text:span>前內政部長李鴻源曾投書聯合報，回憶三年前任職內政部，就接到國家地震中心警訊，台北如果發生規模<text:span text:style-name="T3">6</text:span>地震，會倒掉<text:span text:style-name="T3">4000</text:span>多戶房子，死亡人數恐達上萬。但南台灣大地震的規模達<text:span text:style-name="T3">6.4</text:span>，且建築結構絕不優於北市房屋，但當地有發生<text:span text:style-name="T3">4000</text:span>戶的倒塌量，或是上萬人的死亡數嗎？<text:span text:style-name="T3"><text:line-break/><text:line-break/></text:span>這讓我突然想到歐巴馬幕僚長<text:span text:style-name="T3">Rahm Emanuel</text:span>，在金融海嘯後說的一段話，他呼籲欲制定新金融遊戲的政商複合體們，「不要浪費任何危機」。最後華爾街沒一人因金融海嘯而遭繩之以法，倒是幾年後銀行肥貓的紅利屢創新高。看來，本島許多政治人物們，似乎正與建商「妥善運用」地震的危機。<text:span text:style-name="T3"><text:line-break/><text:line-break/></text:span>難道不該支持都更嗎？<text:span text:style-name="T3"><text:line-break/><text:line-break/></text:span>此話不能這樣說，這就跟尚未找到癌症成因前，冒然大推病患養生雞精是同樣的道理。當然這些所費不貲的營養品有益健康，但癌症成因或許是飲食不正常，或環境中塑化劑含量過高。若在尚未剔除這項危險因子前，冒然灌入養生雞精，這些營養品，搞不好就成為癌細胞的宵夜。</text:p>
      <text:p text:style-name="P1"><text:span text:style-name="T1">陳真</text:span><text:s/>  |  2016.02.18 10:02   |   <text:a xlink:type="simple" xlink:href="http://palinfo.habago.org/Entry?Command=Information_PrintForum&amp;iPage=287#FORUM34206"><text:span text:style-name="T2">#</text:span></text:a></text:p>
      <text:p text:style-name="P2">大會報告：<text:span text:style-name="T3"><text:line-break/><text:line-break/></text:span>全世界都在看、發光發熱的兩岸和平擂台賽正式開始！<text:span text:style-name="T3"><text:line-break/><text:line-break/></text:span>為了體恤台灣同胞，對岸選手願意讓利，地點就挑在<text:span text:style-name="T3"><text:s/>"</text:span>只要我喜歡，有什麼不可以的<text:span text:style-name="T3">" </text:span>台南民主聖地。台南這地方，什麼都有，就是沒有政府沒有警察；只要你喜歡，只要你拳頭夠大，只要你心腸夠黑手段夠辣，真是非常自由，非常民主，每個人民都是皇帝。大會主席陳真，做為台南人，真是有忍不住的驕傲，藉此機會得再說上一說：<text:span text:style-name="T3"><text:line-break/><text:line-break/></text:span>咱台南真是塊福地，什麼都有，舉其犖犖大者，咱有一咬就發高燒的登革蚊，有上通天文物理下通雞毛蒜皮無所不知無所不曉的地下電台，有舉世最高的洗腎率，有人類史上最自由的交通，車子可以左開也可以右開，可以開中間，也可以倒著開，擁有傲人的死傷率，藉以自動調節人口壓力。<text:span text:style-name="T3"><text:line-break/><text:line-break/></text:span>據擁有全宇宙最高支持度的賴啥咪先生表示，台南洗腎率之所以傲視全球，那是因為台南的洗腎設備與技術乃全世界第一流，自然吸引各地腎友前來，值得台南人再次感到忍不住的驕傲。<text:span text:style-name="T3"><text:line-break/><text:line-break/></text:span>傲人事蹟說不完，罄竹難書，暫且打住。<text:span text:style-name="T3"><text:line-break/><text:line-break/></text:span>兩岸和平擂台賽地點決定了，至於選手方面，據大陸團團長李毅教授剛剛打電報來表示，這部份他會負責進行海選，儘速挑出精壯統一勇士十名。台灣部份，因為咱們是民主自由寶島，本席決定，扣除時代的什麼力量三名種子選手之外，開放七個名額讓全島台獨勇士們自由報名參加。<text:span text:style-name="T3"><text:line-break/><text:line-break/></text:span>至於武器方面，選手有權自行挑選一種。本席私下建議，不妨採用雙節棍，藉以發揚我大中華文化。記得猛龍過江當年在咱家電影院上映時，賣座鼎盛，甚至還吸引當年許多駐台美軍包場前來觀賞。美國人真是很沒自尊，記得李小龍在餐廳倉庫裏痛毆一群白人時，那些美軍竟然興奮得跳起來鼓掌叫好。<text:span text:style-name="T3"><text:line-break/><text:line-break/></text:span>因為實在是太賣座了，咱家今日戲院外每天都有攤販跑來賣雙節棍，出場觀眾人手一支。本席當年雖然才剛念小學四、五年級，但是民族氣節之心不落人後，於是也買了一支，天天苦練，很想哪天也來痛毆日本鬼子和洋鬼子。若有選手需要，本席願意出借，不過它是塑膠做的，恐怕只有按摩與止癢效果，打不死人。<text:span text:style-name="T3"><text:line-break/><text:line-break/></text:span>大會規定，把對手打到吐血得<text:span text:style-name="T3">50</text:span>分，打斷對手肋骨，一根以<text:span text:style-name="T3">5</text:span>分計算，詳細計分規則參見大會手冊，嚴禁打腰帶以下。這項禁令，對本島選手是一項極為不公平的黑箱設計，因為咱們最厲害的一招就是月下摘仙桃，但也沒辦法，比賽自然有比賽的規則。不過，如果您暗著來，本席兼裁判會假裝沒看到。<text:span text:style-name="T3"><text:line-break/><text:line-break/></text:span>大陸團團長李毅教授，愛國之心宛如熊熊烈火，十分重視這項擂台賽，囑我對外多多宣傳，為祖國統一大業盡一份心力。</text:p>
      <text:p text:style-name="P1"><text:span text:style-name="T1">懷軒</text:span><text:s/>  |  2016.02.18 05:20   |   <text:a xlink:type="simple" xlink:href="http://palinfo.habago.org/Entry?Command=Information_PrintForum&amp;iPage=287#FORUM34205"><text:span text:style-name="T2">#</text:span></text:a></text:p>
      <text:p text:style-name="P3">天啊<text:span text:style-name="T3">!</text:span>看了頭好疼<text:span text:style-name="T3">...</text:span>。<text:span text:style-name="T3"><text:line-break/><text:line-break/></text:span>懷軒</text:p>
      <text:p text:style-name="P1"><text:span text:style-name="T1">陳真</text:span><text:s/>  |  2016.02.18 01:44   |   <text:a xlink:type="simple" xlink:href="http://palinfo.habago.org/Entry?Command=Information_PrintForum&amp;iPage=287#FORUM34204"><text:span text:style-name="T2">#</text:span></text:a></text:p>
      <text:p text:style-name="P2">李先生您好。<text:span text:style-name="T3"><text:line-break/><text:line-break/></text:span>咱倆不識，感謝您把我也納入數百人龐大的收件人之一。我不懂社會學，但我知道什麼<text:span text:style-name="T3"><text:s/>"</text:span>不是<text:span text:style-name="T3">" </text:span>社會學。您這篇<text:span text:style-name="T3"><text:s/>"</text:span>大作<text:span text:style-name="T3">"</text:span>，大是很大，估計好幾萬字應該有吧，但光是字多數量大並不保證內容也一樣大。老實說，我實在看不出這樣的文章跟什麼社不社會學扯得上什麼關係。這類文章，只要更換幾個關鍵字，台灣其實多得是，特別是當今一片綠油油的台灣社會，這樣一種言論內涵，俯拾皆是；差別只是一個統一個獨，各擁立場，本質卻如一。<text:span text:style-name="T3"><text:line-break/><text:line-break/></text:span>先不說立場，光就這類文章屬性而言，毫無一絲智性成份，它其實只是一種立場宣洩。宣洩沒啥不好，重點是宣洩什麼。我從中能感受到的唯一東西就是近乎瘋狂的愚昧與仇恨。在台灣，我同樣也常納悶，時下喧囂跋扈的綠油油人士們，特別是動輒搖旗吶喊、蠢血沸騰、反中仇中的年輕一代，究竟他們的腦殼裏頭還有沒有腦子？我從您的這篇文章中也有類似的困惑，甚且有過之而無不及。<text:span text:style-name="T3"><text:line-break/><text:line-break/></text:span>真不可思議，怎麼會有人連如何燒殺擄掠都能如此興奮地規劃與幻想，講得彷彿人不是人，而只是一些可以任意擺佈的棋子或工具。假若祖國普遍是像您這樣的人，那我們要這種祖國做什麼呢？<text:span text:style-name="T3"><text:line-break/><text:line-break/></text:span>長期以來，我倒是也有個有關統獨的解決方法，經常浮現腦海，若能實施，小弟我很可能成為台灣之光，獲得諾貝爾和平獎。方法其實很簡單，我願意出資若干，挑個地點，擺個擂臺，恭請兩岸立場各異的愛國陣營，各自推派愛國志士數名，上台比劃比劃。小弟願意自掏腰包，提供武器給雙方參賽選手，包括扁鑽、武士刀、雙節棍、菜刀等等；要是打傷了，我甚至可以進一步提供醫藥費。台灣這一邊，我心裏頭已有些最佳人選，但我不太敢說出他們的名字，例如其中之一有個外號叫時代的什麼力量。至於對岸方面，就恭請李先生您領軍參賽。三回合定勝負，一舉解決兩岸統獨問題。<text:span text:style-name="T3"><text:line-break/><text:line-break/></text:span>我對自己這個符合最高級社會學理念的構想，相當自豪。套一段您的句型：<text:span text:style-name="T3"><text:line-break/><text:line-break/>"</text:span>有誰的想法能比陳真更精闢更精準更加高瞻遠矚的嗎？俺孤陋寡聞，沒有看見。有誰看見了，請告訴我，我一定儘快認真跟他學習。<text:span text:style-name="T3">"<text:line-break/><text:line-break/><text:line-break/></text:span>陳真<text:span text:style-name="T3"><text:line-break/><text:line-break/></text:span>作者介紹：<text:span text:style-name="T3"><text:line-break/></text:span>前台南永福國小一到六年級班長<text:span text:style-name="T3"><text:line-break/></text:span>哈巴狗電台董事長<text:span text:style-name="T3"><text:line-break/></text:span>兩岸和平擂台賽發起人<text:span text:style-name="T3"><text:line-break/></text:span>諾貝爾和平獎最有潛力候選人<text:span text:style-name="T3"><text:line-break/><text:line-break/>=======================================<text:line-break/></text:span>和平統一<text:span text:style-name="T3"><text:s/></text:span>已無可能<text:span text:style-name="T3"><text:line-break/></text:span>作者：李毅<text:span text:style-name="T3"><text:line-break/><text:line-break/>2016</text:span>年<text:span text:style-name="T3">02</text:span>月<text:span text:style-name="T3">12</text:span>日<text:span text:style-name="T3"><text:line-break/><text:line-break/></text:span>臺灣觀選結束。今日離開臺灣。《李毅臺灣觀選記》，已經發表了十篇。這篇總結，分為五個部分。第一，簡介一下臺灣問題的現狀與這次選舉的結果。第二，檢驗一下我自己過去的研究，也就是那三篇文章的結論。第三，探討一下社會研究方法。第四，對習近平，說幾句話。第五，對蔡英文，說幾句話。出於對習近平和蔡英文的尊重，把第四、第五部分，提前放在卷首。本文的主幹觀點非常明確：和平統一已無可能。恭請海內外臺灣問題研究專家指教，特別恭請兩岸的台海問題專家指教。<text:span text:style-name="T3"><text:line-break/><text:line-break/></text:span>致習近平<text:span text:style-name="T3"><text:line-break/><text:line-break/>1. </text:span>總述：和平統一，已無可能。現在不解決臺灣問題，臺灣問題必將無限期拖延下去，且日益惡化。現在，在軍事、經濟、政治、外交、黨心、士氣、民氣、台情等等方方面面，大陸武力統一臺灣的時機都已經完全成熟。蔡英文公開明確承認九二共識，公開明確承認世界上只有一個中國、大陸和臺灣同屬一個中國，公開承認<text:span text:style-name="T3">“</text:span>大陸與臺灣均是中國的領土，促成國家的統一，應是中國人共同的責任<text:span text:style-name="T3">”</text:span>，這種可能性，微乎其微。這是天賜良機。大陸發動解放臺灣戰役，用戰爭方式統一中國的時間，可以初步定在<text:span text:style-name="T3">2017</text:span>年元旦到<text:span text:style-name="T3">2017</text:span>年五一之間。時間已經不多，可以用倒計時的方式，立即全面加緊準備。<text:span text:style-name="T3"><text:line-break/><text:line-break/>2. </text:span>為什麽和平統一已無可能？為什麽必須動武？過去，現在，將來，臺灣發生了什麽？綜合二十多年來的多種統計資料，大體說來，形勢是這樣的。<text:span text:style-name="T3">1996</text:span>年，臺灣贊同<text:span text:style-name="T3">1996</text:span>年統一的人，超過<text:span text:style-name="T3">30%</text:span>。<text:span text:style-name="T3">2006</text:span>年，臺灣贊同<text:span text:style-name="T3">2006</text:span>年統一的人，少於<text:span text:style-name="T3">10%</text:span>。<text:span text:style-name="T3"><text:s/>2016</text:span>年，臺灣贊同<text:span text:style-name="T3">2016</text:span>年統一的人，少於<text:span text:style-name="T3">1%</text:span>。主要原因，是李登輝、陳水扁、蔡英文通過修改臺灣大中小學教材，通過全面控制臺灣的社會輿論，在臺灣強行灌輸去中國化、仇中、反中、反對統一、堅持台獨的思想意識形態，在臺灣贊同統一的一代逐漸死光了，反對統一的年輕一代成長起來了。隨者蔡英文至少要執政八年，臺灣仇中、反中、反對統一的台獨意識必將迅速發展、日益壯大。如果現在不打，蔡英文執政四年之後，<text:span text:style-name="T3">2020</text:span>年，臺灣贊同<text:span text:style-name="T3">2020</text:span>年統一的人，可能少於<text:span text:style-name="T3">500</text:span>分之一。蔡英文執政八年後，<text:span text:style-name="T3">2024</text:span>，臺灣贊同<text:span text:style-name="T3">2024</text:span>年統一的人，可能少於<text:span text:style-name="T3">1000</text:span>分之一。之後只會越來越少。<text:span text:style-name="T3"><text:line-break/><text:line-break/></text:span>雖然大陸在經濟上是臺灣的第一大貿易夥伴，臺灣實際上還在美國手裏。在軍事、政治、外交、思想、教育等眾多方面，實際上，臺灣現在不是中國的一部分，而是美國的一部分。這就使得，台獨勢力的順利發展，更加有恃無恐、肆無忌憚。時間在李登輝、陳水扁、蔡英文一邊，每多拖延一分鐘，都對大陸極為不利，因為臺灣贊同統一的人，多數是老人，死得很快。天有不測風雲，未來中美、中日關係的前景，烏克蘭衝突、中東衝突的前景，國際油價的前景，都不在大陸掌控之中。目前武力統一的有利時機，有可能稍縱即逝。<text:span text:style-name="T3"><text:line-break/><text:line-break/>3. </text:span>未來和平統一的唯一可能性在於，很多年之後，在臺灣出現一個領袖，能夠全面修改臺灣的大中小學教科書，把去中國化、仇中、反中、反對統一、支援台獨的內容全部去掉，恢復所有臺灣省是中國的一個省、要做中國人、叛國是漢奸的教材內容，然後保證這種教材在臺灣使用二、三十年，培養出來新一代反對台獨的有中國意識的中國人，然後兩岸和平統一。現在看來，這種可能性是白日做夢、癡人說夢、天方夜譚。台獨勢力絕不會允許出現這種前景，美日也絕不會允許出現這種前景。最重要的是，大陸根本沒有任何方式方法可以促成或導致這種前景的出現。<text:span text:style-name="T3"><text:line-break/><text:line-break/>4. </text:span>現在以蔡英文為首的台獨勢力深信：大陸弊端重重，危機四伏，一片黑暗，絕對不敢武力犯台，美日軍隊，出於美日的核心戰略利益，絕對不會坐視中國武力統一臺灣。現在，所謂大陸可能武力攻台，所謂美日軍隊不會保衛臺灣，這種<text:span text:style-name="T3">“</text:span>狼來了<text:span text:style-name="T3">”</text:span>的說法，在臺灣主流社會，早已成為笑話，成為笑柄。不僅多數綠營選民不相信，就是多數藍營選民也不相信。現在千分之<text:span text:style-name="T3">999</text:span>的臺灣人，根本就不知道王洪光是誰，根本就不可能哪怕看一眼王洪光的《大陸如何在戰爭中統一臺灣》。完全都是花崗岩的腦袋，針插不進，水潑不進。夏蟲不可以語冰。<text:span text:style-name="T3"><text:line-break/><text:line-break/>5.</text:span>目前大陸對台工作的一切方式方法，都不會導致和平統一，基本上都與實現和平統一無關。首先要丟掉兩岸經貿融合導致和平統一的愚蠢幻想。這種幻想與人類社會現實完全不符。二十多年來，兩岸經貿融合迅猛發展，台獨勢力同時迅猛發展，是又一個明證。秦滅六國之前，七國之間，經貿關係非常密切，可是六國沒有一國是和平統一的。一戰之前，交戰雙方經貿關係非常密切。二戰之前，德國與英法蘇美的貿易關係更為密切。烏克蘭經濟與俄羅斯經濟本身就是融為一體的。等等等等，不勝枚舉。在大陸扶植台商、照顧台商，完全與和平統一無關。有些台商，甚至是大台商，在大陸發財，卻在臺灣支援台獨。無論台商在大陸賺多少錢，都無助於拉動臺灣人民同意和平統一。在台南買水果無助於拉動台南人民同意和平統一，對台南果農來說，大陸買水果與美日歐在台南買水果沒有大的區別。經濟依存度與和平統一無關，加拿大和墨西哥對美國經濟依存度非常高，從來沒有聽說過加拿大和墨西哥同意與美國和平統一。<text:span text:style-name="T3"><text:line-break/><text:line-break/>6.</text:span>通過加強兩岸青年交流，促成臺灣青年同意和平統一，更是幻想，更是癡心妄想。通過大陸資本進軍臺灣，促成和平統一，是更大的幻想。給大陸政府出上述這些主意的哪些台海問題專家，不是水平低，不是能力差，而是拿了台獨勢力的好處，其心必異，只要清查一下他（她）們的家產及其來源，就一目了然。大陸客旅遊臺灣，對和平統一毫無用處。臺灣人均收入高於大陸，臺灣文明程度總體而言高於大陸。一些大陸遊客，文化偏低，年齡偏大，服裝有些不入時，在公共場合高聲喧嘩，甚至有隨地吐痰的，這都是我親眼所見。大陸客，在臺灣，總體而言，口碑不好，形象不好。少數臺灣人熱烈歡迎大陸客，完全是為了人民幣，與和平統一沒有一絲一毫的關係。<text:span text:style-name="T3"><text:line-break/><text:line-break/>7. </text:span>現在多數臺灣人民所要求的，恰恰是大陸永遠無法提供的。目前，經過二十多年的台獨教育，多數臺灣人民並不要求大陸給錢，而是要求大陸提供<text:span text:style-name="T3">“</text:span>對等、尊嚴<text:span text:style-name="T3">”</text:span>，提供更大的台獨國際空間，最好是允許臺灣加入聯合國。連戰參加北京抗戰閱兵式，引起幾乎全臺灣人的憤慨。馬英九去新加坡參加習馬會，多數臺灣人對馬英九很反感，責怪馬英九沒有自稱總統，是自我矮化，是親中賣台。現在，只要是仇中、反中的事情，無論大中小，都能在臺灣煽動起巨大的群眾性的、情緒化的支援。<text:span text:style-name="T3"><text:line-break/><text:line-break/></text:span>這也難怪，因為，現在，在全世界，阻擋臺灣從事實獨立走向完全、徹底獨立的，就是大陸，而且，大陸目前的主要做法，就是消滅台獨的國際空間。中國有<text:span text:style-name="T3">14</text:span>億人，有<text:span text:style-name="T3">960</text:span>多萬平方公里，產值有<text:span text:style-name="T3">10</text:span>萬多億美元，有三十多個省。臺灣省<text:span text:style-name="T3">2300</text:span>萬人口，<text:span text:style-name="T3">3.6</text:span>萬平方公里，產值<text:span text:style-name="T3">5000</text:span>多億美元，論人口、面積，臺灣省平均小於中國一個省，論產值，平均也不到中國兩個省。鑒於臺灣有<text:span text:style-name="T3">18</text:span>萬軍隊，大陸對臺灣省的尊重，可以略高於上海市、廣東省、香港市。但是，目前多數臺灣人民所要的台獨國際空間，即使大陸軍隊被打敗了，大陸政府也不敢給，誰給誰就會立即被推翻。可是，如果大陸不給台獨國際空間，多數臺灣人就會繼續仇中、反中，而且會越來越嚴重。反服貿太陽花，反課綱，周子瑜事件，這樣的仇中、反中群眾運動，只會層出不求，要找事，很容易，沒事都能找出事來，更不用說本來就有很多事，防不勝防。<text:span text:style-name="T3"><text:line-break/><text:line-break/>8. </text:span>武力攻台，目前在軍事上有絕對的把握。王洪光《大陸如何在戰爭中統一臺灣》一文，已經講得清清楚楚。本文做一點補充建議。在兵力配置上，按照最低兵力要求的六倍配置兵力。解放臺灣戰役，與解放戰爭打錦州、打天津、渡江戰役一樣，時間要用小時計算，力求速戰速決。早一個小時解決戰鬥也是好的。要吸取金門戰役的教訓。在臺北、台中、台南三個方向，可同時配置一個強大的空降突擊兵團，和一個強大的登陸突擊兵團，這六個兵團的兵力與火力配置，都要大到足以獨自解放全臺灣。真正做到殺雞用牛刀。六個兵團，全是主攻兵團，都不是助攻兵團。明確授權這六個兵團，每個兵團都有義務在解決當面之敵後，迅速幫助尚未結束戰鬥的友鄰兵團，迅速解放全臺灣。在火力配置上，給每個兵團，都配備足夠的電磁彈和中子彈。一方面，最好一個都不用。另一方面，如果需要，該用多少就用多少。每早一分鐘解決戰鬥，就是對臺灣人民的最大愛護。<text:span text:style-name="T3"><text:line-break/><text:line-break/></text:span>配備六個主攻兵團，同時也是為了練兵。在內蒙古大草原練兵，畢竟練不了陸海空協同，更練不了陸海空與城市戰的協同。對提高部隊戰鬥力來講，在臺灣打五天，等於在內蒙古大草原練二十年。攻擊得手、拿下臺灣後，除留下駐防臺灣的海空軍部隊、戰略火箭軍部隊和一個集團軍之外，主攻部隊主力立即迅速回撤到大陸原駐防地，以震懾全球軍事列強，迅速恢復全球戰略穩定。臺灣地方的軍事行動，迅速交給武警部隊接防。<text:span text:style-name="T3"><text:line-break/><text:line-break/>9.</text:span>與軍事攻取臺灣同樣重要的，甚至更為重要的，是戰後治理臺灣。要吸取香港工作的教訓，對戰後治理臺灣，精心設計，精心施工。戰後治理臺灣，並不困難。臺灣經濟的現代化程度，遠高於二戰前的德國與日本，而且，大都是節能型、環保型產業，戰後恢復經濟非常容易。臺灣民主是好東西，要愛護，要保護，要發揚。臺灣的五級選舉，可全部保留，各級公務員可全部留用，只需把總統選舉改為省長選舉，把立法院選舉改為省議會選舉。<text:span text:style-name="T3"><text:line-break/><text:line-break/></text:span>這要感謝李登輝。兩蔣時代，臺灣有一個龐大的臺灣省政府，在台中，治理臺灣省日常事務，另有一個中華民國政府，在臺北，代表全中國。李登輝為了台獨，也為了打擊聲名卓著的臺灣省長宋楚瑜，廢除了台中的臺灣省政府，把在臺北的中華民國政府全面降格行使臺灣省政府的職能。所以現在很好辦，大軍上島後，只需把現在臺北行使臺灣省政府職能的中華民國政府，改名為臺灣省政府，把各部改為各廳，就一切都解決了，教育部改為省教育廳，交通部改為省交通廳，等等等等，即可。只需撤銷外交部和國防部，改為臺灣省外辦，和臺灣省軍區。臺北現政府，部下面就是處，處下面就是科，沒有司局，剛好。首任臺灣省長，很多人都合適，連戰，宋楚瑜，馬英九，吳伯雄，洪秀柱，林毅夫，郝龍斌，等等等等。林毅夫的國際形象尤其好。把在香港立法會沒有通過的對候選人的限制條例，拿來放在臺灣用。相信臺灣人民，依靠臺灣人民，首任省長之後的臺灣省長，臺灣人民選上誰，就是誰，垂範香港。<text:span text:style-name="T3"><text:line-break/><text:line-break/>10.</text:span>臺灣現有三個大黨，重組之後，都可以繼續競選參政。無非是中國現有八個民主黨派，再加上兩、三個。中國國民黨，由黃復興黨部、新黨、深藍組成。大陸的民革，是否加入，可以研究。民進黨，改名中國民主進步黨，全力動員全體原民進黨員反正加入。首任中國民主進步黨主席，或許可以徵召許信良。可以抛石頭，摻沙子，可以派遣茅以軾、賀衛方、張千帆等著名大陸自由派人士移民臺灣，加入中國民主進步黨的領導工作。成立中國青年黨，全力動員全體原時代力量黨的黨員反正加入。規勸宋楚瑜的親民黨，規勸國民黨本土派，自由選擇加入中國國民黨或中國民主進步黨。愛國不分先後，一個都不能少。各黨修改一下黨章的頭一段或頭幾段就可以。無非是在第一段加上：熱愛祖國，堅決擁護統一，堅決反對台獨。治理戰後臺灣初期，在公檢法等相關部門，可以多用中國國民黨（黃復興黨部）的人，在民生部門，可以多用中國民進黨的人。三個政黨的領袖人物，可以參照其他八個民主黨派的辦法，在全國人大、全國政協安排。中央對台辦政黨局，現在就可以修訂這三個政黨的新黨章、新黨綱，籌劃各黨有關人事安排。<text:span text:style-name="T3"><text:line-break/><text:line-break/>11.</text:span>中央對台辦研究局，可儘快全面修訂臺灣現行大中小學歷史、地理教材，及一切相關學科的教材。堅決剔除一切去中國化、仇中反中、反對統一、鼓吹台獨的內容。大軍上島之後，要立即頒行新教材。要堅決取締一切鼓吹台獨的報紙、電視臺、電臺，讓《中國時報》這種堅持一個中國、反對台獨的媒體完全佔領臺灣的報紙、電視、電臺等所有媒體陣地。要在全臺灣收繳銷毀一切鼓吹台獨的教材、圖書，事先要列好台獨圖書的詳細書單。中央對台辦法規局，可儘快全面修訂臺灣現行所有法律，特別是經濟法規與行政法規，把中華民國某某法，改為中國臺灣省某某法，大軍上島後，立即頒行。<text:span text:style-name="T3"><text:line-break/><text:line-break/>12.</text:span>出於底線思維，準備最多移民臺灣<text:span text:style-name="T3">2500</text:span>萬人。在理論上，台獨思想就像納粹思想一樣，大軍上島後就會煙消雲散。當年同盟國曾經預備了相當的人力、物力、財力，準備在消滅德軍後，花費巨大精力消除希特勒灌輸給德國人民的狂熱的納粹思想，沒有想到，德軍投降之後，納粹思想立即隨風飄散，不見蹤影。我認為，台獨思想，與納粹思想一樣，完全建立在解放軍沒有能力或沒有勇氣登島的思想基礎之上，大軍一上島，就會煙消雲散。<text:span text:style-name="T3"><text:line-break/><text:line-break/></text:span>但是，出於底線思維，要準備最多移民臺灣<text:span text:style-name="T3">2500</text:span>萬人。臺灣面積雖然不大，但由於高度工業化、高度城市化、高度現代化，無論臺北、台中、台南，都有巨量的空地。臺北、台中、台南最堵車的時候，也比北上廣深最不堵車的時候還通暢。大軍速戰速決上島後，如果經濟能夠迅速恢復，五級選舉能夠迅速恢復，社會能夠很快安定下來，可以不考慮大規模移民。<text:span text:style-name="T3"><text:line-break/><text:line-break/></text:span>但是，如果台獨頑固分子，執迷不悟，繼續搗亂，破壞社會穩定，就立即大規模移民。從大陸<text:span text:style-name="T3">16</text:span>個<text:span text:style-name="T3">500</text:span>萬人口以上的城市移民。一律大專以上文化，或技校畢業生。年齡在<text:span text:style-name="T3">18</text:span>到<text:span text:style-name="T3">45</text:span>歲之間，攜帶嬰幼兒，全家移民。臺灣<text:span text:style-name="T3">17</text:span>個縣市，那裏不安定，就往哪里移民，哪里越不安定，就往哪里多移民，如果全台不安定，就最多移民<text:span text:style-name="T3">2500</text:span>萬。<text:span text:style-name="T3"><text:line-break/><text:line-break/></text:span>中央對台辦可以成立接管臺灣預備幹部局，在<text:span text:style-name="T3">16</text:span>個<text:span text:style-name="T3">500</text:span>萬人以上大城市的台辦，可以成立接管臺灣預備幹部處，儘快培訓一批<text:span text:style-name="T3">25</text:span>歲到<text:span text:style-name="T3">35</text:span>歲的幹部，要準備在全台不安定的形勢下，舉家移民到臺灣，對口接收臺灣<text:span text:style-name="T3">17</text:span>個縣市。準備幹部，準備移民，都不要考慮大陸講閩南話、客家話的地區。現在臺灣講閩南話、客家話的人夠多了，要從不會講閩南話、客家話的地區準備幹部，準備移民。<text:span text:style-name="T3"><text:line-break/><text:line-break/>13. </text:span>在經濟上，武力攻台全面促進大陸的經濟發展。大炮一響，黃金萬兩。市場經濟條件下，備戰、打仗、戰後建設，都立即大規模刺激內需。開戰前，為避免損失，三萬億美元的美國政府債卷，至少要轉讓、處理掉兩萬五千億。<text:span text:style-name="T3">“</text:span>六國破滅，非兵不利，戰不善，弊在賄秦。賄秦而力虧，破滅之道也。<text:span text:style-name="T3">”</text:span>中國沒有必要再賄賂美國了。存在美國的黃金，最好先搬回中國。可以給美國講明，戰後如果美國不對抗，美國政府債卷還可以再買回來，黃金還可以再存回美國去。戰後如果美日歐封鎖中國，中國得益極大。中國民族品牌可以提前五十年拿回中國國內市場。<text:span text:style-name="T3"><text:line-break/><text:line-break/></text:span>大陸改革開放以來的一個重大戰略失誤，是用市場換技術，結果技術沒有換來，市場全丟了。比如，大陸汽車市場，大陸自己的品牌，只佔有市場<text:span text:style-name="T3">30%</text:span>。大陸現在有<text:span text:style-name="T3">10</text:span>億隻手機，其中五億蘋果手機<text:span text:style-name="T3">, </text:span>兩億韓國手機，大陸自己品牌手機只有三億。等等等等，不勝枚舉。美日歐如果封鎖中國，大陸立即拿回整個大陸市場，利益極大。大陸與蘋果同等質量的手機，價格現在只有蘋果幾分之一，不是質量問題，是國家形象問題，美國、美軍在世界上耀武揚威，有形象，中國軍隊抗美援朝之後就沒有打過大仗，中國今天在世界上沒有什麽形象。中國軍隊如果打得漂亮，能夠速戰速決拿下臺灣，就為中國產品在全世界打出了最好的廣告，中國與蘋果手機質量相同的手機，就可以在全世界賣到接近蘋果手機的價格，中國汽車、中國手機、中國軍艦、中國戰鬥機、中國導彈等等無數中國產品，就會在美日歐之外的世界市場上席捲世界。既然封鎖中國了，也就不存在知識產權問題了。<text:span text:style-name="T3"><text:line-break/><text:line-break/>14. </text:span>對於中華民族，臺灣的戰略位置如骨鯁在喉，拿不回臺灣，則東海、南海問題永遠無解，永遠沖不出第一島鏈。用李敖的話講：臺灣是中國的睾丸，一直捏在美國手裏。拿回臺灣，則東海問題、南海問題立即冰融，第一島鏈立即消失，西太平洋戰略格局立即巨變，中國軍事、經濟、外交、思想等各方面的地位，在全世界立即就上一個大的臺階，與美國的新型大國關係，立即成型。<text:span text:style-name="T3">1949</text:span>年以來，<text:span text:style-name="T3">67</text:span>年了，為了統一臺灣，大陸領袖和人民，付出了巨大的人力、物力、財力、感情；對台工作，各級對台辦，養了多少人，花了多少錢。中國現在經濟總量世界第二、軍事力量世界第三，可是，對很多彈丸小國，中國外交部在公報中都要被迫說一句：感謝貴國支援一個中國，真是把列祖列宗、全球華人的人都丟盡了。過去被迫這樣講，是因為大陸軍事上沒有這個能力，現在大陸軍事上有這個能力了，戰場上能夠拿到的，實在沒有必要在談判桌上再作賤自己了。三個自信，不是拿嘴吹出來的，是打出來的。現在，抗美援朝打出來的自信，<text:span text:style-name="T3">65</text:span>年了，已經用光了，用盡了，沒有了。速戰速決拿下臺灣，全球華人至少可以自信自豪五十年。<text:span text:style-name="T3"><text:line-break/><text:line-break/>15. </text:span>大陸有腐敗，有弊端，有社會不公平、社會不公正的現象。打臺灣，有利於在大陸加速推進自主創新，加速推進戶口改革，加速推進反腐敗。開戰之前，要宣佈取消分省市高考，宣佈恢復全國統一高考的時間。開戰之前，要開放除了北上廣深之外所有城市的戶口。北上廣深的戶口也要限期開放。現在雲南的人均收入只有天津的四分之一。開放戶口，必將促成中國人力、物力、財力等生產要素的優化組合發生大躍進，僅此一項，就可以保證中國經濟今後持續二十年每年增長<text:span text:style-name="T3">10%</text:span>。北上廣深等特大城市之間人才自由流動，必將極大促進中國的自主創新能力。（見李毅選集第一卷<text:span text:style-name="T3">http://www.langlang.cc/16533947.htm</text:span>第<text:span text:style-name="T3"><text:s/>46</text:span>頁到第<text:span text:style-name="T3">80</text:span>頁。）誰為中國人民恢復全國統一高考，誰為中國人民取消戶口限制，中國人民就會為誰赴湯蹈火。<text:span text:style-name="T3"><text:line-break/><text:line-break/>16. </text:span>武力統一符合人類社會發展規律。夏、商、周、秦、漢、唐、宋、元、明、清、中華民國、中華人民共和國的統一，都是武力統一，或兵臨城下的城下之盟。美國、日本、德國、俄國、法國、英國、義大利等當今世界主要強國的統一，都是武力統一，或兵臨城下的城下之盟。不戰而屈人之兵，和平統一，必須是在兵臨城下、雙方對戰爭結果毫無懸念的情況下，才有可能。<text:span text:style-name="T3"><text:line-break/><text:line-break/>17.</text:span>打仗要師出有名。大陸打臺灣，用什麽名義？就用臺灣堅決拒絕簽訂《兩岸和平協定》的名義。大陸備戰結束，開戰前一、二十天，可主動與蔡英文政府談判，要求按照李登輝、馬英九制定的《國統綱領》的有關詞句簽訂《兩岸和平協定》，並拿出一個好看的協定草案。同時對聯合國、歐盟、上海合作組織、亞投行所有國家、所有<text:span text:style-name="T3">100</text:span>多個中國的邦交國、所有相關國際組織，掀起一場外交大戰，推銷這個協定草案，要求全人類支援兩岸按照臺灣制定的《國統綱領》簽署《兩岸和平協定》。<text:span text:style-name="T3"><text:line-break/><text:line-break/></text:span>除了美日，全世界可能沒有那個國家敢於公開反對中國這個熱愛和平的美好要求。就是對美國，中國也有很多話要說，當年的<text:span text:style-name="T3">“</text:span>四不一沒有<text:span text:style-name="T3">”</text:span>，就是美國和陳水扁承諾的，現在到了美國完全徹底兌現承諾的時候了。蔡英文作為兩國論的倡導者，作為當今台獨勢力的領袖與教母，必然會斷然拒絕按照李登輝、馬英九制定的《國統綱領》簽署《兩岸和平協定》。臺灣拒絕和平，大陸為和平而戰，全人類沒話講。中央對台辦交流局，現在就可以開始起草這個保證能打仗的《兩岸和平協定》。要特別注意中英文的區別。英文要特別要看，要讓全人類都覺得非常好看，並且要特別向全人類說明，這是從臺灣李登輝、馬英九的《國統綱領》中引用的詞句。中文要讓台獨勢力完全無法接受，而且對臺灣政府講，一個字都不改。世界列強的領袖，都是現實主義者，都很清楚戰場結果與談判結果之間的關係。以中國現在的經濟軍事實力，這樣一個《兩岸和平協定》，已經是最低要價了，是給美日領袖一個面子。一句話都不說，直接把臺灣打下來，也未嘗不可。<text:span text:style-name="T3"><text:line-break/><text:line-break/>18. </text:span>除了打過海峽去，解放臺灣島，對台工作還有其他做法嗎？想來想去，非要做的話，當然可以找事做，但都是事倍功半的下策。如果不打，對台工作的戰略，就只能是破壞台獨勢力，保護統一火種。具體說來，鑒於臺灣已經由主張台獨的政黨和領袖執政，大陸立即解散海協會，取消國台辦的名義，改用中共中央對台辦的名義，進行對台工作。中共中央對台辦，要求臺灣當局，立即恢復國統會，立即恢復《國統綱領》。鑒於大陸海協會已經解散，大陸海協會與臺灣海基會這兩個民間團體簽署的<text:span text:style-name="T3">23</text:span>項協定，就不存在了，為了挽救兩岸關係，中共中央對台辦要求立即與臺灣國統會重新簽署這<text:span text:style-name="T3">23</text:span>項協定。鑒於臺灣當局拒絕恢復國統會，為了挽救兩岸關係，中共中央對台辦立即與黃復興黨部重新簽署這<text:span text:style-name="T3">23</text:span>項協定。由黃復興黨部的總部與其在全臺灣的分部，在全臺灣代行現在臺灣海基會的工作。<text:span text:style-name="T3"><text:line-break/><text:line-break/>19.</text:span>大陸現有幾萬家台商。大陸和臺灣現在每年有<text:span text:style-name="T3">1200</text:span>億美元的生意，臺灣到大陸<text:span text:style-name="T3">800</text:span>億，大陸到臺灣<text:span text:style-name="T3">400</text:span>億。絕不允許台獨勢力、台獨分子再沾手一分錢。對大陸台商，抓大放小，從最大的五家台商、十家台商、五十家台商、一百家台商做起，要求它們在臺灣三大報紙之一刊登顯著廣告：<text:span text:style-name="T3">“</text:span>大陸與臺灣均是中國的領土，促成國家的統一，應是中國人共同的責任<text:span text:style-name="T3">”</text:span>。任何公司，任何臺灣企業家，要想沾手這每年<text:span text:style-name="T3">1200</text:span>億的生意，都要查一查，中共對台辦自己查也行，委託黃復興黨部查也行，看看與台獨勢力有沒有密切關係。如果本人是台獨分子，沒門。如果三族之內有台獨頭面人物，必須去給這個頭面人物做工作，或宣佈與這個頭面人物脫離親屬關係。總之，在大陸賺人民幣，在臺灣支援台獨，這種事情，一分錢也不能再發生了。<text:span text:style-name="T3"><text:line-break/><text:line-break/>20. </text:span>他大舅他二舅都是他舅，高桌子低板凳都是木頭。經過努力工作，五年之後，或許黃復興黨部可以從<text:span text:style-name="T3">9</text:span>萬人恢復到<text:span text:style-name="T3">90</text:span>萬人，十年之後，或許可以恢復到<text:span text:style-name="T3">200</text:span>萬人。但是，上述這些工作，無論做得多麽好，無論做多少年，都不能導致和平統一。最後還是要武力統一。總之，從今往後，武力統一之外的和平對台工作，又難看，又難吃，浪費大量人力、物力、財力，費力不討好，事倍功半。還是不如現在就打過去算了。<text:span text:style-name="T3"><text:line-break/><text:line-break/></text:span>　　小小寰球，有幾個蒼蠅碰壁。<text:span text:style-name="T3"><text:line-break/><text:line-break/></text:span>　　嗡嗡叫，幾聲淒厲，幾聲抽泣。<text:span text:style-name="T3"><text:line-break/><text:line-break/></text:span>　　螞蟻緣槐誇大國，蚍蜉撼樹談何易。<text:span text:style-name="T3"><text:line-break/><text:line-break/></text:span>　　正西風落葉下長安，飛鳴鏑。<text:span text:style-name="T3"><text:line-break/><text:line-break/></text:span>　　多少事，從來急；天地轉，光陰迫。<text:span text:style-name="T3"><text:line-break/><text:line-break/></text:span>　　一萬年太久，只爭朝夕。<text:span text:style-name="T3"><text:line-break/><text:line-break/></text:span>　　四海翻騰雲水怒，五洲震蕩風雷激。<text:span text:style-name="T3"><text:line-break/><text:line-break/></text:span>　　要掃除一切害人蟲，全無敵。<text:span text:style-name="T3"><text:line-break/><text:line-break/></text:span>　　（此節<text:span text:style-name="T3">1</text:span>月<text:span text:style-name="T3">17</text:span>日深夜在臺北草擬、討論。副團長戴為群、某某某參與討論並同意基本觀點。）<text:span text:style-name="T3"><text:line-break/><text:line-break/></text:span>致蔡英文<text:span text:style-name="T3"><text:line-break/><text:line-break/>1.</text:span>和平臺獨是幻想。台獨不是請客吃飯，不是做文章，不是繪畫繡花，不是溫良恭儉讓，台獨是暴動，是用屍積成山、血流成河的方式，把中國臺灣省從中國分裂出去的暴烈行動。二十多年來，和平臺獨之所以順利成功，是因為大陸<text:span text:style-name="T3">14</text:span>億人民的絕大多數，並不知道真實情況，他們還以為和平統一正在進行之中。一旦大陸人民瞭解到，和平統一已無可能的殘酷現實，和平臺獨的路就走不通了。目前臺灣多數堅持台獨的朋友，都認為台獨可以和平實現，這完全是異想天開。<text:span text:style-name="T3"><text:line-break/><text:line-break/>2.</text:span>實現台獨的唯一途徑，是打敗中國軍隊。我從來不否認，台獨的確也有一定的理由。我<text:span text:style-name="T3">2008</text:span>年在大陸出版的著作<text:span text:style-name="T3">http://www.langlang.cc/2048111.htm</text:span>，第<text:span text:style-name="T3">251</text:span>頁到第<text:span text:style-name="T3">253</text:span>頁，就專門介紹了台獨的理由。但是，有理由台獨，不等於能夠實現台獨。朝鮮和越南都曾經是中國的一部分，現在不是了，因為朝鮮和越南曾經打敗中國軍隊，越南還曾經打敗過無敵于天下的蒙元大軍。<text:span text:style-name="T3"><text:line-break/><text:line-break/>3. </text:span>裝備<text:span text:style-name="T3">800</text:span>萬條槍，打一場臺灣獨立的人民戰爭，是台獨的正規選項。二十多年來，每當台獨朋友質問我：我們臺灣這麽多人口，這麽大的面積，這麽大的產值，為何不可以獨立？我的回答都是一貫的：你們只要敢打，就有可能。臺灣現在<text:span text:style-name="T3">2300</text:span>萬人，除去老弱病殘，有<text:span text:style-name="T3">800</text:span>萬人可以拿槍。可以裝備<text:span text:style-name="T3">100</text:span>萬挺重機槍，<text:span text:style-name="T3">200</text:span>萬挺輕機槍，<text:span text:style-name="T3">300</text:span>萬隻衝鋒槍，<text:span text:style-name="T3">200</text:span>萬隻高級步槍。我這次也親眼看到了，臺北、台中、台南，都有高樓林立的都市區，易守難攻，是打城市戰的天然好戰場。根本不用築壘，只要把這<text:span text:style-name="T3">800</text:span>萬條槍，放進這些高樓中，只要有足夠的彈藥、飲水、壓縮餅乾，就形成了人類有史以來最大的城市堡壘群。不要說大陸軍隊兩周拿不下整個臺灣，就是臺北<text:span text:style-name="T3">101</text:span>大樓，在裏面放上兩萬條槍，大陸軍隊兩周都拿不下來。<text:span text:style-name="T3">200</text:span>萬怎麽敢進攻<text:span text:style-name="T3">800</text:span>萬？以大陸現在的<text:span text:style-name="T3">200</text:span>萬軍隊，根本不敢碰臺灣。為了攻取臺灣，大陸軍隊至少要恢復到我上小學時的規模：<text:span text:style-name="T3">500</text:span>萬軍隊，外加<text:span text:style-name="T3">3000</text:span>萬基幹民兵。<text:span text:style-name="T3"><text:line-break/><text:line-break/>4. </text:span>在軍事上，在經濟上，打一場<text:span text:style-name="T3">800</text:span>萬條槍的臺灣獨立人民戰爭，對臺灣是易如反掌的事情。臺灣根本不用從美國買武器。正如王洪光《大陸如何在戰爭中統一臺灣》一文所述，臺灣軍隊的飛機、軍艦、裝甲部隊，在解放軍第一輪火力覆蓋中，就會被基本消滅，就會失去作戰能力。要打贏臺灣獨立戰爭，臺灣的二十萬軍隊，要徹底變換裝備，改為十萬個單人對空肩扛式導彈放射架，和十萬個單人反坦克肩扛式導彈發射架。這二十萬隻發射架，加入<text:span text:style-name="T3">800</text:span>萬條槍，放進臺北、台中、台南的高樓群，就對解放軍的空中優勢和裝甲優勢，構成巨大的威脅。所有上述這些武器，都便宜得要命，臺灣自己都能造。比從美國買沒用的重武器便宜許多倍。<text:span text:style-name="T3"><text:line-break/><text:line-break/>5.</text:span>但是，在政治上，有兩大難題。第一個，是如果動員臺灣人民。二十多年來，台獨領袖一直努力忽悠臺灣人民，說台獨絕對不用打仗，可以和平臺獨，所以二十年來台獨順利發展。現在，雄才大略的蔡英文主席，如何改口，如何教育多數臺灣人民，為了台獨，捨身取義，傾家蕩產，毀家紓難，捨生忘死，視死如歸，慷慨赴死，在人口稠密的居民區、辦公區，打一場玉石俱焚的台獨人民戰爭？台獨上層領導人士，能否自己，或讓自己的子孫，帶頭在這場台獨人民戰爭中身先士卒、衝鋒陷陣？我不知道，我的研究還不夠，請各位專家指教。<text:span text:style-name="T3"><text:line-break/><text:line-break/>6.</text:span>第二個問題，更為嚴重。台獨二十多年來之所以在臺灣順利成功，一個非常重要的原因，是當年李登輝杯酒釋兵權，奪了郝柏村的兵權，奪了深藍的兵權。李登輝和陳水扁都刻意拔擢本省籍的將軍。現在，如果給臺灣人民裝備<text:span text:style-name="T3">800</text:span>萬條槍，和充足的彈藥，黃復興黨部，至少可以掌握幾十萬條槍。論選舉，民進黨以一當十，可是<text:span text:style-name="T3"><text:s/></text:span>民進黨不會打仗。論打仗，在臺灣，黃復興黨部以一當百。黃復興黨部，一旦有了幾十萬條槍的兵權，會不會報當年一箭之仇，消滅台獨領導階層，拿回當年被李登輝奪走的兵權和政權？我不知道，我的研究還不夠，請各位專家指教。黃復興黨部一旦動手，大陸必將全力支援。<text:span text:style-name="T3"><text:line-break/><text:line-break/>7.</text:span>多數台獨朋友都很看重，大陸確實有人公開或私下支援台獨。但是，不能光看絕對數字，還要看相對數位。大陸有<text:span text:style-name="T3">14</text:span>億人。如果有百分之一的人支援台獨，就是<text:span text:style-name="T3">1400</text:span>萬，百分之二，就是<text:span text:style-name="T3">2800</text:span>萬，百分之三，就是<text:span text:style-name="T3">4200</text:span>萬。所以，即使有<text:span text:style-name="T3">4200</text:span>萬大陸人支援台獨，也可以忽略不計，因為還有<text:span text:style-name="T3">97%</text:span>的大陸人民反對台獨。而且，一旦開戰，這些支援台獨的大陸朋友，絕大多數，也會公開改變態度，支援武力統一。極少數繼續支援台獨的人，會按照大陸的《反分裂國家法》，當作叛國的漢奸賣國賊論處。<text:span text:style-name="T3"><text:line-break/><text:line-break/>8. </text:span>總述：和平臺獨是幻想。台獨的正規選項，是打一場<text:span text:style-name="T3">800</text:span>萬條槍的臺灣獨立人民戰爭。在軍事上、經濟上，這對臺灣易如反掌。但在政治上有兩大難題，能否破解這兩大難題，我的研究不夠，我不知道。如果無法解決這兩大難題，武力台獨的路就走不通。和平臺獨、武力台獨都走不通，就只有和平統一、武力統一這兩條路了。可是，和平統一這條路，被臺灣自己堵死了，從今往後，在可以預料到的相當長的時間裏，沒有任何臺灣領導人，敢在臺灣提倡和平統一。那豈不是，只剩下，武力統一這一條路了？<text:span text:style-name="T3"><text:line-break/><text:line-break/></text:span>臺灣現狀<text:span text:style-name="T3"><text:line-break/><text:line-break/></text:span>臺灣的現狀，因為致習近平與蔡英文的兩個部分提前放在卷首，已經在前面講過了。這裏從另一個角度，從臺灣人的角度，再簡單描述一下。在蔣介石、蔣經國時代，絕大多數臺灣人，都認為自己是中國臺灣省人。這是現實，你活在某村、某鄉、某縣、某市，屬於臺灣省，龐大的省政府，在台中，管理臺灣省的日常生活。這個臺灣省，屬於一個叫做中國的國家，首都原來在南京，現在因故遷到了臺北。這個中國中央政府，自稱代表全中國，剛到臺灣時，在世界上有近百個國家承認，後來減少到只有<text:span text:style-name="T3">20</text:span>幾個。<text:span text:style-name="T3"><text:line-break/><text:line-break/></text:span>蔣經國犯了兩個大錯誤。一是不知道自己什麽時候去世，二是把立志要消滅中國國民黨和中華民國的李登輝選為副手。李登輝上臺，修改憲法，修改法律，改變政府結構，改變大中小學教材，改變社會輿論，造成了事實上的臺灣獨立。廢除了在台中的龐大的臺灣省政府。把臺北的中國中央政府裏面，代表全中國的部門、職位、編制，逐步撤銷，直至消滅；把政府的職能，轉變為臺灣省政府的職能，只管理臺灣，與中國無關。最為重要的，是由臺灣<text:span text:style-name="T3">2300</text:span>萬人民，直接選舉國家總統。<text:span text:style-name="T3"><text:line-break/><text:line-break/></text:span>剛開始，作為一個臺灣人，這是個笑話。中國<text:span text:style-name="T3">14</text:span>億人，中國的總統，怎麽能由臺灣的<text:span text:style-name="T3">2300</text:span>萬人選出？<text:span text:style-name="T3">2300</text:span>萬臺灣人能選的，不就是臺灣省長嗎？可是，二十多年過去了。經歷過李登輝、陳水扁、馬英九六次選舉之後，對多數臺灣人來講，臺灣不是一個省，臺灣是一個獨立的國家，臺灣人民自己選總統，自己選國會，自己選五級政府，這不僅作為大中小學教材內容，不僅作為主流社會輿論，而且作為一種政治現實，作為一種生活方式，根深蒂固地建立起來了。今天，對於多數臺灣人，你要是說：臺灣不是一個獨立的國家，而是一個省，臺灣省是中國的一個省，他會非常吃驚，以為你腦子裏面進了水，以為你腦殘，以為你是從月亮上來的。<text:span text:style-name="T3"><text:line-break/><text:line-break/></text:span>我在十年前，十五年前，就準確預料到，今天臺灣會有這個形勢，並寫進了文章裏，寫進了書裏。知難行易。直到今天，大陸同胞多數人，海外僑胞多數人，還不瞭解這個基本的現實。這次選舉，把這個基本現實，徹底暴露了，全人類都知道了。從今往後，臺灣沒有藍綠之爭了，因為沒有藍營了。今後的臺灣政壇，是若干綠色政黨競爭的舞臺。<text:span text:style-name="T3"><text:line-break/><text:line-break/></text:span>社會學研究<text:span text:style-name="T3"><text:line-break/><text:line-break/></text:span>一個好的社會學研究<text:span text:style-name="T3">(sociological research)</text:span>，包括三個方面：第一，社會形勢。也就是對社會的描述性研究（<text:span text:style-name="T3">descriptive research)</text:span>和解釋性研究<text:span text:style-name="T3">(analytical research) </text:span>。第二，社會預測。第三，社會政策。或者叫公共政策<text:span text:style-name="T3">(public policy)</text:span>。研究做得好不好，自己說了不算，別人說了也不算。實踐說了算，時間說了算。<text:span text:style-name="T3"><text:line-break/><text:line-break/></text:span>三年、五年、十年、八年過去，回過頭來看，一目了然。比如，關於台海研究，三年、五年、十年、八年前，有很多文章，有很多著作，很難比較，很難評價。現在，我們知道了，臺灣是這樣一個形勢，我們回過頭去看，三年、五年、十年、八年前，哪篇文章、哪本著作，對當時的形勢描述得正確？分析得透徹？哪篇文章、哪本著作，對今天的形勢預測得準確？哪篇文章、哪本著作制定的政策今天看來是最好的政策，可惜執政者沒有採用？不怕不識貨，就怕貨比貨，一比嚇一跳。<text:span text:style-name="T3"><text:line-break/><text:line-break/></text:span>《李毅臺灣觀選記<text:span text:style-name="T3">1</text:span>》就說，我關於台海有十幾篇稿子，其中有三篇重要一些，這次來臺灣觀選，做實地調查<text:span text:style-name="T3">(field study)</text:span>，就是要用臺灣今天的實際檢驗一下這三篇文章。《李毅臺灣觀選記<text:span text:style-name="T3">8</text:span>》檢驗了《蔡英文這個人好生了得》一文。《李毅臺灣觀選記<text:span text:style-name="T3">9</text:span>》檢驗了《祖國統一的時機與方式》一文。在這篇總結裏，檢驗一下最長的一篇文章。《美日中台台海戰略的國際社會學分析》，見於互聯網。<text:span text:style-name="T3"><text:line-break/><text:line-break/>http://www.sociology.cass.cn/shxw/qt/P020051024308611567650.pdf<text:line-break/><text:line-break/>http://club.kdnet.net/dispbbs.asp?boardid=24&amp;id=1012701<text:line-break/><text:line-break/></text:span>這篇長文，是我<text:span text:style-name="T3">1996</text:span>年之後十年台海研究的總結。這是一篇演講稿。<text:span text:style-name="T3">2005</text:span>年<text:span text:style-name="T3">3</text:span>月<text:span text:style-name="T3">26</text:span>日，大芝加哥華人華僑聯合會，舉行座談會，支援大陸頒行《反國家分裂法》。我事先寫了這個稿子，在會上簡要念了一下。《晨報》，《芝加哥時報》，《芝加哥華語論壇報》，等一些北美華人報紙，對我的發言做了報道。不勝感謝安徽大學出版社，<text:span text:style-name="T3">2008</text:span>年，在大陸出版了該文的全文，<text:span text:style-name="T3">http://www.langlang.cc/2048111.htm</text:span>，在拙著《中國社會分層的結構與演變》中譯本，第<text:span text:style-name="T3">241</text:span>至<text:span text:style-name="T3">256</text:span>頁。<text:span text:style-name="T3">2015</text:span>年，九州出版社，出版李毅選集第一卷<text:span text:style-name="T3">http://www.langlang.cc/16533947.htm</text:span>，<text:span text:style-name="T3"><text:s/></text:span>和李毅選集第二卷<text:span text:style-name="T3"><text:s/>http://www.langlang.cc/16637214.htm</text:span>，排版時，這篇文章一直在裏面，付印前幾天，拿掉了，原因是，九州出版社，就是中央對台辦的出版社，怕選入這篇文章，太敏感。下面就按照安徽大學出版社的頁碼來檢驗這篇文章。<text:span text:style-name="T3"><text:line-break/><text:line-break/></text:span>全文分為六個部分。第一部分，《世界格局》，第<text:span text:style-name="T3">241</text:span>至<text:span text:style-name="T3">243</text:span>頁。總結到：<text:span text:style-name="T3">“</text:span>這就是美中爭奪臺灣背後的世界格局。臺灣是戰略要地，列強必爭。臺灣是中國的一個省。臺灣島是中國東南沿海一艘永不沈沒的航空母艦。臺灣扼日本、中國、南朝鮮石油進口咽喉要道。上海、香港、廣州、南京、武漢、長沙、合肥、南昌、福州、杭州，十大城市，均在臺灣中程火力威脅之下。臺灣省不保，中國東南沿海屏障盡失。反之，統一臺灣，則中國東南沿海國防前線外推一千公里，中國海軍自然沖出第一島鏈，兵鋒南指馬六甲，東向夏威夷。此為美國、日本全球戰略上難以咽下的苦果。中日、中美已經為了臺灣鬥了一百多年。先是中日鬥了五十多年。然後是中美鬥了五十多年。為了不丟臺灣，中國打了朝鮮戰爭，打了越南戰爭，在華沙和美國談了十六年，和美國簽了三個公報。<text:span text:style-name="T3">1949</text:span>年以後的中美鬥爭史，也是一部臺灣爭奪史。<text:span text:style-name="T3">”<text:line-break/><text:line-break/></text:span>第二部分，《美國戰略》，<text:span text:style-name="T3"><text:s/></text:span>第<text:span text:style-name="T3">243</text:span>至<text:span text:style-name="T3">245</text:span>頁。總結到：<text:span text:style-name="T3">“</text:span>台海問題的基本現狀就是美國武力阻止中國統一。美國的台海戰略是不戰而永遠分裂中國。美國的最高國策，就是絕對不允許在歐洲或亞洲出現一個可能挑戰美國獨霸世界的潛在對手。為防止中國崛起進而挑戰美國獨霸世界，阻止中國統一、保持中國分裂是美國自然而然的基本國策。誰是世界霸主，誰就會這麽做；誰做美國總統，誰都會這麽做。這與道德和意識形態無關，是由美國和中國在世界體系中的地位所決定的。更進一步，正如萊斯上周在日本上智大學公開宣佈，美國將不惜一切代價永遠保持對中國的軍事優勢。同時，美國已組建美日聯盟、美韓聯盟、美印聯盟，並聯合其他亞洲國家，環繞中國，迫使中國不敢輕舉妄動。美國已給所有這些國家出售先進武器，同時全力阻止歐洲對華武器解禁。如此，美國判斷，在可以預見的將來，美國可以永遠保持分裂中國的現狀。美國並不要打仗，而是要不戰而永遠分裂中國。美國特別不想在兵分中東時出現台海危機，因此特別討厭陳水扁在<text:span text:style-name="T3">15</text:span>萬美軍駐防伊拉克時挑釁大陸。但無論如何，決不許中國統一。這就是美國的台海戰略。<text:span text:style-name="T3">”<text:line-break/><text:line-break/></text:span>第三部分，《日本戰略》，第<text:span text:style-name="T3">246</text:span>至<text:span text:style-name="T3">247</text:span>頁。總結到<text:span text:style-name="T3">: “</text:span>蘇聯解體後，日本經濟、軍費都成為世界第二，面臨戰略抉擇。日本自然而然要求不僅做經濟上的第二，而且做軍事、外交<text:span text:style-name="T3"><text:s/></text:span>、政治上的二號霸主。日本有兩種戰略選擇。一是聯亞爭雄。日、中、韓可以組成自由貿易區，形成像歐元一樣的統一貨幣。背靠中國的廣大市場和廉價勞動力，日本可與美、歐爭雄，三分天下。這樣做，日本首先必須像德國一樣，徹底解決歷史問題，真正支援中國、朝鮮和平統一<text:span text:style-name="T3">, </text:span>取得中、韓支援。二是聯美主亞，支援美國主宰世界，在美國支援下擴充軍備，出兵海外，與美國共同主宰世界、稱霸亞洲。經過十多年實踐和探索，在兩種戰略中，日本最終選擇了後者。為<text:span text:style-name="T3"><text:line-break/><text:line-break/></text:span>防止中國崛起，取代其老二地位，日本變本加厲，鼓勵台獨，阻擋中國統一。加速擴軍，保持和增強對華軍事優勢。最近公然將台海列入日美安全協定，公開強烈反對歐洲對華武器解禁。昨天日本防衛廳長官公然宣稱，一旦中國對台動武，日本將視情況協助美軍。維持中國分裂，擴軍備戰，慫恿和協助美國最終為阻擋中國統一不惜一戰，這就是日本的台海戰略。這是日本決策者從日本國家長遠利益和根本利益出發，做出的重大戰略抉擇，與道德和意識形態無關，與誰做日本領導人無關，與中國追究歷史與否更是無關。特別須要指出的是，日本的這個大戰略，現在是得到絕大多數日本人民支援的。<text:span text:style-name="T3">”<text:line-break/><text:line-break/></text:span>第四部分，《中國戰略》，<text:span text:style-name="T3"><text:s/></text:span>第<text:span text:style-name="T3">247</text:span>至第<text:span text:style-name="T3">251</text:span>頁，總結到：<text:span text:style-name="T3">“</text:span>反分裂法，是中國對美日的巨大妥協，是推遲攤牌。中國經濟發展速度比美日快，有可能<text:span text:style-name="T3">30</text:span>年趕上日本，<text:span text:style-name="T3">50</text:span>年趕上美國。中國海空軍與美日差距巨大。十年來，在美日支援下，台獨如燎原烈火，無法遏制。中國在台海問題上有兩種戰略選擇。一是現在攤牌，二是推遲攤牌。經過十年的實踐和探索，現在中國決定忍辱負重，推遲攤牌，推出反分裂法。東方紅，太陽升，中國出了個毛澤東。朝鮮一戰，中國人民從此站立起來了。在史達林準備把北朝鮮讓給美國的時候，毛澤東為什麽參戰？周恩來後來先後給斯諾和尼克松作了明確的解釋，都有案可查。周恩來明確指出，就是因為杜魯門派第七艦隊占了臺灣，阻礙中國統一。朝鮮戰爭之後，中美在華沙談了<text:span text:style-name="T3">16</text:span>年，談什麽？就是中國要美國還臺灣，美國不還。越戰高峰期，美國出兵<text:span text:style-name="T3">50</text:span>萬到南越，勃列日涅夫按兵不動，毛澤東派兵<text:span text:style-name="T3">30</text:span>萬到北越，為什麽？就是因為美國占臺灣。<text:span text:style-name="T3">72</text:span>年上海公報，<text:span text:style-name="T3">79</text:span>年建交公報，<text:span text:style-name="T3">82</text:span>年軍售公報，中美所有三個公報，說什麽？全是說臺灣。<text:span text:style-name="T3"><text:line-break/><text:line-break/></text:span>在臺灣問題上，中國是勢在必得，志在必奪。中國<text:span text:style-name="T3">1949</text:span>年以來決心要統一臺灣。統一的道理在於土地<text:span text:style-name="T3">, </text:span>在於洗雪百年國恥。當今世界是民族國家構成的世界體系。對任何民族國家，最稀缺的資源是土地。古今中外，爭城以戰，殺人盈城，爭野以戰，殺人盈野。以巴衝突為什麽？為了幾塊彈丸之地。印巴打了三場戰爭，為什麽？為了克什米爾這塊地。俄國在車臣打什麽？為了那塊地。中國自明朝以後，人多地少成為制約社會發展的瓶頸。<text:span text:style-name="T3"><text:line-break/><text:line-break/></text:span>臺灣是中國的一個省。是中國東南沿海戰略要地。誰不想作中國人，可以走人，但不能把地帶走。甯失千金，不失寸土。寧失千軍，不失寸土。不惜代價，維護統一。林肯敢用北方統一南方，中國大陸三十個省還統一不了臺灣一個省？港澳已經回歸。洗雪百年國恥，只待一統臺灣。<text:span text:style-name="T3"><text:line-break/><text:line-break/></text:span>中國的第二種戰略選擇就是推遲攤牌。中國經濟正在起飛。中國正在成為世界工廠和世界市場。中國經濟增長帶動世界經濟增長的百分比，僅次於美國，是世界第二。每隔三、五年，中國在世界經濟中的地位就上一個大臺階。軍事力量也隨之進步，每隔一、兩年，都能給美軍造成更大傷亡。歐美日在大陸經濟利益越來越大，相對在臺灣經濟利益越來越小。中國周邊國家正加速與中國經濟整合。臺灣經濟對大陸依存度已達<text:span text:style-name="T3">35%</text:span>，且在迅速提升中。不開放三通，對臺灣的危害遠大於大陸。就經濟而言，時間好像在中國一邊，這是推遲攤牌的有利之處。但經濟發展並不能使統一水到渠成。美日正聯合為對台用武整軍備戰。美日和中國武器研製能力的巨大差距，正在越拉越大。台獨日趨坐大。臺灣問題是插在中國民族自豪感和民族自尊心上的一把尖刀。臺灣一日不回歸，中國經濟越發展、軍事越強大，中國人就越顯得不是人。<text:span text:style-name="T3"><text:line-break/><text:line-break/></text:span>最壞的可能性是，二、三十年以後，當中國被迫攤牌時，民心士氣高下並不比現在強，或在鐳射武器、動能武器、微波武器、電磁脈衝武器面前無還手之力，那還不如現在就攤牌。經過十年實踐和探索，現在中國領導人判斷，不論經濟、軍事、外交、民心士氣，時間可能都在中國這一邊，故而選擇推遲攤牌。爭取談，準備打，不怕拖。<text:span text:style-name="T3">”<text:line-break/><text:line-break/></text:span>第五部分，《台獨戰略》，第<text:span text:style-name="T3">251</text:span>至第<text:span text:style-name="T3">253</text:span>頁。鑒於多數大陸同胞和海外僑胞，不知道多數臺灣人為什麽要台獨，不知道台獨對臺灣人有什麽好處，這裏專門花了兩頁篇幅介紹了台獨的理由。最後總結到：<text:span text:style-name="T3">“</text:span>為了實現台獨，台獨領導人不給臺灣人民講實話。明明大陸在加緊備戰，所有台獨領袖都說，大陸是紙老虎，是只會叫不會咬人的狗，絕對不敢真的打過來。明明美國只會根據美國的利益和時間表決定是否和何時與中國開戰，決不會由臺灣來給美國作決定，所有台獨領袖都騙臺灣人民說，只要我們敢獨，美國就會出兵幫我們。連美國都對此大為不快：你們要是台獨，中國必然動武，要是真搞台獨，先得花大價錢整軍經武，準備以武拒統，怎麽可以說中國肯定不敢動武，或者說只要中國動武，美國就會花錢、死人來保衛台獨？<text:span text:style-name="T3"><text:line-break/><text:line-break/></text:span>近年來美方多次公開要求臺灣投入鉅資，整軍經武，把大陸消滅臺灣海空軍、全面登陸的時間從兩周增加到四周，以便美日調兵遣將。美方的要求比大陸的警告更強烈地影響了臺灣人民。台獨是要打仗的，備戰是要花錢的，打仗是要死人的，有可能要屍積成山、血流成河，要想清楚了再搞，至少要在美國不忙於中東的時候再搞。這就是<text:span text:style-name="T3">2004</text:span>年底半數多一點臺灣選民不支援陳水扁台獨時間表的原因。多數臺灣人想台獨的形勢沒有改變。台獨領導人的決心和戰略也絲毫沒有改變，他們正在焦急地等待著國際形勢的演變，等待著下一次台獨大躍進的機會。<text:span text:style-name="T3">”<text:line-break/><text:line-break/></text:span>第六部分，《和戰前景》，第<text:span text:style-name="T3">253</text:span>至<text:span text:style-name="T3">255</text:span>頁。總結到：<text:span text:style-name="T3">“</text:span>台海現在是一個僵局，一個死局。美日中台四方暫時都同意推遲攤牌，是因為都以為如此對自己利多弊少。攤牌只是時間問題，只是暫時推遲。大家都想和平，人人都在備戰。美日想不戰而永遠分裂中國，大陸想和平統一，臺灣想和平獨立。美日正在努力確保和增強對華絕對軍事優勢。中國正在努力增加美軍參戰後的傷亡。臺灣正在努力提高武力拒統的能力。臺灣前途，狹路相逢勇者勝。是統是獨，是戰是和，首先取決於美國在亞太的軍事實力和戰略決心。其次取決於日本海空軍的擴軍速度與戰略決心。中國沒有主動權，但中國的經濟發展速度與備戰的規模和力度可以極大地影響美日的戰略決心。在這種形勢下，台海前途取決於美日、中、台三方的戰略決心，戰略態勢，戰略部署。最重要的，就在於戰略上準備多大的犧牲。<text:span text:style-name="T3"><text:line-break/><text:line-break/></text:span>一個國家，一個民族，一支軍隊，一個政黨，一個組織，一個人，在歷史的緊要關頭，常常就在於有沒有一口氣。看誰有浩然之氣。兵來將擋，水來土淹。一夫當關，萬夫莫開。三十年河東，三十年河西，出水才看兩腿泥。你打你的，我打我的。傷其十指，不如斷其一指。堅決頂住。頂得住時當然要頂住，頂不住時豁出去也要頂住。有條件要上，沒有條件創造條件也要上。為有犧牲多壯志，敢叫世界換新天。現在美日在軍事、政治、外交上完全控制了臺灣。中國要把現在由美日保護、控制的臺灣奪回來，根本就是虎口拔牙，與虎謀皮，太歲頭上動土，是要改變世界體系的現狀，是對美國獨霸世界和日本世界第二的直接挑戰，是造反。<text:span text:style-name="T3"><text:line-break/><text:line-break/></text:span>大陸與臺灣的經濟整合，臺灣經濟對大陸經濟依存度的提高，並不能使和平統一水到渠成。中國如果在軍事上沒有準備承受巨大民族犧牲的明確的戰略部署和戰略態勢，美日絕對不可能、萬萬不可能放任中國和平統一。這不是由各國領導人的個性和各國領導人之間的私人關係所決定的。這是由美、日、中國各自的國家根本戰略利益所決定的，是由當今世界體系的本質和美、日、中在世界體系中的地位所決定的。究竟何時攤牌？臺灣這塊戰略要地，最後鹿死誰手？只好留待後人評說了。<text:span text:style-name="T3">”<text:line-break/><text:line-break/></text:span>不好意思，我要把這句話，再引用一遍：<text:span text:style-name="T3">“</text:span>大陸與臺灣的經濟整合，臺灣經濟對大陸經濟依存度的提高，並不能使和平統一水到渠成。中國如果在軍事上沒有準備承受巨大民族犧牲的明確的戰略部署和戰略態勢，美日絕對不可能、萬萬不可能放任中國和平統一。<text:span text:style-name="T3">”<text:line-break/><text:line-break/></text:span>各位讀者，大家不要忘了，不要說<text:span text:style-name="T3">2005</text:span>年，就是在不久前，很多研究台海的著作、文章、講話，說的都是：一國兩制，和平統一，搞好香港，垂範臺灣，發展兩岸經貿融合，加強兩岸人民交流，聯絡兩岸人民感情，爭取早日和平統一。可是，李毅，力排眾議，獨樹一幟，公開發表長文，在<text:span text:style-name="T3">2005</text:span>年，就敢於認定：多數臺灣人就是要台獨，不管兩岸經貿怎麽發展，和平統一都沒有可能，台海必有一戰，或是大兵壓境下的城下之盟。不論什麽時候，解決臺灣問題，不僅靠實力，更要依靠狹路相逢勇者勝的戰略勇氣。臺灣鹿死誰手？留待後人評說。<text:span text:style-name="T3"><text:line-break/><text:line-break/></text:span>各位讀者，對照今天台海形勢，全人類研究台海的著作、文章，哪一篇，哪一本，比李毅的預測還早？還準確？還精確？我孤陋寡聞，沒有看見。有誰看見了，請告訴我，我一定儘快買來認真學習。<text:span text:style-name="T3"><text:line-break/><text:line-break/></text:span>社會研究方法<text:span text:style-name="T3"><text:line-break/><text:line-break/></text:span>大家都做研究，為什麽李毅做的研究結果不同？因為方法論不同。理論、方法論、具體研究方法不同，研究出來的結果就截然不同。大陸研究生方法論教學嚴重落後，我在李毅選集第一卷<text:span text:style-name="T3">http://www.langlang.cc/16533947.htm</text:span>第<text:span text:style-name="T3">110</text:span>頁第<text:span text:style-name="T3">8</text:span>點，著重提出了這個問題。我滯留美國<text:span text:style-name="T3">11</text:span>年，一回國，就發現，大陸<text:span text:style-name="T3">“</text:span>社會研究方法<text:span text:style-name="T3">”</text:span>的教材存在嚴重問題，就在中山大學給五、六十個研究生詳細講了這個問題<text:span text:style-name="T3"><text:s/>http://blog.sina.com.cn/s/blog_486c52150102v29c.html</text:span>，講得太艱深，不好懂。後來又用很淺顯的語言，簡單寫出來，見李毅選集第二卷<text:span text:style-name="T3">http://www.langlang.cc/16637214.htm</text:span>第<text:span text:style-name="T3">243</text:span>至<text:span text:style-name="T3">246</text:span>頁，又覺得太膚淺。李毅《社會學概論》<text:span text:style-name="T3">http://www.langlang.cc/2814164.htm</text:span>第四章《社會研究方法》，也只能點到為止，無法展開講。<text:span text:style-name="T3"><text:line-break/><text:line-break/></text:span>上一節說到，好的社會學研究，包括社會形勢（描述分析）、社會預測、社會政策（公共政策）三個方面。社會現象，錯綜複雜，紛紜複雜，以假亂真，真真假假，以偏概全，見木不見林。怎樣去粗取精、去僞存真、由此及彼、由表及裏，透過現象看到本質？看到社會運動發展的規律？很難。別人都在說和平統一，你怎麽就知道，和平統一，沒有可能？很難。看透現實難，預測未來更難。人又不是神仙，你怎麽能夠準確預測未來？你怎麽能在<text:span text:style-name="T3">2005</text:span>年就準確預測到<text:span text:style-name="T3">2016</text:span>年和平統一沒有可能？很難。為未來制定正確的社會政策，更難，必須要高瞻遠矚、高屋建瓴。三件事，一件比一件難，怎麽做？要學。要有人教。誰能教？自己都做不出這種研究的，當然教不了。自己能做出這樣研究的人，不多，其中，有時間精力教人的更少。<text:span text:style-name="T3"><text:line-break/><text:line-break/></text:span>李毅就是其中之一。作為一個社會學教授，一個社會學研究員，我已經三、五年沒有上課了。我能教國際社會學、分層社會學、公共政策學、社會研究方法（定性）、社會學概論，等等課程。手握屠龍術，很想給炎黃子孫傳授一下，三、五年了，找不到一個三尺講臺。大陸任何一所大學，如蒙不棄，徵召我，我立即來報到，我只要最低教授工資。</text:p>
      <text:p text:style-name="P1"><text:span text:style-name="T1">陳真</text:span><text:s/>  |  2016.02.16 11:21   |   <text:a xlink:type="simple" xlink:href="http://palinfo.habago.org/Entry?Command=Information_PrintForum&amp;iPage=287#FORUM34203"><text:span text:style-name="T2">#</text:span></text:a></text:p>
      <text:p text:style-name="P3">我希望我的工作，在歷史上能負一點兒責任，盡時間來陶冶，給它證明什麼應消失，什麼宜存在。<text:span text:style-name="T3">--</text:span>沈從文<text:span text:style-name="T3"><text:line-break/><text:line-break/></text:span>兩年前，獨自一人來到北京。召喚我前來的，無非就是那難以名狀的某種情感。此生或與祖國無緣，但我終究得在一個人的夢裏與它重逢。政治縱然可以千變萬化，昨是而今非，但文化卻亙古長存；即便遠走它鄉，足跡踏遍全世界，我的靈魂始終還是屬於這樣一個文化。<text:span text:style-name="T3"><text:line-break/><text:line-break/></text:span>我跟沈從文一同在這星球上走過二十幾個年頭，卻無緣相會。如今人去樓空，但我依然想踏上他所曾走過的每一座橋、每一道足跡，見其所見，愛其所愛，哪怕是一棵樹，一片雲，哪怕是某個胡同巷弄早已無人聞問的孤獨角落。<text:span text:style-name="T3"><text:line-break/><text:line-break/></text:span>我同時還踏上了長城的最高峰，走訪五四運動的每個場景，想像文革的慘烈，想像一波波的所謂解放與改造，我彷彿能看到當年沈從文以及無數文人的遭遇；就在當年的北大校園某一面城牆上，貼著大字報，揭發沈從文是個蓄意污染人心、不知悔改的黃色作家；沈從文以刀刎頸，兩度自殺未遂。<text:span text:style-name="T3"><text:line-break/><text:line-break/></text:span>許多時間，我就待在圓明園及頤和園，烽火摧殘的一片斷垣殘壁中，我找到雨果的雕像，在心裏頭給他鞠了個躬；久別重逢，卻宛若昨日，也許儘管時光飛逝，人事已非，但這一切始終不曾離去。<text:span text:style-name="T3"><text:line-break/><text:line-break/></text:span>一旁遊客問：<text:span text:style-name="T3"><text:line-break/><text:line-break/>"</text:span>這是誰啊？<text:span text:style-name="T3">" <text:line-break/><text:line-break/></text:span>我說：<text:span text:style-name="T3">"</text:span>雨果<text:span text:style-name="T3">"</text:span>。<text:span text:style-name="T3"><text:line-break/><text:line-break/>"</text:span>雨果是誰啊？<text:span text:style-name="T3">"<text:line-break/><text:line-break/>"</text:span>雨果就是雨果啊<text:span text:style-name="T3">"</text:span>。<text:span text:style-name="T3"><text:line-break/><text:line-break/>"</text:span>沒聽過<text:span text:style-name="T3">"</text:span>，遊客掉頭就走了。一旁來了另一名遊客，靜立雕像前許久。<text:span text:style-name="T3"><text:line-break/><text:line-break/>"</text:span>你知道雨果的雕像為何會跑到圓明園來嗎？<text:span text:style-name="T3">" </text:span>底下有封信，也許多少可以提供說明。這些所謂愛好民主自由與人權的強盜們，一兩百年過去了，至今依然以民主自由與人權之名四處燒殺擄掠；善惡易位，黑白顛倒。雨果地下有知，能不悲痛？歷史宛若悠靜長河，那麼遠，那麼長，無數悲歡血淚，何時方休？<text:span text:style-name="T3"><text:line-break/><text:line-break/></text:span>陳真　<text:span text:style-name="T3"><text:line-break/><text:line-break/>==============<text:line-break/>http://www.chinavalue.net/General/Article/2009-3-21/165985.html<text:line-break/><text:line-break/></text:span>雨果《致巴特雷上尉的一封信》<text:span text:style-name="T3"><text:line-break/><text:line-break/></text:span>先生：<text:span text:style-name="T3"><text:line-break/><text:line-break/></text:span>你徵求我對遠征中國的看法。你認為，這次遠征行動幹得既<text:span text:style-name="T3">“</text:span>體面<text:span text:style-name="T3">”</text:span>又<text:span text:style-name="T3">“</text:span>漂亮<text:span text:style-name="T3">”</text:span>。你如此重視我的想法，真是太客氣了。在你看來，這次在維多利亞女王和拿破侖皇帝旗號下進行的遠征中國的行動是英格蘭和法蘭西共享之榮耀。你希望知道我在多大程度上對英、法的這一勝利表示贊同。既然你想知道，那麽，下面就是我的看法：<text:span text:style-name="T3"><text:line-break/><text:line-break/></text:span>在地球上某個地方曾經有一個世界奇蹟，它的名字叫圓明園。藝術有兩個原則：理念和夢幻。理念產生了西方藝術，夢幻產生了東方藝術。如同帕提儂（陳真按：<text:span text:style-name="T3">Parthenon</text:span>是建於西元前五世紀的希臘古神廟，奉祀雅典娜女神）是理念藝術的代表一樣，圓明園是夢幻藝術的代表。它彙集了一個民族幾乎是超越人類想像力所能創作的全部成果。與帕提儂不同的是，圓明園不但是一個絕無僅有、舉世無雙的傑作，而且堪稱夢幻藝術之崇高典範──如果夢幻藝術可以有典範的話。<text:span text:style-name="T3"><text:line-break/><text:line-break/></text:span>你可以去想像一個你無法用語言描繪的、仙境般的建築，那就是圓明園。這夢幻奇景是用大理石、漢白玉、青銅和瓷器建成，雪松木作梁，以寶石點綴，用絲綢覆蓋；祭台、閨房、城堡分佈其中，諸神眾鬼就位於其內；彩釉熠熠，金碧輝煌；在頗具詩人氣質的能工巧匠創造出天方夜譚般的仙境之後，再加上花園、水池、水霧彌漫的噴泉、悠閒信步的天鵝、朱鹮和孔雀。一言以蔽之：這是一個以宮殿、廟宇形式表現出的充滿人類神奇幻想的、奪目耀眼的洞府。這就是圓明園。它是靠兩代人的長期辛勞才問世的。這座宛如城市、跨世紀的建築是為誰而建？是為世界人民，因為歷史的結晶是屬於全人類的。世界上的藝術家、詩人、哲學家都知道有個圓明園，伏爾泰到現在還提起它。人們常說，希臘有帕提儂，埃及有金字塔，羅馬有競技場，巴黎有聖母院，東方有圓明園。儘管有人不曾見過它，但依然夢想著它。這是一個震撼人心的、尚不被外人熟知的傑作，就像在黃昏中，從歐洲文明的地平線上看到的遙遠的亞洲文明的倩影。<text:span text:style-name="T3"><text:line-break/><text:line-break/></text:span>但是，這個奇蹟如今已不復存在。有一天，兩個強盜走進了圓明園：一個搶掠，一個放火。可以說，勝利是偷盜者的勝利，兩個勝利者一起徹底毀滅了圓明園。人們仿佛又看到了因為將帕提儂拆運回英國而臭名遠揚的埃爾金伯爵的名字。當初在帕提儂所發生的事情如今又在圓明園重演了，而且這次幹得更凶、更徹底，以至於片瓦不留。<text:span text:style-name="T3"><text:line-break/><text:line-break/></text:span>我們所有教堂的所有珍品加起來，也抵不上這座神奇無比、光彩奪目的東方博物館。那裏不僅有藝術珍品，而且還有數不勝數的金銀財寶。多麽偉大的功績！多麽豐盈的成果！然而，這兩個勝利者，一個裝滿了袋子，另一個裝滿了櫃子；然後，他們勾肩搭臂眉開眼笑地回到了歐洲。這就是兩個強盜的故事。<text:span text:style-name="T3"><text:line-break/><text:line-break/></text:span>我們歐洲人，自認為是<text:span text:style-name="T3">“</text:span>文明人<text:span text:style-name="T3">”</text:span>；而在我們眼裏，中國人是<text:span text:style-name="T3">“</text:span>野蠻人<text:span text:style-name="T3">”</text:span>。但是，上述種種，恰恰是所謂<text:span text:style-name="T3">“</text:span>文明人<text:span text:style-name="T3">”</text:span>對<text:span text:style-name="T3">“</text:span>野蠻人<text:span text:style-name="T3">”</text:span>的所作所為。在歷史面前，這兩個強盜分別叫做法蘭西和英格蘭。我要抗議，而且我感謝你給我提供了這樣一個機會。統治者所犯下的罪行並不是被統治者的錯，政府有時會成為盜賊，但人民永遠不會。<text:span text:style-name="T3"><text:line-break/><text:line-break/></text:span>法蘭西帝國將一半戰利品裝入了自己的腰包，而且現在還儼然以主人自居，炫耀著從圓明園搶來的精美絕倫的古董。我希望有一天，法蘭西能夠脫胎換骨，洗心革面，將這不義之財歸還給被搶掠的中國。在此之前，我謹在此見證：世上發生了這樣一起偷盜案件，作案者是兩個強盜。<text:span text:style-name="T3"><text:line-break/><text:line-break/></text:span>先生，這就是我對遠征中國的<text:span text:style-name="T3">“</text:span>讚美<text:span text:style-name="T3">”</text:span>之辭。<text:span text:style-name="T3"><text:line-break/><text:line-break/></text:span>維克多<text:span text:style-name="T3">·</text:span>雨果<text:span text:style-name="T3"><text:line-break/>1861</text:span>年<text:span text:style-name="T3">11</text:span>月<text:span text:style-name="T3">25</text:span>日于歐特維爾－豪斯</text:p>
      <text:p text:style-name="P1"><text:span text:style-name="T1">陳真</text:span><text:s/>  |  2016.02.16 02:32   |   <text:a xlink:type="simple" xlink:href="http://palinfo.habago.org/Entry?Command=Information_PrintForum&amp;iPage=287#FORUM34202"><text:span text:style-name="T2">#</text:span></text:a></text:p>
      <text:p text:style-name="P2">我對<text:span text:style-name="T3"><text:s/>"</text:span>鐘樓怪人<text:span text:style-name="T3">" </text:span>最深的記憶，僅僅來自剛學會識字的那一兩年。每天放學，不是回家，而是回到自己家裏開的電影院，待到最後一場電影散場，父親就會騎機車載我回家。萬一在電影院裏睡著了，散場時自然就會有售票小姐前來喊我起床說該回家了。鐘樓怪人的電影版，就是在那個年代在我家電影院上映了很長一段時間。<text:span text:style-name="T3"><text:line-break/><text:line-break/></text:span>想到鐘樓怪人，眼淚就來了。我那年紀，似懂非懂，但對於誰是好人誰是壞人，善惡美醜還是能懂的。袁子才的<text:span text:style-name="T3"><text:s/>"</text:span>祭妹文<text:span text:style-name="T3">" </text:span>裏有這麼一句：<text:span text:style-name="T3">"</text:span>使汝不識詩書，或未必艱貞若是<text:span text:style-name="T3">"</text:span>，親愛的妹妹啊，假若妳根本不曾接觸過那些讓人起惆悵、讓人想東想西的東西，或許妳就不會苦命而死了。假若不是這樣那樣的一些讓人垂淚讓人神往的故事影像聲音與思維，假若不是這樣那樣的一些風花雪月與傳奇，我還是會現在這樣的我嗎？或許我就不會這麼苦命了。<text:span text:style-name="T3"><text:line-break/><text:line-break/></text:span>究竟這是好或壞，其實我也不知道。但若時光能倒流，生命重來一回，我怕還是會走上同樣的宿命輪迴，畢竟誰能抵抗來自血液裏的呼喚？魚不能不下水，鳥不能不高飛。<text:span text:style-name="T3"><text:line-break/><text:line-break/></text:span>任誰都不想成為悲劇主角，但誰能超越時空？誰能掌握自己的命運而不是被命運所主宰？再美的花都得凋謝，再聰慧的智者也無從扭轉現實。萬象無常中，唯一能確定的大概就是亙古不變的人性與離合悲歡了。哪怕是千百年前的音符，依然能打動千百年後的生靈；一個純屬虛構的馱背棄嬰，面貌醜陋的聖母院敲鐘人，他的愛與孤獨，他的善良與渴望，卻能千古傳唱，感動世世代代的人，那或許是因為我們或多或少都是<text:span text:style-name="T3"><text:s/>"</text:span>鐘樓怪人<text:span text:style-name="T3">"</text:span>，身上都流著鐘樓怪人的血液，只是你還尚未查覺而已，但總有一天你會明白自己的身世。</text:p>
      <text:p text:style-name="P1"><text:span text:style-name="T1">陳真</text:span><text:s/>  |  2016.02.15 17:52   |   <text:a xlink:type="simple" xlink:href="http://palinfo.habago.org/Entry?Command=Information_PrintForum&amp;iPage=287#FORUM34201"><text:span text:style-name="T2">#</text:span></text:a></text:p>
      <text:p text:style-name="P3">有個老員外娶媳婦請客，等半天，客人只來了一半。員外嘴裏咕噥著：<text:span text:style-name="T3">"</text:span>怎麼搞的，該來的貴賓現在還不來<text:span text:style-name="T3">!" </text:span>圍桌磕瓜子等上菜、等得快要低血糖發作的賓客們一聽，心想：<text:span text:style-name="T3">"</text:span>媽的，意思是說我是不該來的遊民散客嗎<text:span text:style-name="T3">?" </text:span>一氣之下，走了一些人。<text:span text:style-name="T3"><text:line-break/><text:line-break/></text:span>員外一看有人走了，心一急，脫口而出說：<text:span text:style-name="T3">"</text:span>唉呀，該來的不來，這下連不該走的也走了<text:span text:style-name="T3">!" </text:span>原本繼續堅守餐桌的客人一聽，心想：<text:span text:style-name="T3">"</text:span>媽咧個逼，意思是說應該走的是我嗎<text:span text:style-name="T3">?" </text:span>於是又走掉三分之一。<text:span text:style-name="T3"><text:line-break/><text:line-break/></text:span>員外這下心裏更急了，在後頭追著客人說：<text:span text:style-name="T3">"</text:span>喂喂喂，別走啊，誤會啊，我不是在說你們啊<text:span text:style-name="T3">"</text:span>。這一說，慘了，原本死守餐桌堅持等上菜的最後三分之一也凍未條了，不是說他們，那就是在說我們囉，於是全都翻桌離去，留下空蕩蕩的一場宴會。<text:span text:style-name="T3"><text:line-break/><text:line-break/></text:span>有些時候，我的處境就跟這位老員外差不多，不管怎麼講都講不周全，越描越黑。<text:span text:style-name="T3"><text:line-break/><text:line-break/></text:span>你知道，我是很不喜歡作文課的，我沒法讓人指派個題目寫作文，我只能寫自己腦子裏自動跑出來的東西，而這些東西往往就像長了腳生了翅的野獸生禽似的，只要主人把籠子一打開，牠們就會自己往外衝。既然是野獸嘛，大多奇形怪樣不好看，但牠終究是野生的，不是圈養的。<text:span text:style-name="T3"><text:line-break/><text:line-break/></text:span>反之，你要是給我出個題目，要我依題寫作，那我肯定寫不出來，籠子裏是空的。就算等個三、五年，籠子裏依舊空空如也。我沒法寫出不是從內心裏自己跑出來的話。哪怕只是幾個字就能交卷了事，依然提筆沉重。這也是為什麼我往往一封信可以擱上八年、十年都還沒有力氣或勇氣回信的原因。<text:span text:style-name="T3"><text:line-break/><text:line-break/></text:span>一來，我不想把回信當成作文課那樣敷衍任何人；二來，如果我不敷衍，豈有可能對每個人一一訴說那些事實上無從訴說的個人事物或博大不精深的思維？三來，我就算有一千雙手，一千張嘴，不眠不休，而且我的一天假若有旁人一年那麼長，恐怕也處理不完那麼多的事，寫不完那麼多的信，回不完那麼多的電話。<text:span text:style-name="T3"><text:line-break/><text:line-break/></text:span>我或許可以無懼這個無懼那個，但我始終都不是個自由人，我被我的心所俘虜，任其宰割，任其使喚。心要我往東我就只能往東，要我往西我就必然往西，我沒法抵抗他一分一毫。<text:span text:style-name="T3"><text:line-break/><text:line-break/></text:span>柯恩兄弟的<text:span text:style-name="T3"><text:s/>"</text:span>一個正經好人<text:span text:style-name="T3">" </text:span>裏有一幕挺好笑，主角要求見地位最高的一位主教，主教那天剛好出現在教堂裏，櫃台小姐卻說，不行不行，主教今天很忙。主角很不解，他哪有忙？他不是一直就坐在書桌前發呆嗎？櫃台小姐說，<text:span text:style-name="T3">"</text:span>他正忙著思考<text:span text:style-name="T3">"</text:span>。<text:span text:style-name="T3"><text:line-break/><text:line-break/></text:span>雖然好笑，卻是實情。心雖然看不見，但他確實存在，而且是個獨裁者，我只能完全聽他使喚。他發呆，我就得跟著發呆；他想東，我就也只能想東，所有西、南、北的事全得拋在一旁；他不想睡，我就也得陪他醒著。大多數人常抱怨很難<text:span text:style-name="T3"><text:s/>"</text:span>專心<text:span text:style-name="T3">"</text:span>，我倒是很難不專心。我的心始終把我綁得死死的，稍微想偏離一下都很難。<text:span text:style-name="T3"><text:line-break/><text:line-break/></text:span>身邊有人質疑，幹嘛老強調自己不看信不回信不接電話，把自己講得很自閉<text:span text:style-name="T3">(</text:span>事實上正好相反<text:span text:style-name="T3">)</text:span>，這樣不是就會像那個老員外那樣，氣走所有人？確實如此。但我還能怎麼說呢？我總不能說我其實是很歡迎大家多連絡，但我的心被俘虜，我的腦子被綁架，我的時間被生活萬般困頓瑣事給幾乎全部佔有，於是只能默然神隱？<text:span text:style-name="T3"><text:line-break/><text:line-break/></text:span>不過，話說回來，老員外也許歡迎所有人，但我不是，有兩種賓客我是很害怕的。一種是社交型，簡單說就是專門來打分數的，就像房貸鑑價人員那樣，看看你這房子市值多少，還有多少增值空間，從你的人脈金脈學經歷等等各項積分，評估你的社會位置與價格，藉以衡量他和你之間應採取何種關係位置與視線角度<text:span text:style-name="T3">(</text:span>絕大部份有為菁英對我採俯角<text:span text:style-name="T3">)</text:span>。<text:span text:style-name="T3"><text:line-break/><text:line-break/></text:span>另一種是關心國家大事型，打電話來只有一個目的，那就是探究目前的藍綠局勢，所關心的事務，完全跟媒體同步，而且非常粗淺。不管是藍或綠其實都差不多，思想水平就跟我家隔壁那個我只聞其聲從未謀面的歐巴桑沒啥兩樣。<text:span text:style-name="T3"><text:line-break/><text:line-break/></text:span>那個歐巴桑每天一邊煮飯晾衣，一邊常對她的孫子還是兒子說：<text:span text:style-name="T3">"</text:span>那隻狗<text:span text:style-name="T3">(</text:span>馬英九<text:span text:style-name="T3">)</text:span>真正是吃人夠夠，給咱貪污不知幾百億<text:span text:style-name="T3">"</text:span>，或是<text:span text:style-name="T3"><text:s/>"</text:span>我看連家<text:span text:style-name="T3">(</text:span>連勝文連戰一家<text:span text:style-name="T3">)</text:span>的錢用十台卡車來載也載不完，攏總是給咱台灣古意的憨百姓貪污來的骯髒錢<text:span text:style-name="T3">"...</text:span>。<text:span text:style-name="T3"><text:line-break/><text:line-break/></text:span>可怕的是，這類關心國家大事型的賓客，不談個兩三小時不會罷休，而且不拘凌晨午夜隨時都有可能打來關心國家大事。<text:span text:style-name="T3"><text:line-break/><text:line-break/></text:span>關心政治是應該的，我也很歡迎這方面的談話，但是，像個什麼小粉絲關心明星動態似的那樣一種關心角度，真是窩囊猥瑣到爆。你要我講出任何一個時下熱門政治人物或什麼社運明星的名字，對我而言純粹就是一種心靈刑求，更不用說要我去分析他們的什麼言行動態與前途展望。<text:span text:style-name="T3"><text:line-break/><text:line-break/></text:span>當然，這純粹只是我的個人感受，倒不是說你若去關心那些絲毫不值得關注的人渣動態或陰暗的網路世界就意味著你很窩囊猥瑣。你若無此感覺就好，但我是受不了的，根本一句話也搭不上，更不用說百忙之中經常如此被迫硬著頭皮折磨兩三小時陪聊天有多麼痛苦，差不多可以用痛不欲生來形容。偏偏這類賓客特別多，這也因此讓我幾十年來只好斷了當個正常人的念頭，根本不敢使用電話，害怕信件，害怕外界的連繫，因為不用多，只要有時來一次折磨就夠我受的了。<text:span text:style-name="T3"><text:line-break/><text:line-break/></text:span>講這些只是想說，老員外始終並沒有想趕跑賓客的意思，只是希望大家能諒解，世界雖然不大，難免還是會有些怪人怪物的存在，難免還是會有些奇特的物種身世。骨子裏縱然怪，但任何生物恐怕都還是一樣的，一樣需要情感，一樣需要被理解，一樣渴望良善對待。<text:span text:style-name="T3"><text:line-break/><text:line-break/></text:span>各位看過雨果的鐘樓怪人吧？我很小時候，大約是剛上小學不久，在我自家電影院<text:span text:style-name="T3">(</text:span>台南今日戲院<text:span text:style-name="T3">)</text:span>，看了無數遍電影版，小小心靈，依然感動。鐘樓怪人夠醜夠怪了吧，但他渴望情感與溫柔良善之心卻與所有人沒有兩樣。理解並接受怪物與異類的存在很重要，因為這或許是你我生命連同整個世界終究還值得存在的一個根本原因。</text:p>
      <text:p text:style-name="P1"><text:span text:style-name="T1">陳真</text:span><text:s/>  |  2016.02.06 10:24   |   <text:a xlink:type="simple" xlink:href="http://palinfo.habago.org/Entry?Command=Information_PrintForum&amp;iPage=287#FORUM34200"><text:span text:style-name="T2">#</text:span></text:a></text:p>
      <text:p text:style-name="P2">書架倒了，眼鏡破了<text:span text:style-name="T3">(</text:span>沒破，只是鏡片掉了，鏡框撞歪了而已，修好了<text:span text:style-name="T3">)</text:span>，無辜的書本散落一地，抽屜櫃子連同前門後門也都自己打開了。其他沒事。多謝各位關心。<text:span text:style-name="T3"><text:line-break/><text:line-break/></text:span>公私忙，事情多；剛剛巡視屋內災情，一片混亂，滿地狼籍。一天內突然湧進一兩百封的<text:span text:style-name="T3">LINE</text:span>和簡訊，我沒法馬上回，也不習慣用手機看<text:span text:style-name="T3">line</text:span>；老花看不見，湊近看或寫很傷眼，所以一般只會在電腦前處理，但往後一兩星期內或更久都不一定有機會用電腦。無法一一回信，短期內更形困難，實在忙到爆。<text:span text:style-name="T3"><text:line-break/><text:line-break/></text:span>公器私用，借此一角，請各位見諒。常一整天在外奔波，手機電池有限，得節省著用。現代科技效率快，幾小時沒回信常讓人以為喪了命似的，其實我的回信或看信速度本來就是以年或月計算。平常電話亦少接，<text:span text:style-name="T3">20</text:span>幾年來便是如此，無怠慢之意。<text:span text:style-name="T3"><text:line-break/><text:line-break/></text:span>我們不會有什麼事。謝謝各位關心。只怕這地震只是序曲，但願後面不會有更大的。昨夜一夜狂風呼號，房子紙糊似的；搖晃一刻，更是可怕。但我難免常這樣想：<text:span text:style-name="T3"><text:line-break/><text:line-break/></text:span>不過幾棟樓塌、數十條人命，尚且如此令人驚恐，但假若一如美軍半個多世紀來在世界各地之所為，燒殺擄掠，無日無之灑下千百萬顆炮彈，數十年如一日任意殺害數百萬條人命呢，那又是一種什麼樣的日子？什麼樣的痛苦？<text:span text:style-name="T3"><text:line-break/><text:line-break/></text:span>遠方戰火乍看很遠，其實並不遠。人或有各種外在差異，但生離死別血肉之軀的種種悲歡疼痛卻沒有任何差別。</text:p>
      <text:p text:style-name="P1"><text:span text:style-name="T1">陳真</text:span><text:s/>  |  2016.02.06 01:54   |   <text:a xlink:type="simple" xlink:href="http://palinfo.habago.org/Entry?Command=Information_PrintForum&amp;iPage=287#FORUM34199"><text:span text:style-name="T2">#</text:span></text:a></text:p>
      <text:p text:style-name="P3">既然琴瑟起，何以笙蕭默？<text:span text:style-name="T3"><text:line-break/><text:line-break/></text:span>我被愛判處終身孤寂<text:span text:style-name="T3"><text:line-break/></text:span>忍不住化身一條固執的魚<text:span text:style-name="T3"><text:line-break/></text:span>逆著洋流獨自游到底<text:span text:style-name="T3"><text:line-break/></text:span>年少時候虔誠發過的誓<text:span text:style-name="T3"><text:line-break/></text:span>沉默地沉沒在深海裏<text:span text:style-name="T3">...<text:line-break/><text:line-break/>https://www.youtube.com/watch?v=ABvAbpusRbc<text:line-break/><text:line-break/><text:line-break/></text:span>用那英的這首歌，來紀念你我的這一生吧。</text:p>
      <text:p text:style-name="P1"><text:span text:style-name="T1">陳真</text:span><text:s/>  |  2016.02.04 12:42   |   <text:a xlink:type="simple" xlink:href="http://palinfo.habago.org/Entry?Command=Information_PrintForum&amp;iPage=287#FORUM34198"><text:span text:style-name="T2">#</text:span></text:a></text:p>
      <text:p text:style-name="P2">身邊有人常懷疑我轉述世界名著的真實性。真的是那樣嗎？人家世界文學大師會那樣低級地寫東西嗎？<text:span text:style-name="T3">"</text:span>等待果陀<text:span text:style-name="T3">" </text:span>何等名著，會出現什麼<text:span text:style-name="T3"><text:s/>"</text:span>自己講笑話自己笑到尿褲子<text:span text:style-name="T3">" </text:span>的情節嗎？<text:span text:style-name="T3"><text:line-break/><text:line-break/></text:span>基本上，我的轉述應該都是真的，但你知道，轉述這東西就跟翻譯詩一樣，難免加油添醋；有時是故意瞎掰，例如我敢保證等待果陀裏絕對沒有<text:span text:style-name="T3"><text:s/>"</text:span>口吃患者買汽水<text:span text:style-name="T3">" </text:span>的笑話；有時則是記憶難免有誤，畢竟自從大學畢業後，我就幾乎不再閱讀這些所謂<text:span text:style-name="T3"><text:s/>"</text:span>閒書<text:span text:style-name="T3">"</text:span>，而全在學術書堆裏打滾了。這些閒書，大部份是在國中和國小階段讀的，另一部份是在念大學時。直到最近一兩年，因為每周甚至每天大量時間都在等車、坐車，零碎時間很多，才有一點機會重新複習這些閒書。<text:span text:style-name="T3"><text:line-break/><text:line-break/></text:span>總之，如果你是在寫論文或寫一些正經八百的文章，千萬別從我的轉述中直接取用，因為你很可能會以為等待果陀裏頭真的有<text:span text:style-name="T3"><text:s/>"</text:span>口吃患者買汽水<text:span text:style-name="T3">" </text:span>的笑話。至於劇中那兩位主角是不是真的自己講笑話自己笑到尿褲子，其實我也不確定；加油添醋久了，有時連自己也搞不清哪個故事才是原版，哪個是我的改編。<text:span text:style-name="T3"><text:line-break/><text:line-break/></text:span>我常講故事，做為一種自慰，我是說自己安慰自己；因為沒有聽眾，只能講給自己聽。有時痛苦一來，每天得給自己在心裏頭講上十幾個故事。<text:span text:style-name="T3"><text:line-break/><text:line-break/></text:span>身邊有人也經常納悶，我的記憶力怎麼那麼好？怎麼可能記得三、四十年前讀過的書，記得那麼多的故事、情節與人物？其實我<text:span text:style-name="T3"><text:s/>"</text:span>宛如影印機一般<text:span text:style-name="T3">" </text:span>的記憶力，早在念完小學之後，就被所謂教育給摧殘得支離破碎了。我並不是記憶力好，而是念念不忘。如果你心裏總是惦記著某個人物情節影像聲音，無時無刻縈繞心頭揮之不去，你還會忘記嗎？你會忘記楊過嗎？你會忘記令狐沖嗎？你會忘記包法利夫人嗎？你會忘記浮士德嗎？你會忘記安魂曲嗎？你會忘記地下社會裏新娘飛起來、朝井底丟花的那一幕嗎？你會忘記她的傻帽新郎溺水而亡被鬼新娘所救的那一幕嗎？<text:span text:style-name="T3"><text:line-break/><text:line-break/></text:span>當然，你不可能記住所有細節。有時之所以還記得，也許是因為某種原因。例如我約略記得等待果陀裏那兩個傻帽的名字，一個叫什麼米爾的；聽到米爾我都會很緊張，以為是在叫我<text:span text:style-name="T3"><text:s/>(</text:span>艾米爾<text:span text:style-name="T3">--emir)</text:span>，名字跟我很像。<text:span text:style-name="T3"><text:line-break/><text:line-break/></text:span>至於另一個就記不得了，只記得跟動情激素<text:span text:style-name="T3">Estrogen</text:span>的英文發音有點像。動情先生個性好像比較悲觀，老是說果陀不會來了，不如上吊算了。但他很奇怪，自己想上吊，卻總是邀請<text:span text:style-name="T3">emir</text:span>先試試。動情先生自己解下褲腰帶，掛上樹枝，然後說，<text:span text:style-name="T3">"</text:span>來，<text:span text:style-name="T3">emir</text:span>，你先<text:span text:style-name="T3">"</text:span>。<text:span text:style-name="T3">emir</text:span>說，<text:span text:style-name="T3">"</text:span>是你要上吊，怎麼叫我先呢？<text:span text:style-name="T3">" </text:span>動情先生說，<text:span text:style-name="T3">"</text:span>那怎麼是我先呢<text:span text:style-name="T3">?" emir</text:span>說，<text:span text:style-name="T3">"</text:span>因為你比較輕啊。<text:span text:style-name="T3">" </text:span>動情先生想想也對，於是就上吊試試看什麼感覺<text:span text:style-name="T3"><text:s/>(</text:span>警語：危險動作，小朋友不要學<text:span text:style-name="T3">)</text:span>，還好樹枝斷了，但他仍然每天嚷著說人生荒謬無趣，不如上吊算了。<text:span text:style-name="T3"><text:line-break/><text:line-break/></text:span>搞笑不一定可笑。一個悲劇主角，不一定得老是一副苦瓜臉。一個痛苦的人，當痛苦到了一種極致，他總是會惦記著一些美好而愉悅的往事或故事；即便是一個古老的千年舊夢，他也都還能記得，並不是因為他記憶力好，而是因為他念念不忘。可悲之處或許也正因為他始終忘不了生命曾經有過的一切美好。要是他腦海裏沒有那些好笑的、好玩的、動人的、迷死人的、椎心刺骨的故事或往事，說不定他的痛苦與悲劇反而會少一些。<text:span text:style-name="T3"><text:line-break/><text:line-break/></text:span>還記得叱吒風雲的<text:span text:style-name="T3"><text:s/>"</text:span>大國民<text:span text:style-name="T3">" </text:span>嗎？至死念念不忘<text:span text:style-name="T3"><text:s/>rose bud(</text:span>玫瑰花蕾<text:span text:style-name="T3">)</text:span>，死的時候還一直喊著<text:span text:style-name="T3">rose bud, rose bud</text:span>。大家很納悶，什麼是<text:span text:style-name="T3">rose bud</text:span>？什麼東西那麼重要，讓一代梟雄至死掛念？後來謎底揭曉，原來<text:span text:style-name="T3">rose bud</text:span>是他小時候玩的雪橇上頭的字樣；小小大國民那時才幾歲，正在雪地上玩著雪橇，就是那一天，他和他媽媽被迫分離了。<text:span text:style-name="T3"><text:line-break/><text:line-break/></text:span>痛苦即便不一定是一種<text:span text:style-name="T3"><text:s/>"</text:span>好人<text:span text:style-name="T3">" </text:span>的特徵，至少也是一種<text:span text:style-name="T3"><text:s/>"</text:span>人<text:span text:style-name="T3">" </text:span>的記號。許多時候，有那樣的痛苦，於是就有了那樣的幽默。維根斯坦說，<text:span text:style-name="T3">"</text:span>幽默不是講笑話的本事，而是一種生活方式。<text:span text:style-name="T3">" </text:span>一個東西之所以會<text:span text:style-name="T3"><text:s/>"</text:span>好笑<text:span text:style-name="T3">"</text:span>，自然是因為它跟現實之間拉開了一種距離，就像企圖脫離地心引力那樣，從中產生一種人事時空<text:span text:style-name="T3"><text:s/>"</text:span>異化<text:span text:style-name="T3">" </text:span>了的趣味；你跟現實的距離遠了，靈魂出竅了，低頭看著腳下的可悲現實，自然也使得生命似乎變得更能忍受。<text:span text:style-name="T3"><text:line-break/><text:line-break/></text:span>我是這麼理解莫札特的，他真的很好笑，生活不管如何顛沛挫折，情感思維不拘如何深邃沉重，幼稚到爆的赤子情懷卻似乎始終存在。有人懷疑那樣一種口無遮攔的低級幽默是一種病，但根據我的專業判斷，應該不是。那不是病，那是一種<text:span text:style-name="T3">...</text:span>一種什麼呢，其實我也找不到適當的詞，但我想我能由衷體會，也許可以說那是一種命一種個性吧，上天指派的一種宿命；他就是那樣的人，他就是那樣地活著，由不得他自己。<text:span text:style-name="T3"><text:line-break/><text:line-break/></text:span>莫札特臨死前的最後一齣歌劇就是魔笛。我先前說錯了，我說齊克果讚揚魔笛是神聖的完美作品，我說錯了，一時想到唐喬凡尼去了。齊克果讚揚的當然是唐喬凡尼那樣一種充滿罪與罰成份的沉重作品，而不會是魔笛這樣的神怪童話。<text:span text:style-name="T3"><text:line-break/><text:line-break/></text:span>莫札特顯然很喜歡魔笛裏頭那個很搞笑的捕鳥人。當我一個人在外面做事、等車或發呆，有時想到一些好笑的情節或故事，仍然會忍不住微笑。旁邊的人可能會覺得奇怪，這個人怎麼突然自己對著空氣微笑？<text:span text:style-name="T3"><text:line-break/><text:line-break/></text:span>記得捕鳥人<text:span text:style-name="T3"><text:s/>(</text:span>名叫趴趴基諾<text:span text:style-name="T3">) </text:span>和王子<text:span text:style-name="T3"><text:s/>(</text:span>男主角的名字我反倒記不得<text:span text:style-name="T3">)</text:span>，必須接受三道考驗，才能拯救世界，才能讓天地合一，讓四季循環，讓陽光與黑夜各自回到它應有的位置。其中一道考驗就是沉默。我創辦的忍教裡頭其實也有這門心法，又稱七忍功，但至今還沒有人練成這套神功。簡單說就是抹黑由人，笑弄由人，糟蹋由人，都還是能忍忍忍忍忍忍忍地寫出七個忍字。捕鳥人是個俗人，自然不可能練成這套沉默心法。<text:span text:style-name="T3"><text:line-break/><text:line-break/></text:span>話說<text:span text:style-name="T3"><text:s/>"</text:span>沉默<text:span text:style-name="T3">" </text:span>考試那天，鳥人很渴，一直想要喝水，想著想著，果然就有人拿水來了，原來是阿匹婆帶著兩名工人搬來一桶水。喝完水之後，捕鳥人就和王子繼續打坐，繼續接受<text:span text:style-name="T3"><text:s/>"</text:span>沉默<text:span text:style-name="T3">" </text:span>的考驗。沒想到，阿匹婆和工人卻當場聊起天來。工人問她：<text:span text:style-name="T3"><text:line-break/><text:line-break/>"</text:span>請問妳今年幾歲啦？<text:span text:style-name="T3">"<text:line-break/><text:line-break/></text:span>阿匹婆害羞地說：<text:span text:style-name="T3">"</text:span>倫家剛滿<text:span text:style-name="T3">18</text:span>啦。<text:span text:style-name="T3">"<text:line-break/><text:line-break/>"</text:span>有男朋友嗎？<text:span text:style-name="T3">" <text:line-break/><text:line-break/>"</text:span>唉呀，怎麼這樣問啦，問得好直接哦<text:span text:style-name="T3">"</text:span>。<text:span text:style-name="T3"><text:line-break/><text:line-break/>"</text:span>現在時代開明，觀念進步，有什麼好害羞<text:span text:style-name="T3">?"<text:line-break/><text:line-break/>"</text:span>有啦。有一個啦。<text:span text:style-name="T3">"<text:line-break/><text:line-break/>"</text:span>是哪位幸運兒能當妳的男捧油啊<text:span text:style-name="T3">?"<text:line-break/><text:line-break/>"</text:span>倫家的男朋友是個捕鳥人啦，整天抓小鳥，一次可以抓三隻五隻，很厲害喔。<text:span text:style-name="T3">"<text:line-break/><text:line-break/>"</text:span>真是令人羨慕的奇男子。那他叫什麼名字呢？<text:span text:style-name="T3">"<text:line-break/><text:line-break/>"</text:span>他叫做趴趴基諾，倫家我白天都叫他小諾諾，晚上就叫他小基基。<text:span text:style-name="T3">"<text:line-break/><text:line-break/>"</text:span>那小基基現在人呢？<text:span text:style-name="T3">"<text:line-break/><text:line-break/>"</text:span>唉唷，怎麼明知故問啦？小基基就在你眼前啦，就是在打坐練神功的那個帥哥啊，他就是倫家的男朋友啦。<text:span text:style-name="T3">"<text:line-break/><text:line-break/></text:span>捕鳥人表面上靜坐練功，其實一直偷聽阿匹婆瞎掰，越聽越凍未條，於是就整個爆發了，忍不住開罵說：<text:span text:style-name="T3"><text:line-break/><text:line-break/>"</text:span>我說這位阿嬤啊，妳講話嘛卡差不多咧，妳的歲數，做我的阿嬤的阿嬤都還有剩，我怎麼會是妳的男捧油？<text:span text:style-name="T3">"<text:line-break/><text:line-break/></text:span>話一說完，阿匹婆和工人突然全都消失了，天邊傳來天神的一聲嘆息。<text:span text:style-name="T3">"</text:span>沉默<text:span text:style-name="T3">" </text:span>這項考試沒通過，世界沒得拯救了。<text:span text:style-name="T3"><text:line-break/><text:line-break/></text:span>還好，後來天神有給他補考的機會。情節十分複雜，我就不轉述了。總之，後來阿匹婆在捕鳥人接受沉默補考時又再度現身。因為捕鳥人嘴裡沈默，心裡並不沈默，心裡嘀咕著：<text:span text:style-name="T3">"</text:span>媽的，拯救什麼世界，吃飽太閒是嗎？世界沉淪干咱們鳥事啊。這種日子真的很悶，雖然考試有免費美食吃到飽，但光有美食而沒有美女，人生何歡？<text:span text:style-name="T3">" </text:span>心裏念頭一浮現，<text:span text:style-name="T3">"</text:span>美女<text:span text:style-name="T3">" </text:span>果然來了，又是阿匹婆！<text:span text:style-name="T3"><text:line-break/><text:line-break/></text:span>而且這回更可怕，竟然當場強迫鳥人一定要娶她為妻，一哭二鬧三幾乎要上吊。但是鳥人這回學乖了，不出聲就是不出聲。最後，被逼到沒處可退時，只好默默點頭同意娶阿匹婆為妻。沒想到，才剛點頭，阿匹婆竟然化成一縷青煙，定睛一看，青煙裏頭有個美少女，原來是天神命令美少女裝扮成嚇死人的阿匹婆，藉以考驗捕鳥人。<text:span text:style-name="T3"><text:line-break/><text:line-break/></text:span>後來，我記得捕鳥人和這位真命天女，一同參與了拯救世界的偉大工作。憑藉的是什麼呢？憑一支魔笛，從魔笛中可以吹出讓百獸馴服、讓怒海平息、讓枯石垂淚的動人音樂，從此陰暗退散，天地日夜重新恢復了秩序。<text:span text:style-name="T3"><text:line-break/><text:line-break/></text:span>以上是我的轉述，故事基本上都是真的，不過枝節大多是我自己瞎掰。其實，魔笛的原始故事也不是莫札特的原創，他也是從某個詩人的詩歌自行加油添醋。<text:span text:style-name="T3"><text:line-break/><text:line-break/></text:span>我想我能理解莫札特。我總是在他的一些<text:span text:style-name="T3"><text:s/>"</text:span>低級幽默<text:span text:style-name="T3">" </text:span>中能感受到他一種難以言喻的悲劇和痛苦。如果沒有那樣一種痛苦，何來音樂？何需音樂？如果沒有那樣一種痛苦，大概也不會有那樣一些粗鄙搞笑。生命美好，但依然可悲，特別是所謂天才，也許更是一番無從言說、難以名狀的痛苦。這樣的痛苦與可悲之深沉，並非來自它的規模之巨大，而是來自於它<text:span text:style-name="T3"><text:s/>"</text:span>一個人，沒有同類<text:span text:style-name="T3">" </text:span>的獨特性。<text:span text:style-name="T3"><text:line-break/><text:line-break/></text:span>我從伍迪艾倫的身上，常能感受到他的一種極為<text:span text:style-name="T3"><text:s/>"</text:span>政治不正確<text:span text:style-name="T3">" </text:span>的想法，那就是，我覺得他似乎認為天才不應該以一般世俗道德來評價，天才有他自身的道德體系。<text:span text:style-name="T3"><text:line-break/><text:line-break/></text:span>我知道這樣的想法聽起來很刺耳，很不正確，但其實我是十分認同的。當然，重點是：誰是天才？誰不是？誰說了算？不管怎麼樣，即便是完全把人類的智能與才華徹底看扁看輕看淡、非常<text:span text:style-name="T3"><text:s/>"</text:span>宗教<text:span text:style-name="T3">" </text:span>的維根斯坦都不否認在你我之中確實存在著一些極為特殊的天才。與其說天才是某種技藝的極致表現，不如說他其實就是一種生命的特殊形式，他有他自己的存活方式，有他自己的世界。<text:span text:style-name="T3"><text:line-break/><text:line-break/></text:span>你當然還是可以評價他，但你首先必須能夠聰明到足以理解他，進入他所屬的世界，然後你才有可能以他的世界所屬的標準來評價他，而不是套用世俗規範。就好像你只能以大海的標準來評價屬於大海的生物，你只能以屬於天空的標準來評價屬於天空的物種，你不能批評他怎麼不在地面上匍匐前進，你也不能嘲笑他怎麼不吃草，因為他不是以那樣的方式活著；對你來說是美食，對他來說卻很可能一點意義也沒有，甚至逃之唯恐不及。<text:span text:style-name="T3"><text:line-break/><text:line-break/></text:span>天才的世界之所以應該如此另眼相看，並非因其崇高，而是因其獨特。<text:span text:style-name="T3">"</text:span>王爾德說，我可以抵抗一切，除了誘惑。<text:span text:style-name="T3">" </text:span>哪隻魚能抵抗來自大海的誘惑？哪隻鳥不嚮往著天空？<text:span text:style-name="T3"><text:line-break/><text:line-break/></text:span>我常覺得，天才還有個特徵，可以用一個大寫的英文字來形容：<text:span text:style-name="T3">MUST</text:span>！有句俗話說：<text:span text:style-name="T3">"</text:span>非不為也，實不能也。<text:span text:style-name="T3">" </text:span>天才往往很怪，人家往東他往西，人家上山他下海，人家向上提昇他卻努力沉淪，但這並不是因為他不肯這樣不肯那樣，而是就算他肯，他也做不到，因為他受制於一種彷彿上天命定的<text:span text:style-name="T3">MUST</text:span>，他非得這樣那樣不可，不是他能做主，就像一條魚不可能走斑馬線一樣，他不可能違逆他的基因宿命。就算他肯，他也做不到。<text:span text:style-name="T3"><text:line-break/><text:line-break/></text:span>正因為這樣一種獨特性，讓他比一般凡夫俗子更能輕易掌握某種技藝才華，因為那套才華原本就刻印在他的血液基因裏，原本就屬於他的世界。莫札特說，他並不是在創作，他只是把腦海裏已經存在的音符寫下來。但我們一般人卻絞盡腦汁，硬是要想出個什麼靈感。這就好比說人再怎麼學游泳，都不可能游得比任何一隻小魚好，因為游泳原本就屬於魚的世界的一種生存方式。<text:span text:style-name="T3"><text:line-break/><text:line-break/></text:span>這其實也說明了，為何天才總是如此看輕看淡看扁甚至毫不珍惜自身驚人的才華，就好像魚不可能看重游泳一樣，就算游得再好的魚，也不會因此得意洋洋。從這裏你也能看出天才與蠢才的基本差異。一個人，如果得意洋洋於某一種本事或所謂才華或什麼智商或什麼成就，那其實也恰恰意味著這就是個典型的蠢才。<text:span text:style-name="T3"><text:line-break/><text:line-break/></text:span>通常來講，越是低能者，往往也越是得意非凡；所謂器小易盈，彷彿懂得某種知識或技術或才華或人為的智商測驗考了幾分很厲害似的。許多時候，根本連才華也稱不上，不過只是當個官，當個教授，當個院長，出國比賽得了什麼獎，或是成為研究生什麼的，蠢才們的嘴臉馬上就會完全變了個樣，不堪入目。我認識很多這種人，俯拾皆是。<text:span text:style-name="T3"><text:line-break/><text:line-break/></text:span>相反地，你看那些真正的天才，他們不但不會為其所謂才華而有一絲得意傲慢，而且往往看輕看淡看扁，甚且從中感到一種痛苦與無奈，因為那些所謂才華不是他選擇的，而是才華選擇了他，他得服從於生命中這樣一個大寫的<text:span text:style-name="T3">MUST</text:span>！<text:span text:style-name="T3"><text:line-break/><text:line-break/></text:span>我很不喜歡使用天才一詞，因為這辭彙已經被污染扭曲成另外一種帶有虛榮與驕傲的意涵。但是，天才怎麼可能得意，怎麼可能傲慢呢？低能的蠢蛋才會得意洋洋，甚至自我滿意度破表。<text:span text:style-name="T3"><text:line-break/><text:line-break/></text:span>這種蠢蛋市面上多得是，醫界學界特別多，放眼皆是，例如那位好像根本不知道自己在幹什麼的柯大帥便是典型一例。我不難想像天才的痛苦、自貶甚至自暴自棄，倒是很難想像，當一個人的智能與見識如此拙劣到嚇死人的地步，怎麼會一點點病識感也沒有？我就算再怎麼笨，肯定也都能大約知道自己笨到什麼程度；就好像一個醜八怪，怎麼可能會以為自己美如天仙或潘安再世？這意味著，某些人，愚蠢程度之深，其實是深不見底的，以致於讓他根本看不見自己嚇死人的愚蠢與低能。不信，請看：<text:span text:style-name="T3"><text:line-break/><text:line-break/>https://goo.gl/2mCM85<text:line-break/><text:line-break/>(</text:span>真的很難想像這個社會究竟怎麼了？忍耐力竟然如此之高，似乎只要顏色對了，一切便都可忍耐；再怎麼低能惡搞瞎搞也沒關係，再怎麼道德敗壞無恥下流栽贓做假抹黑捏造自導自演嫁禍對手，統統都沒關係；低能沒關係，敗德沒關係，唯一有關係的就是你必須綠油油才行。題外話。<text:span text:style-name="T3">)<text:line-break/><text:line-break/></text:span>人的自覺或病識感，其實也恰恰反映了一種深度。劍橋曾經有個哲學研究生，很聰明，但是很奇怪，就在他即將完成博士學位之際，突然說他不想交論文了。老師和同學都覺得很奇怪，問他為什麼呢？他說，<text:span text:style-name="T3">"</text:span>因為我覺得自己寫的東西沒有價值，沒有什麼原創性。<text:span text:style-name="T3">" </text:span>羅素把這事情告訴維根斯，維根斯坦聽了很感動，他說，<text:span text:style-name="T3">"</text:span>光憑他這句話，劍橋就應該頒給他一個博士學位。<text:span text:style-name="T3">"<text:line-break/><text:line-break/></text:span>天才如果聽起來很刺耳，也許換個詞也一樣。天才在我看來就是一些很像人的<text:span text:style-name="T3"><text:s/>"</text:span>人<text:span text:style-name="T3">"</text:span>，生命氣息很強，活在自己所屬的世界，只問一己，不問眾生；自己沿著自己的軌道轉，不離不棄，不折不從。他們較少虛榮，因為生命裏頭有個大寫的<text:span text:style-name="T3"><text:s/>"MUST" </text:span>自然會迫使他活出自己的模樣，就像梭羅說的，<text:span text:style-name="T3">"</text:span>如果有人沒有跟著大家齊步走，那也許是因為他聽到不一樣的鼓聲<text:span text:style-name="T3">"</text:span>。如果有人不在地上走，而在空中飛，水裏游，那也許是因為天空、大海才是他的家。<text:span text:style-name="T3"><text:line-break/><text:line-break/>P.S.</text:span>：<text:span text:style-name="T3"><text:line-break/><text:line-break/>1. </text:span>關於安魂曲，底下這些曲調，也許就是純粹莫札特生前所寫，而沒有其他人的添加補齊。<text:span text:style-name="T3"><text:line-break/><text:line-break/>https://www.youtube.com/watch?v=Mr31v7wWkE8<text:line-break/><text:line-break/>2. </text:span>我想查魔笛裏的一段詞：<text:span text:style-name="T3">"In diesen heil gen Ha ! len kennt man die Ra che nicht..." (</text:span>誰都應寬恕敵人，不喜歡此一教義者，不配當<text:span text:style-name="T3"><text:s/>"</text:span>人<text:span text:style-name="T3">"</text:span>。<text:span text:style-name="T3">) </text:span>結果看到空中大學的網站：<text:span text:style-name="T3"><text:line-break/><text:line-break/>http://goo.gl/5hQVVO<text:line-break/><text:line-break/></text:span>竟然看到這樣一段話：<text:span text:style-name="T3">"</text:span>那時代的人，對莫札特的一些言詞與作風無法茍同，對他的音樂也只是欣賞，但莫札特死後有知的話應可安息，因為我們己經從他的作品中洞澈真情。<text:span text:style-name="T3">" <text:line-break/><text:line-break/></text:span>我看了有點感冒，因為後面那兩句是我寫的，而且寫過很多次。比方說，十八年前寫<text:span text:style-name="T3"><text:s/>Alan Turing</text:span>的一篇文章叫<text:span text:style-name="T3"><text:s/>"</text:span>危險的實驗<text:span text:style-name="T3">"</text:span>，裏頭就是這麼寫的。當然，你很難對兩個句子或某種表達方式宣稱所有權。我不敢說這一定是抄襲，也許真的是巧合。<text:span text:style-name="T3"><text:line-break/><text:line-break/></text:span>我的文章經常被冒用，被剪貼抄襲，或是大量被剽竊想法，甚至整篇文章改掉作者名字直接拿去賣。每次想到這些事，就覺得很痛苦，很想把網路上所有我的文字全部刪除。我並不覺得這些文字或想法有什麼價值，但它畢竟是我的，就像自己的小孩再笨再壞也還是自己的小孩。<text:span text:style-name="T3"><text:line-break/><text:line-break/></text:span>特別是當它被一些所謂有頭有臉的學界醫界或文化界的混蛋們給偷竊拿去使用，佔為己有之後，人們說不定會以為是我去剽竊這些混蛋的想法或文章。<text:span text:style-name="T3"><text:line-break/><text:line-break/></text:span>台灣人，或華人也許都差不多，好像很喜歡抄襲，很喜歡竊據別人的想法。我們平常在閱讀中，久而久之難免會受到某些作者的影響，但我們不應該把這樣一種影響刻意隱藏，把得之於他人的想法據為已有。<text:span text:style-name="T3"><text:line-break/><text:line-break/></text:span>曾經有某個台灣明星級的大牌教授，聽我私下提起我對維根斯坦和隱喻<text:span text:style-name="T3"><text:s/>(metaphor)</text:span>的看法，想不到對方竟然說這正是他多年來所理解的維根斯坦，意思是說他老早就是這麼看待維根斯坦。我聽了很感冒，當面開罵，因為就算偷東西也有個偷字，你得偷偷摸摸地幹，豈有當著主人的面當場掠奪的？我對維根斯坦與隱喻的那些想法，對錯好壞先不說，但它至少是獨一無二的一種觀點與說法，怎麼我費盡十年寒窗的心血，才剛一說出來，你就說你老早就有這樣的想法。<text:span text:style-name="T3"><text:line-break/><text:line-break/></text:span>愛因斯坦若跟你說他發現了相對論，發現了<text:span text:style-name="T3">E</text:span>等於<text:span text:style-name="T3">MC</text:span>平方，你其實根本一個字也不懂，但卻高調地說我老早就是這麼想的，請問這像話嗎？竟然有人想去搶一個事實上他根本一無所知的東西。想到這些剽竊的事，非常痛苦。我只能盡量學著眼不見為淨，因為我總不可能一個一個去追究，這也讓我對於在留言板上貼東西或發言常常感到很遲疑。<text:span text:style-name="T3"><text:line-break/><text:line-break/></text:span>大部份東西其實我都不敢貼，因為如果連<text:span text:style-name="T3"><text:s/>"</text:span>梅豔芳與維根斯坦<text:span text:style-name="T3">" </text:span>那樣一種純粹私人性質的文字都能整篇偷去用，更不用說那些只要一旦被偷就很難宣稱所有權的知識性文章或想法。我的著作履歷迄今掛零，經常有人叫我出版或投稿，以便保護所有權，但我卻又覺得自己寫的任何東西似乎沒有好到需要印成白紙黑字的地步。</text:p>
      <text:p text:style-name="P4"/>
      <text:p text:style-name="P1"><text:span text:style-name="T1">陳真</text:span><text:s/>  |  2016.02.02 11:44   |   <text:a xlink:type="simple" xlink:href="http://palinfo.habago.org/Entry?Command=Information_PrintForum&amp;iPage=288#FORUM34197"><text:span text:style-name="T2">#</text:span></text:a></text:p>
      <text:p text:style-name="P2">莫札特的<text:span text:style-name="T3"><text:s/>Lacrimosa </text:span>特別好聽，雖然沒寫完，但也夠了；別人其實也只是沿著同樣的旋律<text:span text:style-name="T3"><text:s/>"</text:span>剪貼<text:span text:style-name="T3">" </text:span>上去而已。<text:span text:style-name="T3"><text:line-break/><text:line-break/>https://www.youtube.com/watch?v=zvnNh04qoGw<text:line-break/>(</text:span>未完成的<text:span text:style-name="T3">lacrimosa</text:span>，據說莫札特寫完最後那個音符便與世長辭<text:span text:style-name="T3">)<text:line-break/><text:line-break/>https://www.youtube.com/watch?v=k1-TrAvp_xs<text:line-break/>(</text:span>別人補全的版本<text:span text:style-name="T3">)<text:line-break/><text:line-break/></text:span>回台灣之前，因為劍橋別的沒有，書特別多，所以特別花了幾天時間在劍橋圖書館印了一些有關莫札特的資料，其中安魂曲特別留下許多至今不解的謎團。當然，另外有些謎團相當低級下流，什麼快來舔我的哪裏的，而且還寫成曲子，甚至連早上醒來檢查看看有沒有畫地圖也要寫信跟表妹講。雖然我對此還頗有點研究，但連我都不好意思寫出來，怕這版面上有婦孺小孩。<text:span text:style-name="T3"><text:line-break/><text:line-break/></text:span>在莫札特的奧地利故居牆上，我還看到一則當年的剪報。莫札特大概是經常很缺錢吧，竟然登報拍賣家裏的鍋碗瓢盆<text:span text:style-name="T3"><text:s/>(</text:span>一些銀器<text:span text:style-name="T3">)</text:span>。<text:span text:style-name="T3"><text:line-break/><text:line-break/></text:span>如果我沒記錯，寫安魂曲的同時，主要是在寫<text:span text:style-name="T3"><text:s/>"</text:span>魔笛<text:span text:style-name="T3">"</text:span>。我可以透過自己瞎掰與加油添醋，講出魔笛<text:span text:style-name="T3">100</text:span>種不同的版本，它一方面很輕鬆很好笑，一方面卻又很可悲很火爆；夜后的心聲，簡直就是我不時有之、很想毀滅世界的滿腔仇恨怒火。<text:span text:style-name="T3"><text:line-break/><text:line-break/>https://www.youtube.com/watch?v=L4HUTaExyfo <text:line-break/>(</text:span>夜后<text:span text:style-name="T3">)<text:line-break/><text:line-break/>https://www.youtube.com/watch?v=R7naUZ8BHdM <text:line-break/>(</text:span>夜后。有歌詞<text:span text:style-name="T3">)<text:line-break/><text:line-break/></text:span>莫札特臨終前夕，心裏想些什麼呢？沒有人知道。但我知道他在臨死前，躺在床上奄奄一息之際，有個應該是魔笛的演員來看他，原本苦瓜臉的莫札特馬上開心地哼起魔笛裏頭那首輕快的<text:span text:style-name="T3"><text:s/>"</text:span>快樂捕鳥人<text:span text:style-name="T3">"</text:span>。很多文獻記載了這件事。<text:span text:style-name="T3"><text:line-break/><text:line-break/></text:span>這個捕鳥人很搞笑，讓我常聯想起唐吉訶德裏那個一樣搞笑的隨從<text:span text:style-name="T3">Sancho</text:span>。例如人家王子遇到恐龍襲擊時，明明是夜后的三仙女所救，捕鳥人剛好路過，王子悠悠醒來，以為他就是救命恩人，捕鳥人竟然趕緊攬下這份救命之恩，結果被三仙女把嘴巴給縫了起來。<text:span text:style-name="T3"><text:line-break/><text:line-break/>https://www.youtube.com/watch?v=eb5R2bJtGDo <text:line-break/>(</text:span>快樂捕鳥人<text:span text:style-name="T3">)<text:line-break/><text:line-break/></text:span>天才一詞在我聽起來，充滿貶意，很難聽。我倒比較喜歡這麼說：莫札特無疑是個活生生的<text:span text:style-name="T3"><text:s/>"</text:span>人<text:span text:style-name="T3">"</text:span>，我總感覺他不曾死去，而始終就在我身邊。死去的應該是我們，而不是他。有一回，有人問愛因斯坦，死亡對他而言意味著什麼？愛因斯坦說，<text:span text:style-name="T3">"</text:span>意味著我永遠都不能再聽莫札特了<text:span text:style-name="T3">"</text:span>。</text:p>
      <text:p text:style-name="P1"><text:span text:style-name="T1">楊宗和</text:span><text:s/>  |  2016.02.02 04:55   |   <text:a xlink:type="simple" xlink:href="http://palinfo.habago.org/Entry?Command=Information_PrintForum&amp;iPage=288#FORUM34196"><text:span text:style-name="T2">#</text:span></text:a></text:p>
      <text:p text:style-name="P3">莫札特的安魂曲就像「阿瑪迪斯」裡的劇情，是未完成的作品；連<text:span text:style-name="T3"><text:s/>Lacrimosa </text:span>都只寫了八小節。剩下的由其他兩三位作曲家勉強補完（算是他太太的主意，這樣可以收到作曲的尾款）。說「勉強」是因為最後兩章和開頭極為相似，莫札特如果能親筆完成，肯定不會如此。<text:span text:style-name="T3"><text:line-break/><text:line-break/></text:span>我非常遺憾永遠不會知道這首曲子的真正面貌。</text:p>
      <text:p text:style-name="P1"><text:span text:style-name="T1">陳真</text:span><text:s/>  |  2016.02.02 02:55   |   <text:a xlink:type="simple" xlink:href="http://palinfo.habago.org/Entry?Command=Information_PrintForum&amp;iPage=288#FORUM34195"><text:span text:style-name="T2">#</text:span></text:a></text:p>
      <text:p text:style-name="P2">聽過莫扎特安魂曲的幾種不同演唱版本，感覺以電影<text:span text:style-name="T3"><text:s/>"</text:span>阿瑪迪斯<text:span text:style-name="T3">" </text:span>的版本最好，但它主要是演唱第一和第三章<text:span text:style-name="T3">(25-29)</text:span>。我最喜歡的是前四章，特別是第三章，翻來覆去不知道聽了幾萬遍。<text:span text:style-name="T3"><text:line-break/><text:line-break/>https://goo.gl/QIg0yc (</text:span>請聽<text:span text:style-name="T3"><text:s/>25-29)<text:line-break/><text:line-break/>https://www.youtube.com/watch?v=sPlhKP0nZII (</text:span>完整版。但我猜後面那幾章可能不是莫扎特寫的，感覺就是不太像。<text:span text:style-name="T3">)<text:line-break/><text:line-break/></text:span>莫扎特的音樂讓維根斯坦半夜爬起來寫信給羅素說：<text:span text:style-name="T3">"</text:span>這才是上帝所揀選，而我們都不是。<text:span text:style-name="T3">" (</text:span>我是覺得維根斯坦也是啦。<text:span text:style-name="T3">) </text:span>這世界要是沒有莫扎特，音樂也許可以說只是一種技藝和娛樂，就如同哲學如果沒有維根斯坦，哲學不過只是一種機械性的演算，外加一堆無甚意義的蠢話。<text:span text:style-name="T3"><text:line-break/><text:line-break/></text:span>芸芸眾生中，我們或有高低，但跟天才相比，就什麼高低也沒有了，全一個樣了。有人說，<text:span text:style-name="T3">"</text:span>巴哈的音樂證明了上帝的存在<text:span text:style-name="T3">"</text:span>；在我聽來，莫扎特的音樂無非就是上帝的聲音了，就像一種指引，通往天堂之路。世上如果有什麼音樂真能讓人聽到死永遠聽不膩的，那麼，這首安魂曲就是了。<text:span text:style-name="T3"><text:line-break/><text:line-break/></text:span>有人曾經問羅素說，哲學有什麼用？羅素說，<text:span text:style-name="T3">"</text:span>它一點用處也沒有，但它給了我莫大的快樂。<text:span text:style-name="T3">" </text:span>我並不想把<text:span text:style-name="T3"><text:s/>"</text:span>明明沒有用<text:span text:style-name="T3">" </text:span>的東西給硬是派上一些用途，但我相信音樂、文學與哲學等等這些無用之物，至少對某些人的活著確實是有用的；如果沒有這些東西成為一種依靠，一種快樂與力量的泉源，我或許會連大門都不敢也不想踏出一步，連明天的陽光也不想見到。如果不是因為世界之上還有個世界，何不就讓這個醜陋不堪、豺狼橫行的現實世界就此毀了算了？</text:p>
      <text:p text:style-name="P1"><text:span text:style-name="T1">隆誌</text:span><text:s/>  |  2016.02.01 11:17   |   <text:a xlink:type="simple" xlink:href="http://palinfo.habago.org/Entry?Command=Information_PrintForum&amp;iPage=288#FORUM34194"><text:span text:style-name="T2">#</text:span></text:a></text:p>
      <text:p text:style-name="P3">請各位看看以下兩家媒體，對於同一件事情的報導。<text:span text:style-name="T3"><text:line-break/><text:line-break/>================================================<text:line-break/></text:span>潮州舊鐵橋染「中國紅」學生批：官員眼睛有事嗎？<text:span text:style-name="T3"><text:line-break/>http://goo.gl/GMea43<text:line-break/></text:span>〔記者邱芷柔／屏東報導〕即將在今年<text:span text:style-name="T3">3</text:span>月中旬完工的潮州舊鐵橋自行車道，目前工程如火如荼進行，但在地民眾卻發現，舊鐵橋橋架竟然被染上「中國紅」，與舊鐵橋的文化氣息蕩充滿違和感，潮州高中學生今天上午到鐵橋旁拉出白布條，並怒批「官員眼睛有事嗎？」<text:span text:style-name="T3"><text:line-break/></text:span>學生蔣允祈說，他覺得這個顏色超級醜，上學期他選修了服務學習課程，課堂上大家開始討論這座舊鐵橋的去留問題，大家都很贊同政府將舊鐵橋保留下來，但沒想到保留的手法這麼粗糙，喪失保留文化資產的用意。<text:span text:style-name="T3"><text:line-break/></text:span>地方洪姓民眾表示，原本鐵灰色的橋架，變成介於紅色與橙色之間的「中國紅」，施工過程，部分橋墩磚塊也被「波及」，染上了違和感十足的顏色，甚至兩端橋座也因為施工不當，讓充滿歷史價值的磚塊被破壞，縣府根本假活化之名，便宜行事。<text:span text:style-name="T3"><text:line-break/></text:span>潮州鐵路高架化後，屏東縣政府與潮州鎮公所極力向鐵路局爭取舊鐵橋認養，贏得鎮民一片讚聲，縣府工務處也接手規劃舊鐵橋的維護與活化，去年<text:span text:style-name="T3">10</text:span>月開始將鐵軌拆還鐵路局，保留枕木後重新上漆，預計在今年<text:span text:style-name="T3">3</text:span>月中旬可完工，讓舊鐵橋變身兼具觀光休閒與保存文化資產的自行車道，但施工過程頻頻遭受民眾批評。<text:span text:style-name="T3"><text:line-break/></text:span>今天上午縣府工務處、文化處人員也到場現堪，縣府人員表示，橋架顏色當初經過送審批准後才上色，可能色卡顏色與實際顏色有落差，才讓民眾反彈，縣府將要求施工單位，把油漆噴濺到舊橋墩的部分恢復，同時補回受損磚塊，讓這舊鐵橋活化同時，也更完整的保留下來。<text:span text:style-name="T3"><text:line-break/>==================================================<text:line-break/></text:span>舊鐵橋被亂挖<text:span text:style-name="T3"><text:s/></text:span>潮州學生抗議<text:span text:style-name="T3"><text:line-break/>http://goo.gl/TupL2C<text:line-break/>[</text:span>記者林良齊／潮州報導<text:span text:style-name="T3">] </text:span>屏東潮州近百年的舊鐵路鐵橋竟傳出橋墩遭破壞！昨天早上當地文史工作者前往查看時，竟發現橋面少了一塊，傳到臉書社團引起民眾撻伐，潮州高中學生甚至在舊鐵橋前拉白布條抗議，希望先爭取為文化資產後再施工。<text:span text:style-name="T3"><text:line-break/></text:span>高二學生蔣允祈表示，去年上課時才開始關注舊鐵橋的保存，但昨天到舊鐵橋後，不僅發現竹田端被挖了一大塊，也發現整座橋的鋼梁被噴成橘紅色，「很醜！」希望能先把該橋申請成文化資產後再施工，才不會破壞原本的部份。<text:span text:style-name="T3"><text:line-break/></text:span>當地文史工作者看到後也不禁搖搖頭說，原本看到縣府打算保存舊鐵橋很高興，沒想到鐵橋還沒保存完畢，就傳出遭施工單位破壞，甚至噴成橘紅色的鋼梁；希望縣府日後在舊鐵橋的維護能夠有公民參與的機會。<text:span text:style-name="T3"><text:line-break/></text:span>當地民眾期待舊潮州鐵橋能像高屏溪舊鐵橋一樣先爭取成為文化資產後再活化利用，才能讓施工單位更加小心。<text:span text:style-name="T3"><text:line-break/></text:span>縣府工務處表示，目前該橋僅是列冊追蹤，並不具有文化資產身份。而該橋的自行車道則預定在今年<text:span text:style-name="T3">3</text:span>月中旬完工。<text:span text:style-name="T3"><text:line-break/></text:span>至於民眾反對的顏色，將與文化處研商後再檢討，會以原本顏色為主；遭破壞的北端橋台，將要求施工單位把破壞的地方依原材料、工法及材質維修完成後，並變更相關設計，也要求清除噴到鋼梁以外的噴漆。<text:span text:style-name="T3"><text:line-break/>==================================================<text:line-break/><text:line-break/></text:span>同一件事情，兩家媒體的標題和報導內容幾乎差地遠。<text:span text:style-name="T3"><text:line-break/></text:span>我們是活在平行宇宙，還是媒體精神錯亂。更不要說第一則號稱台灣發行量最大的報紙，所下的聳動標題與扭曲內容。那以後都不能用紅包，都改成白包好了。（這好像是好主意，反正照這家媒體的扭曲風格與其他助紂為虐的組織與政客，台灣早晚都要葬送在歷史的洪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